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4d1f" officeooo:paragraph-rsid="000e4d1f"/>
    </style:style>
    <style:style style:name="P2" style:family="paragraph" style:parent-style-name="Standard">
      <style:text-properties fo:font-size="26pt" fo:font-weight="bold" officeooo:rsid="000e4d1f" officeooo:paragraph-rsid="000e4d1f" style:font-size-asian="26pt" style:font-weight-asian="bold" style:font-size-complex="26pt" style:font-weight-complex="bold"/>
    </style:style>
    <style:style style:name="P3" style:family="paragraph" style:parent-style-name="Standard">
      <style:text-properties officeooo:rsid="000fc151" officeooo:paragraph-rsid="000fc151"/>
    </style:style>
    <style:style style:name="P4" style:family="paragraph" style:parent-style-name="Standard">
      <style:text-properties fo:font-size="16pt" fo:font-weight="bold" officeooo:rsid="000fc151" officeooo:paragraph-rsid="000fc151" style:font-size-asian="16pt" style:font-weight-asian="bold" style:font-size-complex="16pt" style:font-weight-complex="bold"/>
    </style:style>
    <style:style style:name="P5" style:family="paragraph" style:parent-style-name="Standard">
      <style:paragraph-properties>
        <style:tab-stops>
          <style:tab-stop style:position="0.4118in"/>
        </style:tab-stops>
      </style:paragraph-properties>
    </style:style>
    <style:style style:name="P6" style:family="paragraph" style:parent-style-name="Standard">
      <style:paragraph-properties>
        <style:tab-stops>
          <style:tab-stop style:position="0.4118in"/>
        </style:tab-stops>
      </style:paragraph-properties>
      <style:text-properties officeooo:paragraph-rsid="0031e0a1"/>
    </style:style>
    <style:style style:name="P7" style:family="paragraph" style:parent-style-name="Standard">
      <style:paragraph-properties>
        <style:tab-stops>
          <style:tab-stop style:position="0.4118in"/>
        </style:tab-stops>
      </style:paragraph-properties>
      <style:text-properties officeooo:paragraph-rsid="00333767"/>
    </style:style>
    <style:style style:name="P8" style:family="paragraph" style:parent-style-name="Standard">
      <style:paragraph-properties>
        <style:tab-stops>
          <style:tab-stop style:position="0.4118in"/>
        </style:tab-stops>
      </style:paragraph-properties>
      <style:text-properties officeooo:paragraph-rsid="0042b5cd"/>
    </style:style>
    <style:style style:name="P9" style:family="paragraph" style:parent-style-name="Standard">
      <style:paragraph-properties>
        <style:tab-stops>
          <style:tab-stop style:position="0.4118in"/>
        </style:tab-stops>
      </style:paragraph-properties>
      <style:text-properties officeooo:paragraph-rsid="00576d38"/>
    </style:style>
    <style:style style:name="P10" style:family="paragraph" style:parent-style-name="Standard">
      <style:paragraph-properties>
        <style:tab-stops>
          <style:tab-stop style:position="0.4118in"/>
        </style:tab-stops>
      </style:paragraph-properties>
      <style:text-properties officeooo:paragraph-rsid="00635605"/>
    </style:style>
    <style:style style:name="P11" style:family="paragraph" style:parent-style-name="Standard">
      <style:paragraph-properties>
        <style:tab-stops>
          <style:tab-stop style:position="0.4118in"/>
        </style:tab-stops>
      </style:paragraph-properties>
      <style:text-properties officeooo:paragraph-rsid="007adac3"/>
    </style:style>
    <style:style style:name="P12" style:family="paragraph" style:parent-style-name="Standard">
      <style:text-properties style:font-name="Liberation Serif" officeooo:rsid="0011a0d4" officeooo:paragraph-rsid="0011a0d4"/>
    </style:style>
    <style:style style:name="P13" style:family="paragraph" style:parent-style-name="Standard">
      <style:text-properties fo:color="#000000" style:font-name="Menlo-Regular" fo:font-size="12pt" fo:font-weight="normal" officeooo:rsid="000fc151" officeooo:paragraph-rsid="000fc151" style:font-size-asian="12pt" style:font-weight-asian="normal"/>
    </style:style>
    <style:style style:name="P14"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15" style:family="paragraph" style:parent-style-name="Standard">
      <style:paragraph-properties>
        <style:tab-stops>
          <style:tab-stop style:position="0.2055in"/>
        </style:tab-stops>
      </style:paragraph-properties>
      <style:text-properties fo:color="#000000" style:font-name="Menlo-Regular" fo:font-size="12pt" style:font-size-asian="12pt"/>
    </style:style>
    <style:style style:name="P16" style:family="paragraph" style:parent-style-name="Standard">
      <style:text-properties fo:color="#000000" style:font-name="Liberation Serif" fo:font-size="12pt" fo:font-weight="normal" officeooo:rsid="0011a0d4" officeooo:paragraph-rsid="0011a0d4" style:font-size-asian="12pt" style:font-weight-asian="normal"/>
    </style:style>
    <style:style style:name="P17" style:family="paragraph" style:parent-style-name="Standard">
      <style:text-properties fo:color="#000000" style:font-name="Liberation Serif" fo:font-size="12pt" fo:font-weight="normal" officeooo:rsid="0011a0d4" officeooo:paragraph-rsid="0042b5cd" style:font-size-asian="12pt" style:font-weight-asian="normal"/>
    </style:style>
    <style:style style:name="P18" style:family="paragraph" style:parent-style-name="Standard">
      <style:text-properties fo:color="#000000" style:font-name="Liberation Serif" fo:font-size="12pt" fo:font-weight="normal" officeooo:rsid="0011adb6" officeooo:paragraph-rsid="0011adb6" style:font-size-asian="12pt" style:font-weight-asian="normal"/>
    </style:style>
    <style:style style:name="P19" style:family="paragraph" style:parent-style-name="Standard">
      <style:text-properties fo:color="#000000" style:font-name="Liberation Serif" fo:font-size="12pt" fo:font-weight="normal" officeooo:rsid="0013baaf" officeooo:paragraph-rsid="0013baaf" style:font-size-asian="12pt" style:font-weight-asian="normal"/>
    </style:style>
    <style:style style:name="P20" style:family="paragraph" style:parent-style-name="Standard">
      <style:text-properties fo:color="#000000" style:font-name="Liberation Serif" fo:font-size="12pt" fo:font-weight="normal" officeooo:rsid="0014fac5" officeooo:paragraph-rsid="0014fac5" style:font-size-asian="12pt" style:font-weight-asian="normal"/>
    </style:style>
    <style:style style:name="P21" style:family="paragraph" style:parent-style-name="Standard">
      <style:text-properties fo:color="#000000" style:font-name="Liberation Serif" fo:font-size="12pt" fo:font-weight="normal" officeooo:rsid="0016c3c7" officeooo:paragraph-rsid="0016c3c7" style:font-size-asian="12pt" style:font-weight-asian="normal"/>
    </style:style>
    <style:style style:name="P22" style:family="paragraph" style:parent-style-name="Standard">
      <style:text-properties fo:color="#000000" style:font-name="Liberation Serif" fo:font-size="12pt" fo:font-weight="normal" officeooo:rsid="0017630a" officeooo:paragraph-rsid="0017630a" style:font-size-asian="12pt" style:font-weight-asian="normal"/>
    </style:style>
    <style:style style:name="P23" style:family="paragraph" style:parent-style-name="Standard">
      <style:text-properties fo:color="#000000" style:font-name="Liberation Serif" fo:font-size="12pt" fo:font-weight="normal" officeooo:rsid="001792ac" officeooo:paragraph-rsid="001792ac" style:font-size-asian="12pt" style:font-weight-asian="normal"/>
    </style:style>
    <style:style style:name="P24" style:family="paragraph" style:parent-style-name="Standard">
      <style:text-properties fo:color="#000000" style:font-name="Liberation Serif" fo:font-size="12pt" fo:font-weight="normal" officeooo:rsid="001857ac" officeooo:paragraph-rsid="001857ac" style:font-size-asian="12pt" style:font-weight-asian="normal"/>
    </style:style>
    <style:style style:name="P25" style:family="paragraph" style:parent-style-name="Standard">
      <style:text-properties fo:color="#000000" style:font-name="Liberation Serif" fo:font-size="12pt" fo:font-weight="normal" officeooo:rsid="00198563" officeooo:paragraph-rsid="00198563" style:font-size-asian="12pt" style:font-weight-asian="normal"/>
    </style:style>
    <style:style style:name="P26" style:family="paragraph" style:parent-style-name="Standard">
      <style:paragraph-properties>
        <style:tab-stops>
          <style:tab-stop style:position="0.4118in"/>
        </style:tab-stops>
      </style:paragraph-properties>
      <style:text-properties fo:color="#000000" style:font-name="Liberation Serif" fo:font-size="12pt" fo:font-weight="normal" officeooo:rsid="00198563" officeooo:paragraph-rsid="00198563" style:font-size-asian="12pt" style:font-weight-asian="normal"/>
    </style:style>
    <style:style style:name="P27" style:family="paragraph" style:parent-style-name="Standard">
      <style:text-properties fo:color="#000000" style:font-name="Liberation Serif" fo:font-size="12pt" fo:font-weight="normal" officeooo:rsid="001ccf2c" officeooo:paragraph-rsid="001ccf2c" style:font-size-asian="12pt" style:font-weight-asian="normal"/>
    </style:style>
    <style:style style:name="P28" style:family="paragraph" style:parent-style-name="Standard">
      <style:text-properties fo:color="#000000" style:font-name="Liberation Serif" fo:font-size="12pt" fo:font-weight="normal" officeooo:rsid="001d5cb4" officeooo:paragraph-rsid="001d5cb4" style:font-size-asian="12pt" style:font-weight-asian="normal"/>
    </style:style>
    <style:style style:name="P29" style:family="paragraph" style:parent-style-name="Standard">
      <style:text-properties fo:color="#000000" style:font-name="Liberation Serif" fo:font-size="12pt" fo:font-weight="normal" officeooo:rsid="001de546" officeooo:paragraph-rsid="001de546" style:font-size-asian="12pt" style:font-weight-asian="normal"/>
    </style:style>
    <style:style style:name="P30" style:family="paragraph" style:parent-style-name="Standard">
      <style:text-properties fo:color="#000000" style:font-name="Liberation Serif" fo:font-size="12pt" fo:font-weight="normal" officeooo:rsid="001f0d43" officeooo:paragraph-rsid="001f0d43" style:font-size-asian="12pt" style:font-weight-asian="normal"/>
    </style:style>
    <style:style style:name="P31" style:family="paragraph" style:parent-style-name="Standard">
      <style:text-properties fo:color="#000000" style:font-name="Liberation Serif" fo:font-size="12pt" fo:font-weight="normal" officeooo:rsid="0021c241" officeooo:paragraph-rsid="0021c241" style:font-size-asian="12pt" style:font-weight-asian="normal"/>
    </style:style>
    <style:style style:name="P32" style:family="paragraph" style:parent-style-name="Standard">
      <style:text-properties fo:color="#000000" style:font-name="Liberation Serif" fo:font-size="12pt" fo:font-weight="normal" officeooo:rsid="002325c9" officeooo:paragraph-rsid="002325c9" style:font-size-asian="12pt" style:font-weight-asian="normal"/>
    </style:style>
    <style:style style:name="P33" style:family="paragraph" style:parent-style-name="Standard">
      <style:text-properties fo:color="#000000" style:font-name="Liberation Serif" fo:font-size="12pt" fo:font-weight="normal" officeooo:rsid="0025231b" officeooo:paragraph-rsid="0025231b" style:font-size-asian="12pt" style:font-weight-asian="normal"/>
    </style:style>
    <style:style style:name="P34" style:family="paragraph" style:parent-style-name="Standard">
      <style:text-properties fo:color="#000000" style:font-name="Liberation Serif" fo:font-size="12pt" fo:font-weight="normal" officeooo:rsid="00257ef9" officeooo:paragraph-rsid="00257ef9" style:font-size-asian="12pt" style:font-weight-asian="normal"/>
    </style:style>
    <style:style style:name="P35" style:family="paragraph" style:parent-style-name="Standard">
      <style:text-properties fo:color="#000000" style:font-name="Liberation Serif" fo:font-size="12pt" fo:font-weight="normal" officeooo:rsid="0028ddc3" officeooo:paragraph-rsid="0028ddc3" style:font-size-asian="12pt" style:font-weight-asian="normal"/>
    </style:style>
    <style:style style:name="P36" style:family="paragraph" style:parent-style-name="Standard">
      <style:text-properties fo:color="#000000" style:font-name="Liberation Serif" fo:font-size="12pt" fo:font-weight="normal" officeooo:rsid="002a0f70" officeooo:paragraph-rsid="002a0f70" style:font-size-asian="12pt" style:font-weight-asian="normal"/>
    </style:style>
    <style:style style:name="P37" style:family="paragraph" style:parent-style-name="Standard">
      <style:text-properties fo:color="#000000" style:font-name="Liberation Serif" fo:font-size="12pt" fo:font-weight="normal" officeooo:rsid="002a0f70" officeooo:paragraph-rsid="0042b5cd" style:font-size-asian="12pt" style:font-weight-asian="normal"/>
    </style:style>
    <style:style style:name="P38" style:family="paragraph" style:parent-style-name="Standard">
      <style:text-properties fo:color="#000000" style:font-name="Liberation Serif" fo:font-size="12pt" fo:font-weight="normal" officeooo:rsid="002a32bd" officeooo:paragraph-rsid="002a32bd" style:font-size-asian="12pt" style:font-weight-asian="normal"/>
    </style:style>
    <style:style style:name="P39" style:family="paragraph" style:parent-style-name="Standard">
      <style:text-properties fo:color="#000000" style:font-name="Liberation Serif" fo:font-size="12pt" fo:font-weight="normal" officeooo:rsid="002a32bd" officeooo:paragraph-rsid="0042b5cd" style:font-size-asian="12pt" style:font-weight-asian="normal"/>
    </style:style>
    <style:style style:name="P40" style:family="paragraph" style:parent-style-name="Standard">
      <style:text-properties fo:color="#000000" style:font-name="Liberation Serif" fo:font-size="12pt" fo:font-weight="normal" officeooo:rsid="002ac48a" officeooo:paragraph-rsid="002ac48a" style:font-size-asian="12pt" style:font-weight-asian="normal"/>
    </style:style>
    <style:style style:name="P41" style:family="paragraph" style:parent-style-name="Standard">
      <style:text-properties fo:color="#000000" style:font-name="Liberation Serif" fo:font-size="12pt" fo:font-weight="normal" officeooo:rsid="002bcbc7" officeooo:paragraph-rsid="002bcbc7" style:font-size-asian="12pt" style:font-weight-asian="normal"/>
    </style:style>
    <style:style style:name="P42" style:family="paragraph" style:parent-style-name="Standard">
      <style:text-properties fo:color="#000000" style:font-name="Liberation Serif" fo:font-size="12pt" fo:font-weight="normal" officeooo:rsid="002d2b0d" officeooo:paragraph-rsid="002d2b0d" style:font-size-asian="12pt" style:font-weight-asian="normal"/>
    </style:style>
    <style:style style:name="P43" style:family="paragraph" style:parent-style-name="Standard">
      <style:text-properties fo:color="#000000" style:font-name="Liberation Serif" fo:font-size="12pt" fo:font-weight="normal" officeooo:rsid="002f24a4" officeooo:paragraph-rsid="002f24a4" style:font-size-asian="12pt" style:font-weight-asian="normal"/>
    </style:style>
    <style:style style:name="P44" style:family="paragraph" style:parent-style-name="Standard">
      <style:paragraph-properties>
        <style:tab-stops>
          <style:tab-stop style:position="0.4118in"/>
        </style:tab-stops>
      </style:paragraph-properties>
      <style:text-properties fo:color="#000000" style:font-name="Liberation Serif" fo:font-size="12pt" fo:font-weight="normal" officeooo:rsid="002f24a4" officeooo:paragraph-rsid="0031e0a1" style:font-size-asian="12pt" style:font-weight-asian="normal"/>
    </style:style>
    <style:style style:name="P45" style:family="paragraph" style:parent-style-name="Standard">
      <style:text-properties fo:color="#000000" style:font-name="Liberation Serif" fo:font-size="12pt" fo:font-weight="normal" officeooo:rsid="0031e0a1" officeooo:paragraph-rsid="0031e0a1" style:font-size-asian="12pt" style:font-weight-asian="normal"/>
    </style:style>
    <style:style style:name="P46" style:family="paragraph" style:parent-style-name="Standard">
      <style:text-properties fo:color="#000000" style:font-name="Liberation Serif" fo:font-size="12pt" fo:font-weight="normal" officeooo:rsid="00333767" officeooo:paragraph-rsid="00333767" style:font-size-asian="12pt" style:font-weight-asian="normal"/>
    </style:style>
    <style:style style:name="P47" style:family="paragraph" style:parent-style-name="Standard">
      <style:paragraph-properties>
        <style:tab-stops>
          <style:tab-stop style:position="0.4118in"/>
        </style:tab-stops>
      </style:paragraph-properties>
      <style:text-properties fo:color="#000000" style:font-name="Liberation Serif" fo:font-size="12pt" fo:font-weight="normal" officeooo:rsid="00333767" officeooo:paragraph-rsid="00333767" style:font-size-asian="12pt" style:font-weight-asian="normal"/>
    </style:style>
    <style:style style:name="P48" style:family="paragraph" style:parent-style-name="Standard">
      <style:text-properties fo:color="#000000" style:font-name="Liberation Serif" fo:font-size="12pt" fo:font-weight="normal" officeooo:rsid="003394f4" officeooo:paragraph-rsid="003394f4" style:font-size-asian="12pt" style:font-weight-asian="normal"/>
    </style:style>
    <style:style style:name="P49" style:family="paragraph" style:parent-style-name="Standard">
      <style:paragraph-properties>
        <style:tab-stops>
          <style:tab-stop style:position="0.4118in"/>
        </style:tab-stops>
      </style:paragraph-properties>
      <style:text-properties fo:color="#000000" style:font-name="Liberation Serif" fo:font-size="12pt" fo:font-weight="normal" officeooo:rsid="003394f4" officeooo:paragraph-rsid="003394f4" style:font-size-asian="12pt" style:font-weight-asian="normal"/>
    </style:style>
    <style:style style:name="P50" style:family="paragraph" style:parent-style-name="Standard">
      <style:text-properties fo:color="#000000" style:font-name="Liberation Serif" fo:font-size="12pt" fo:font-weight="normal" officeooo:rsid="003520d0" officeooo:paragraph-rsid="003520d0" style:font-size-asian="12pt" style:font-weight-asian="normal"/>
    </style:style>
    <style:style style:name="P51" style:family="paragraph" style:parent-style-name="Standard">
      <style:text-properties fo:color="#000000" style:font-name="Liberation Serif" fo:font-size="12pt" fo:font-weight="normal" officeooo:rsid="003548f9" officeooo:paragraph-rsid="003548f9" style:font-size-asian="12pt" style:font-weight-asian="normal"/>
    </style:style>
    <style:style style:name="P52" style:family="paragraph" style:parent-style-name="Standard">
      <style:text-properties fo:color="#000000" style:font-name="Liberation Serif" fo:font-size="12pt" fo:font-weight="normal" officeooo:rsid="0038fc73" officeooo:paragraph-rsid="0038fc73" style:font-size-asian="12pt" style:font-weight-asian="normal"/>
    </style:style>
    <style:style style:name="P53" style:family="paragraph" style:parent-style-name="Standard">
      <style:text-properties fo:color="#000000" style:font-name="Liberation Serif" fo:font-size="12pt" fo:font-weight="normal" officeooo:rsid="003aea60" officeooo:paragraph-rsid="003aea60" style:font-size-asian="12pt" style:font-weight-asian="normal"/>
    </style:style>
    <style:style style:name="P54" style:family="paragraph" style:parent-style-name="Standard">
      <style:text-properties fo:color="#000000" style:font-name="Liberation Serif" fo:font-size="12pt" fo:font-weight="normal" officeooo:rsid="003ce13e" officeooo:paragraph-rsid="003ce13e" style:font-size-asian="12pt" style:font-weight-asian="normal"/>
    </style:style>
    <style:style style:name="P55" style:family="paragraph" style:parent-style-name="Standard">
      <style:text-properties fo:color="#000000" style:font-name="Liberation Serif" fo:font-size="12pt" fo:font-weight="normal" officeooo:rsid="0041f6e6" officeooo:paragraph-rsid="0041f6e6" style:font-size-asian="12pt" style:font-weight-asian="normal"/>
    </style:style>
    <style:style style:name="P56" style:family="paragraph" style:parent-style-name="Standard">
      <style:text-properties fo:color="#000000" style:font-name="Liberation Serif" fo:font-size="12pt" fo:font-weight="normal" officeooo:rsid="0042ae01" officeooo:paragraph-rsid="0042ae01" style:font-size-asian="12pt" style:font-weight-asian="normal"/>
    </style:style>
    <style:style style:name="P57" style:family="paragraph" style:parent-style-name="Standard">
      <style:text-properties fo:color="#000000" style:font-name="Liberation Serif" fo:font-size="12pt" fo:font-weight="normal" officeooo:rsid="004486a5" officeooo:paragraph-rsid="004486a5" style:font-size-asian="12pt" style:font-weight-asian="normal"/>
    </style:style>
    <style:style style:name="P58" style:family="paragraph" style:parent-style-name="Standard">
      <style:text-properties fo:color="#000000" style:font-name="Liberation Serif" fo:font-size="12pt" fo:font-weight="normal" officeooo:rsid="004593be" officeooo:paragraph-rsid="004593be" style:font-size-asian="12pt" style:font-weight-asian="normal"/>
    </style:style>
    <style:style style:name="P59" style:family="paragraph" style:parent-style-name="Standard">
      <style:text-properties fo:color="#000000" style:font-name="Liberation Serif" fo:font-size="12pt" fo:font-weight="normal" officeooo:rsid="00460ec6" officeooo:paragraph-rsid="00460ec6" style:font-size-asian="12pt" style:font-weight-asian="normal"/>
    </style:style>
    <style:style style:name="P60" style:family="paragraph" style:parent-style-name="Standard">
      <style:text-properties fo:color="#000000" style:font-name="Liberation Serif" fo:font-size="12pt" fo:font-weight="normal" officeooo:rsid="0048bbe7" officeooo:paragraph-rsid="0048bbe7" style:font-size-asian="12pt" style:font-weight-asian="normal"/>
    </style:style>
    <style:style style:name="P61" style:family="paragraph" style:parent-style-name="Standard">
      <style:text-properties fo:color="#000000" style:font-name="Liberation Serif" fo:font-size="12pt" fo:font-weight="normal" officeooo:rsid="0048c7d6" officeooo:paragraph-rsid="0048c7d6" style:font-size-asian="12pt" style:font-weight-asian="normal"/>
    </style:style>
    <style:style style:name="P62" style:family="paragraph" style:parent-style-name="Standard">
      <style:text-properties fo:color="#000000" style:font-name="Liberation Serif" fo:font-size="12pt" fo:font-weight="normal" officeooo:rsid="004a03aa" officeooo:paragraph-rsid="004a03aa" style:font-size-asian="12pt" style:font-weight-asian="normal"/>
    </style:style>
    <style:style style:name="P63" style:family="paragraph" style:parent-style-name="Standard">
      <style:text-properties fo:color="#000000" style:font-name="Liberation Serif" fo:font-size="12pt" fo:font-weight="normal" officeooo:rsid="004afe5e" officeooo:paragraph-rsid="004afe5e" style:font-size-asian="12pt" style:font-weight-asian="normal"/>
    </style:style>
    <style:style style:name="P64" style:family="paragraph" style:parent-style-name="Standard">
      <style:text-properties fo:color="#000000" style:font-name="Liberation Serif" fo:font-size="12pt" fo:font-weight="normal" officeooo:rsid="004b616e" officeooo:paragraph-rsid="004b616e" style:font-size-asian="12pt" style:font-weight-asian="normal"/>
    </style:style>
    <style:style style:name="P65" style:family="paragraph" style:parent-style-name="Standard">
      <style:text-properties fo:color="#000000" style:font-name="Liberation Serif" fo:font-size="12pt" fo:font-weight="normal" officeooo:rsid="004bca9e" officeooo:paragraph-rsid="004bca9e" style:font-size-asian="12pt" style:font-weight-asian="normal"/>
    </style:style>
    <style:style style:name="P66" style:family="paragraph" style:parent-style-name="Standard">
      <style:paragraph-properties>
        <style:tab-stops>
          <style:tab-stop style:position="0.4118in"/>
        </style:tab-stops>
      </style:paragraph-properties>
      <style:text-properties fo:color="#000000" style:font-name="Liberation Serif" fo:font-size="12pt" fo:font-weight="normal" officeooo:rsid="004bca9e" officeooo:paragraph-rsid="004bca9e" style:font-size-asian="12pt" style:font-weight-asian="normal"/>
    </style:style>
    <style:style style:name="P67" style:family="paragraph" style:parent-style-name="Standard">
      <style:text-properties fo:color="#000000" style:font-name="Liberation Serif" fo:font-size="12pt" fo:font-weight="normal" officeooo:rsid="004f2726" officeooo:paragraph-rsid="004f2726" style:font-size-asian="12pt" style:font-weight-asian="normal"/>
    </style:style>
    <style:style style:name="P68" style:family="paragraph" style:parent-style-name="Standard">
      <style:text-properties fo:color="#000000" style:font-name="Liberation Serif" fo:font-size="12pt" fo:font-weight="normal" officeooo:rsid="004f52a1" officeooo:paragraph-rsid="004f52a1" style:font-size-asian="12pt" style:font-weight-asian="normal"/>
    </style:style>
    <style:style style:name="P69" style:family="paragraph" style:parent-style-name="Standard">
      <style:text-properties fo:color="#000000" style:font-name="Liberation Serif" fo:font-size="12pt" fo:font-weight="normal" officeooo:rsid="004f87b4" officeooo:paragraph-rsid="004f87b4" style:font-size-asian="12pt" style:font-weight-asian="normal"/>
    </style:style>
    <style:style style:name="P70" style:family="paragraph" style:parent-style-name="Standard">
      <style:text-properties fo:color="#000000" style:font-name="Liberation Serif" fo:font-size="12pt" fo:font-weight="normal" officeooo:rsid="0050ccd7" officeooo:paragraph-rsid="0050ccd7" style:font-size-asian="12pt" style:font-weight-asian="normal"/>
    </style:style>
    <style:style style:name="P71" style:family="paragraph" style:parent-style-name="Standard">
      <style:text-properties fo:color="#000000" style:font-name="Liberation Serif" fo:font-size="12pt" fo:font-weight="normal" officeooo:rsid="00539747" officeooo:paragraph-rsid="00539747" style:font-size-asian="12pt" style:font-weight-asian="normal"/>
    </style:style>
    <style:style style:name="P72" style:family="paragraph" style:parent-style-name="Standard">
      <style:text-properties fo:color="#000000" style:font-name="Liberation Serif" fo:font-size="12pt" fo:font-weight="normal" officeooo:rsid="0054fe4a" officeooo:paragraph-rsid="0054fe4a" style:font-size-asian="12pt" style:font-weight-asian="normal"/>
    </style:style>
    <style:style style:name="P73" style:family="paragraph" style:parent-style-name="Standard">
      <style:text-properties fo:color="#000000" style:font-name="Liberation Serif" fo:font-size="12pt" fo:font-weight="normal" officeooo:rsid="0055e7c8" officeooo:paragraph-rsid="0055e7c8" style:font-size-asian="12pt" style:font-weight-asian="normal"/>
    </style:style>
    <style:style style:name="P74" style:family="paragraph" style:parent-style-name="Standard">
      <style:paragraph-properties>
        <style:tab-stops>
          <style:tab-stop style:position="0.4118in"/>
        </style:tab-stops>
      </style:paragraph-properties>
      <style:text-properties fo:color="#000000" style:font-name="Liberation Serif" fo:font-size="12pt" fo:font-weight="normal" officeooo:rsid="0055e7c8" officeooo:paragraph-rsid="00565857" style:font-size-asian="12pt" style:font-weight-asian="normal"/>
    </style:style>
    <style:style style:name="P75" style:family="paragraph" style:parent-style-name="Standard">
      <style:text-properties fo:color="#000000" style:font-name="Liberation Serif" fo:font-size="12pt" fo:font-weight="normal" officeooo:rsid="0056bad9" officeooo:paragraph-rsid="0056bad9" style:font-size-asian="12pt" style:font-weight-asian="normal"/>
    </style:style>
    <style:style style:name="P76" style:family="paragraph" style:parent-style-name="Standard">
      <style:paragraph-properties>
        <style:tab-stops>
          <style:tab-stop style:position="0.4118in"/>
        </style:tab-stops>
      </style:paragraph-properties>
      <style:text-properties fo:color="#000000" style:font-name="Liberation Serif" fo:font-size="12pt" fo:font-weight="normal" officeooo:rsid="0056bad9" officeooo:paragraph-rsid="0056bad9" style:font-size-asian="12pt" style:font-weight-asian="normal"/>
    </style:style>
    <style:style style:name="P77" style:family="paragraph" style:parent-style-name="Standard">
      <style:text-properties fo:color="#000000" style:font-name="Liberation Serif" fo:font-size="12pt" fo:font-weight="normal" officeooo:rsid="0056ca78" officeooo:paragraph-rsid="0056ca78" style:font-size-asian="12pt" style:font-weight-asian="normal"/>
    </style:style>
    <style:style style:name="P78" style:family="paragraph" style:parent-style-name="Standard">
      <style:text-properties fo:color="#000000" style:font-name="Liberation Serif" fo:font-size="12pt" fo:font-weight="normal" officeooo:rsid="0057689a" officeooo:paragraph-rsid="0057689a" style:font-size-asian="12pt" style:font-weight-asian="normal"/>
    </style:style>
    <style:style style:name="P79" style:family="paragraph" style:parent-style-name="Standard">
      <style:text-properties fo:color="#000000" style:font-name="Liberation Serif" fo:font-size="12pt" fo:font-weight="normal" officeooo:rsid="00576d38" officeooo:paragraph-rsid="00576d38" style:font-size-asian="12pt" style:font-weight-asian="normal"/>
    </style:style>
    <style:style style:name="P80" style:family="paragraph" style:parent-style-name="Standard">
      <style:text-properties fo:color="#000000" style:font-name="Liberation Serif" fo:font-size="12pt" fo:font-weight="normal" officeooo:rsid="00594cdb" officeooo:paragraph-rsid="00594cdb" style:font-size-asian="12pt" style:font-weight-asian="normal"/>
    </style:style>
    <style:style style:name="P81" style:family="paragraph" style:parent-style-name="Standard">
      <style:text-properties fo:color="#000000" style:font-name="Liberation Serif" fo:font-size="12pt" fo:font-weight="normal" officeooo:rsid="005b6f3b" officeooo:paragraph-rsid="005b6f3b" style:font-size-asian="12pt" style:font-weight-asian="normal"/>
    </style:style>
    <style:style style:name="P82" style:family="paragraph" style:parent-style-name="Standard">
      <style:text-properties fo:color="#000000" style:font-name="Liberation Serif" fo:font-size="12pt" fo:font-weight="normal" officeooo:rsid="005d3e6a" officeooo:paragraph-rsid="005d3e6a" style:font-size-asian="12pt" style:font-weight-asian="normal"/>
    </style:style>
    <style:style style:name="P83" style:family="paragraph" style:parent-style-name="Standard">
      <style:text-properties fo:color="#000000" style:font-name="Liberation Serif" fo:font-size="12pt" fo:font-weight="normal" officeooo:rsid="005ed29f" officeooo:paragraph-rsid="005ed29f" style:font-size-asian="12pt" style:font-weight-asian="normal"/>
    </style:style>
    <style:style style:name="P84" style:family="paragraph" style:parent-style-name="Standard">
      <style:text-properties fo:color="#000000" style:font-name="Liberation Serif" fo:font-size="12pt" fo:font-weight="normal" officeooo:rsid="0060822d" officeooo:paragraph-rsid="0060822d" style:font-size-asian="12pt" style:font-weight-asian="normal"/>
    </style:style>
    <style:style style:name="P85" style:family="paragraph" style:parent-style-name="Standard">
      <style:text-properties fo:color="#000000" style:font-name="Liberation Serif" fo:font-size="12pt" fo:font-weight="normal" officeooo:rsid="00635605" officeooo:paragraph-rsid="00635605" style:font-size-asian="12pt" style:font-weight-asian="normal"/>
    </style:style>
    <style:style style:name="P86" style:family="paragraph" style:parent-style-name="Standard">
      <style:paragraph-properties>
        <style:tab-stops>
          <style:tab-stop style:position="0.4118in"/>
        </style:tab-stops>
      </style:paragraph-properties>
      <style:text-properties fo:color="#000000" style:font-name="Liberation Serif" fo:font-size="12pt" fo:font-weight="normal" officeooo:rsid="00635605" officeooo:paragraph-rsid="00635605" style:font-size-asian="12pt" style:font-weight-asian="normal"/>
    </style:style>
    <style:style style:name="P87" style:family="paragraph" style:parent-style-name="Standard">
      <style:text-properties fo:color="#000000" style:font-name="Liberation Serif" fo:font-size="12pt" fo:font-weight="normal" officeooo:rsid="00657abc" officeooo:paragraph-rsid="00657abc" style:font-size-asian="12pt" style:font-weight-asian="normal"/>
    </style:style>
    <style:style style:name="P88" style:family="paragraph" style:parent-style-name="Standard">
      <style:text-properties fo:color="#000000" style:font-name="Liberation Serif" fo:font-size="12pt" fo:font-weight="normal" officeooo:rsid="0067da8d" officeooo:paragraph-rsid="0067da8d" style:font-size-asian="12pt" style:font-weight-asian="normal"/>
    </style:style>
    <style:style style:name="P89" style:family="paragraph" style:parent-style-name="Standard">
      <style:text-properties fo:color="#000000" style:font-name="Liberation Serif" fo:font-size="12pt" fo:font-weight="normal" officeooo:rsid="00692b57" officeooo:paragraph-rsid="00692b57" style:font-size-asian="12pt" style:font-weight-asian="normal"/>
    </style:style>
    <style:style style:name="P90" style:family="paragraph" style:parent-style-name="Standard">
      <style:text-properties fo:color="#000000" style:font-name="Liberation Serif" fo:font-size="12pt" fo:font-weight="normal" officeooo:rsid="006ac610" officeooo:paragraph-rsid="006ac610" style:font-size-asian="12pt" style:font-weight-asian="normal"/>
    </style:style>
    <style:style style:name="P91" style:family="paragraph" style:parent-style-name="Standard">
      <style:text-properties fo:color="#000000" style:font-name="Liberation Serif" fo:font-size="12pt" fo:font-weight="normal" officeooo:rsid="006c9f03" officeooo:paragraph-rsid="006c9f03" style:font-size-asian="12pt" style:font-weight-asian="normal"/>
    </style:style>
    <style:style style:name="P92" style:family="paragraph" style:parent-style-name="Standard">
      <style:text-properties fo:color="#000000" style:font-name="Liberation Serif" fo:font-size="12pt" fo:font-weight="normal" officeooo:rsid="006caf63" officeooo:paragraph-rsid="006caf63" style:font-size-asian="12pt" style:font-weight-asian="normal"/>
    </style:style>
    <style:style style:name="P93" style:family="paragraph" style:parent-style-name="Standard">
      <style:text-properties fo:color="#000000" style:font-name="Liberation Serif" fo:font-size="12pt" fo:font-weight="normal" officeooo:rsid="006e481b" officeooo:paragraph-rsid="006e481b" style:font-size-asian="12pt" style:font-weight-asian="normal"/>
    </style:style>
    <style:style style:name="P94" style:family="paragraph" style:parent-style-name="Standard">
      <style:text-properties fo:color="#000000" style:font-name="Liberation Serif" fo:font-size="12pt" fo:font-weight="normal" officeooo:rsid="0071576e" officeooo:paragraph-rsid="0071576e" style:font-size-asian="12pt" style:font-weight-asian="normal"/>
    </style:style>
    <style:style style:name="P95" style:family="paragraph" style:parent-style-name="Standard">
      <style:text-properties fo:color="#000000" style:font-name="Liberation Serif" fo:font-size="12pt" fo:font-weight="normal" officeooo:rsid="00720fe0" officeooo:paragraph-rsid="00720fe0" style:font-size-asian="12pt" style:font-weight-asian="normal"/>
    </style:style>
    <style:style style:name="P96" style:family="paragraph" style:parent-style-name="Standard">
      <style:text-properties fo:color="#000000" style:font-name="Liberation Serif" fo:font-size="12pt" fo:font-weight="normal" officeooo:rsid="00721b19" officeooo:paragraph-rsid="00721b19" style:font-size-asian="12pt" style:font-weight-asian="normal"/>
    </style:style>
    <style:style style:name="P97" style:family="paragraph" style:parent-style-name="Standard">
      <style:text-properties fo:color="#000000" style:font-name="Liberation Serif" fo:font-size="12pt" fo:font-weight="normal" officeooo:rsid="007520dd" officeooo:paragraph-rsid="007520dd" style:font-size-asian="12pt" style:font-weight-asian="normal"/>
    </style:style>
    <style:style style:name="P98" style:family="paragraph" style:parent-style-name="Standard">
      <style:text-properties fo:color="#000000" style:font-name="Liberation Serif" fo:font-size="12pt" fo:font-weight="normal" officeooo:rsid="0076c79c" officeooo:paragraph-rsid="0076c79c" style:font-size-asian="12pt" style:font-weight-asian="normal"/>
    </style:style>
    <style:style style:name="P99" style:family="paragraph" style:parent-style-name="Standard">
      <style:text-properties fo:color="#000000" style:font-name="Liberation Serif" fo:font-size="12pt" fo:font-weight="normal" officeooo:rsid="0078c68d" officeooo:paragraph-rsid="0078c68d" style:font-size-asian="12pt" style:font-weight-asian="normal"/>
    </style:style>
    <style:style style:name="P100" style:family="paragraph" style:parent-style-name="Standard">
      <style:text-properties fo:color="#000000" style:font-name="Liberation Serif" fo:font-size="12pt" fo:font-weight="normal" officeooo:rsid="007a2fb9" officeooo:paragraph-rsid="007a2fb9" style:font-size-asian="12pt" style:font-weight-asian="normal"/>
    </style:style>
    <style:style style:name="P101" style:family="paragraph" style:parent-style-name="Standard">
      <style:text-properties fo:color="#000000" style:font-name="Liberation Serif" fo:font-size="12pt" fo:font-weight="normal" officeooo:rsid="007a8c31" officeooo:paragraph-rsid="007a8c31" style:font-size-asian="12pt" style:font-weight-asian="normal"/>
    </style:style>
    <style:style style:name="P102" style:family="paragraph" style:parent-style-name="Standard">
      <style:text-properties fo:color="#000000" style:font-name="Liberation Serif" fo:font-size="12pt" fo:font-weight="normal" officeooo:rsid="007adac3" officeooo:paragraph-rsid="007adac3" style:font-size-asian="12pt" style:font-weight-asian="normal"/>
    </style:style>
    <style:style style:name="P103" style:family="paragraph" style:parent-style-name="Standard">
      <style:text-properties fo:color="#000000" style:font-name="Liberation Serif" fo:font-size="12pt" fo:font-weight="normal" officeooo:rsid="007c83d4" officeooo:paragraph-rsid="007c83d4" style:font-size-asian="12pt" style:font-weight-asian="normal"/>
    </style:style>
    <style:style style:name="P104" style:family="paragraph" style:parent-style-name="Standard">
      <style:text-properties fo:color="#000000" style:font-name="Liberation Serif" fo:font-size="12pt" fo:font-weight="normal" officeooo:rsid="007df03b" officeooo:paragraph-rsid="007df03b" style:font-size-asian="12pt" style:font-weight-asian="normal"/>
    </style:style>
    <style:style style:name="P105" style:family="paragraph" style:parent-style-name="Standard">
      <style:text-properties fo:color="#000000" style:font-name="Liberation Serif" fo:font-size="12pt" fo:font-weight="normal" officeooo:rsid="00806394" officeooo:paragraph-rsid="00806394" style:font-size-asian="12pt" style:font-weight-asian="normal"/>
    </style:style>
    <style:style style:name="P106" style:family="paragraph" style:parent-style-name="Standard">
      <style:text-properties fo:color="#000000" style:font-name="Liberation Serif" fo:font-size="16pt" fo:font-weight="bold" officeooo:rsid="0028ddc3" officeooo:paragraph-rsid="0028ddc3" style:font-size-asian="16pt" style:font-weight-asian="bold" style:font-size-complex="16pt" style:font-weight-complex="bold"/>
    </style:style>
    <style:style style:name="P107" style:family="paragraph" style:parent-style-name="Standard">
      <style:text-properties fo:color="#000000" style:font-name="Liberation Serif" fo:font-size="16pt" fo:font-weight="bold" officeooo:rsid="003ce13e" officeooo:paragraph-rsid="003ce13e" style:font-size-asian="16pt" style:font-weight-asian="bold" style:font-size-complex="16pt" style:font-weight-complex="bold"/>
    </style:style>
    <style:style style:name="P108" style:family="paragraph" style:parent-style-name="Standard">
      <style:text-properties fo:color="#000000" style:font-name="Liberation Serif" fo:font-size="16pt" fo:font-weight="bold" officeooo:rsid="004a03aa" officeooo:paragraph-rsid="004a03aa" style:font-size-asian="16pt" style:font-weight-asian="bold" style:font-size-complex="16pt" style:font-weight-complex="bold"/>
    </style:style>
    <style:style style:name="P109" style:family="paragraph" style:parent-style-name="Standard">
      <style:text-properties fo:color="#000000" style:font-name="Liberation Serif" fo:font-size="16pt" fo:font-weight="bold" officeooo:rsid="00539747" officeooo:paragraph-rsid="00539747" style:font-size-asian="16pt" style:font-weight-asian="bold" style:font-size-complex="16pt" style:font-weight-complex="bold"/>
    </style:style>
    <style:style style:name="P110" style:family="paragraph" style:parent-style-name="Standard">
      <style:text-properties fo:color="#000000" style:font-name="Liberation Serif" fo:font-size="16pt" fo:font-weight="bold" officeooo:rsid="0067da8d" officeooo:paragraph-rsid="0067da8d" style:font-size-asian="16pt" style:font-weight-asian="bold" style:font-size-complex="16pt" style:font-weight-complex="bold"/>
    </style:style>
    <style:style style:name="P111" style:family="paragraph" style:parent-style-name="Standard">
      <style:paragraph-properties>
        <style:tab-stops>
          <style:tab-stop style:position="0.4118in"/>
        </style:tab-stops>
      </style:paragraph-properties>
      <style:text-properties fo:color="#000000" style:font-name="Menlo-Bold" fo:font-size="12pt" fo:font-weight="bold" style:font-size-asian="12pt" style:font-weight-asian="bold"/>
    </style:style>
    <style:style style:name="P112" style:family="paragraph" style:parent-style-name="Standard">
      <style:paragraph-properties>
        <style:tab-stops>
          <style:tab-stop style:position="0.2055in"/>
        </style:tab-stops>
      </style:paragraph-properties>
    </style:style>
    <style:style style:name="P113" style:family="paragraph" style:parent-style-name="Standard">
      <style:text-properties fo:color="#000000" style:font-name="Menlo-Regular" fo:font-size="12pt" fo:font-weight="normal" officeooo:rsid="00198563" officeooo:paragraph-rsid="00198563" style:font-size-asian="12pt" style:font-weight-asian="normal"/>
    </style:style>
    <style:style style:name="P114" style:family="paragraph" style:parent-style-name="Standard">
      <style:paragraph-properties>
        <style:tab-stops>
          <style:tab-stop style:position="0.4118in"/>
        </style:tab-stops>
      </style:paragraph-properties>
      <style:text-properties fo:color="#000000" style:font-name="Menlo-Regular" fo:font-size="12pt" fo:font-weight="normal" style:font-size-asian="12pt" style:font-weight-asian="normal"/>
    </style:style>
    <style:style style:name="P115" style:family="paragraph" style:parent-style-name="Standard">
      <style:paragraph-properties>
        <style:tab-stops>
          <style:tab-stop style:position="0.4118in"/>
        </style:tab-stops>
      </style:paragraph-properties>
      <style:text-properties fo:color="#000000" style:font-name="Menlo-Regular" fo:font-size="12pt" fo:font-weight="normal" officeooo:paragraph-rsid="0042b5cd" style:font-size-asian="12pt" style:font-weight-asian="normal"/>
    </style:style>
    <style:style style:name="P116" style:family="paragraph" style:parent-style-name="Standard">
      <style:text-properties fo:color="#000000" style:font-name="Menlo-Regular" fo:font-size="12pt" fo:font-weight="normal" officeooo:rsid="0021c241" officeooo:paragraph-rsid="0021c241" style:font-size-asian="12pt" style:font-weight-asian="normal"/>
    </style:style>
    <style:style style:name="P117" style:family="paragraph" style:parent-style-name="Standard">
      <style:text-properties fo:color="#000000" style:font-name="Menlo-Regular" fo:font-size="12pt" fo:font-weight="normal" officeooo:rsid="0011a0d4" officeooo:paragraph-rsid="0011a0d4" style:font-size-asian="12pt" style:font-weight-asian="normal"/>
    </style:style>
    <style:style style:name="P118" style:family="paragraph" style:parent-style-name="Standard">
      <style:paragraph-properties>
        <style:tab-stops>
          <style:tab-stop style:position="0.4118in"/>
        </style:tab-stops>
      </style:paragraph-properties>
      <style:text-properties fo:color="#000000" style:font-name="Menlo-Regular" fo:font-size="12pt" fo:font-weight="normal" officeooo:rsid="0011a0d4" officeooo:paragraph-rsid="00333767" style:font-size-asian="12pt" style:font-weight-asian="normal"/>
    </style:style>
    <style:style style:name="P119" style:family="paragraph" style:parent-style-name="Standard">
      <style:text-properties fo:color="#000000" style:font-name="Menlo-Regular" fo:font-size="12pt" fo:font-weight="normal" officeooo:rsid="0011a0d4" officeooo:paragraph-rsid="0042b5cd" style:font-size-asian="12pt" style:font-weight-asian="normal"/>
    </style:style>
    <style:style style:name="P120" style:family="paragraph" style:parent-style-name="Standard">
      <style:text-properties fo:color="#000000" style:font-name="Menlo-Regular" fo:font-size="12pt" fo:font-weight="normal" officeooo:rsid="002f24a4" officeooo:paragraph-rsid="002f24a4" style:font-size-asian="12pt" style:font-weight-asian="normal"/>
    </style:style>
    <style:style style:name="P121" style:family="paragraph" style:parent-style-name="Standard">
      <style:paragraph-properties>
        <style:tab-stops>
          <style:tab-stop style:position="0.4118in"/>
        </style:tab-stops>
      </style:paragraph-properties>
      <style:text-properties fo:color="#000000" style:font-name="Menlo-Regular" fo:font-size="12pt" fo:font-weight="normal" officeooo:rsid="0031e0a1" officeooo:paragraph-rsid="00333767" style:font-size-asian="12pt" style:font-weight-asian="normal"/>
    </style:style>
    <style:style style:name="P122" style:family="paragraph" style:parent-style-name="Standard">
      <style:text-properties fo:color="#000000" style:font-name="Menlo-Regular" fo:font-size="12pt" fo:font-weight="normal" officeooo:rsid="0042ae01" officeooo:paragraph-rsid="0042ae01" style:font-size-asian="12pt" style:font-weight-asian="normal"/>
    </style:style>
    <style:style style:name="P123" style:family="paragraph" style:parent-style-name="Standard">
      <style:text-properties fo:color="#000000" style:font-name="Menlo-Regular" fo:font-size="12pt" fo:font-weight="normal" officeooo:rsid="004afe5e" officeooo:paragraph-rsid="004afe5e" style:font-size-asian="12pt" style:font-weight-asian="normal"/>
    </style:style>
    <style:style style:name="P124" style:family="paragraph" style:parent-style-name="Standard">
      <style:text-properties fo:color="#000000" style:font-name="Menlo-Regular" fo:font-size="12pt" fo:font-weight="normal" officeooo:rsid="004f87b4" officeooo:paragraph-rsid="004f87b4" style:font-size-asian="12pt" style:font-weight-asian="normal"/>
    </style:style>
    <style:style style:name="P125" style:family="paragraph" style:parent-style-name="Standard">
      <style:text-properties fo:color="#000000" style:font-name="Menlo-Regular" fo:font-size="12pt" fo:font-weight="normal" officeooo:rsid="0055e7c8" officeooo:paragraph-rsid="0055e7c8" style:font-size-asian="12pt" style:font-weight-asian="normal"/>
    </style:style>
    <style:style style:name="P126" style:family="paragraph" style:parent-style-name="Standard">
      <style:text-properties fo:color="#000000" style:font-name="Menlo-Regular" fo:font-size="12pt" fo:font-weight="normal" officeooo:rsid="0056ca78" officeooo:paragraph-rsid="0056ca78" style:font-size-asian="12pt" style:font-weight-asian="normal"/>
    </style:style>
    <style:style style:name="P127" style:family="paragraph" style:parent-style-name="Standard">
      <style:text-properties fo:color="#000000" style:font-name="Menlo-Regular" fo:font-size="12pt" fo:font-weight="normal" officeooo:rsid="0057689a" officeooo:paragraph-rsid="0057689a" style:font-size-asian="12pt" style:font-weight-asian="normal"/>
    </style:style>
    <style:style style:name="P128" style:family="paragraph" style:parent-style-name="Standard">
      <style:text-properties fo:color="#000000" style:font-name="Menlo-Regular" fo:font-size="12pt" fo:font-weight="normal" officeooo:rsid="00576d38" officeooo:paragraph-rsid="00576d38" style:font-size-asian="12pt" style:font-weight-asian="normal"/>
    </style:style>
    <style:style style:name="P129" style:family="paragraph" style:parent-style-name="Standard">
      <style:paragraph-properties>
        <style:tab-stops>
          <style:tab-stop style:position="0.4118in"/>
        </style:tab-stops>
      </style:paragraph-properties>
      <style:text-properties fo:color="#000000" style:font-name="Menlo-Regular" fo:font-size="12pt" fo:font-weight="normal" officeooo:rsid="00576d38" officeooo:paragraph-rsid="00576d38" style:font-size-asian="12pt" style:font-weight-asian="normal"/>
    </style:style>
    <style:style style:name="P130" style:family="paragraph" style:parent-style-name="Standard">
      <style:text-properties fo:color="#000000" style:font-name="Menlo-Regular" fo:font-size="12pt" fo:font-weight="normal" officeooo:rsid="0060822d" officeooo:paragraph-rsid="0060822d" style:font-size-asian="12pt" style:font-weight-asian="normal"/>
    </style:style>
    <style:style style:name="P131" style:family="paragraph" style:parent-style-name="Standard">
      <style:text-properties fo:color="#000000" style:font-name="Menlo-Regular" fo:font-size="12pt" fo:font-weight="normal" officeooo:rsid="00692b57" officeooo:paragraph-rsid="00692b57" style:font-size-asian="12pt" style:font-weight-asian="normal"/>
    </style:style>
    <style:style style:name="P132" style:family="paragraph" style:parent-style-name="Standard">
      <style:text-properties fo:color="#000000" style:font-name="Menlo-Regular" fo:font-size="12pt" fo:font-weight="normal" officeooo:rsid="006caf63" officeooo:paragraph-rsid="006caf63" style:font-size-asian="12pt" style:font-weight-asian="normal"/>
    </style:style>
    <style:style style:name="P133" style:family="paragraph" style:parent-style-name="Standard">
      <style:text-properties fo:color="#000000" style:font-name="Menlo-Regular" fo:font-size="12pt" fo:font-weight="normal" officeooo:rsid="006e481b" officeooo:paragraph-rsid="006caf63" style:font-size-asian="12pt" style:font-weight-asian="normal"/>
    </style:style>
    <style:style style:name="P134" style:family="paragraph" style:parent-style-name="Standard">
      <style:text-properties fo:color="#000000" style:font-name="Menlo-Regular" fo:font-size="12pt" fo:font-weight="normal" officeooo:rsid="006e481b" officeooo:paragraph-rsid="006e481b" style:font-size-asian="12pt" style:font-weight-asian="normal"/>
    </style:style>
    <style:style style:name="P135" style:family="paragraph" style:parent-style-name="Standard">
      <style:text-properties fo:color="#000000" style:font-name="Menlo-Regular" fo:font-size="12pt" fo:font-weight="normal" officeooo:rsid="0071576e" officeooo:paragraph-rsid="0071576e" style:font-size-asian="12pt" style:font-weight-asian="normal"/>
    </style:style>
    <style:style style:name="P136" style:family="paragraph" style:parent-style-name="Standard">
      <style:text-properties fo:color="#000000" style:font-name="Menlo-Regular" fo:font-size="12pt" fo:font-weight="normal" officeooo:rsid="00721b19" officeooo:paragraph-rsid="00721b19" style:font-size-asian="12pt" style:font-weight-asian="normal"/>
    </style:style>
    <style:style style:name="P137" style:family="paragraph" style:parent-style-name="Standard">
      <style:paragraph-properties>
        <style:tab-stops>
          <style:tab-stop style:position="0.4118in"/>
        </style:tab-stops>
      </style:paragraph-properties>
      <style:text-properties fo:color="#000000" style:font-name="Menlo-Regular" fo:font-size="12pt" fo:font-weight="normal" officeooo:rsid="007adac3" officeooo:paragraph-rsid="007adac3" style:font-size-asian="12pt" style:font-weight-asian="normal"/>
    </style:style>
    <style:style style:name="P138" style:family="paragraph" style:parent-style-name="Standard">
      <style:paragraph-properties>
        <style:tab-stops>
          <style:tab-stop style:position="0.4118in"/>
        </style:tab-stops>
      </style:paragraph-properties>
      <style:text-properties fo:color="#000000" style:font-name="Menlo-Regular" fo:font-size="12pt" style:font-size-asian="12pt"/>
    </style:style>
    <style:style style:name="P139" style:family="paragraph" style:parent-style-name="Standard">
      <style:text-properties fo:color="#000000" style:font-name="Menlo-Regular" fo:font-size="12pt" fo:font-style="normal" fo:font-weight="normal" officeooo:rsid="005ed29f" officeooo:paragraph-rsid="005ed29f" style:font-size-asian="12pt" style:font-style-asian="normal" style:font-weight-asian="normal"/>
    </style:style>
    <style:style style:name="P140" style:family="paragraph" style:parent-style-name="Standard">
      <style:text-properties fo:color="#000000" style:font-name="Menlo-Bold" fo:font-size="12pt" fo:font-weight="bold" officeooo:rsid="00257ef9" officeooo:paragraph-rsid="00257ef9" style:font-size-asian="12pt" style:font-weight-asian="bold"/>
    </style:style>
    <style:style style:name="P141" style:family="paragraph" style:parent-style-name="Standard">
      <style:paragraph-properties>
        <style:tab-stops>
          <style:tab-stop style:position="0.4118in"/>
        </style:tab-stops>
      </style:paragraph-properties>
      <style:text-properties fo:color="#000000" style:font-name="Menlo-Bold" fo:font-size="12pt" fo:font-weight="bold" style:font-size-asian="12pt" style:font-weight-asian="bold"/>
    </style:style>
    <style:style style:name="P142" style:family="paragraph" style:parent-style-name="Standard">
      <style:text-properties fo:color="#000000" style:font-name="Menlo-Bold" fo:font-size="12pt" fo:font-weight="bold" officeooo:rsid="0038fc73" officeooo:paragraph-rsid="0038fc73" style:font-size-asian="12pt" style:font-weight-asian="bold"/>
    </style:style>
    <style:style style:name="P143" style:family="paragraph" style:parent-style-name="Standard">
      <style:text-properties fo:color="#000000" style:font-name="Menlo-Bold" fo:font-size="12pt" fo:font-weight="bold" officeooo:rsid="0048bbe7" officeooo:paragraph-rsid="0048bbe7" style:font-size-asian="12pt" style:font-weight-asian="bold"/>
    </style:style>
    <style:style style:name="P144" style:family="paragraph" style:parent-style-name="Standard">
      <style:text-properties fo:color="#000000" style:font-name="Menlo-Bold" fo:font-size="12pt" fo:font-weight="bold" officeooo:rsid="0050ccd7" officeooo:paragraph-rsid="0050ccd7" style:font-size-asian="12pt" style:font-weight-asian="bold"/>
    </style:style>
    <style:style style:name="P145" style:family="paragraph" style:parent-style-name="Standard">
      <style:text-properties fo:color="#000000" style:font-name="Menlo-Bold" fo:font-size="12pt" fo:font-weight="bold" officeooo:rsid="00657abc" officeooo:paragraph-rsid="00657abc" style:font-size-asian="12pt" style:font-weight-asian="bold"/>
    </style:style>
    <style:style style:name="P146" style:family="paragraph" style:parent-style-name="Standard">
      <style:text-properties fo:color="#000000" style:font-name="Menlo-Bold" fo:font-size="12pt" fo:font-weight="bold" officeooo:rsid="00806394" officeooo:paragraph-rsid="00806394" style:font-size-asian="12pt" style:font-weight-asian="bold"/>
    </style:style>
    <style:style style:name="P147" style:family="paragraph" style:parent-style-name="Standard">
      <style:text-properties fo:color="#000000" style:font-name="Liberation Serif" fo:font-size="12pt" fo:font-weight="normal" officeooo:rsid="0011a0d4" officeooo:paragraph-rsid="0011a0d4" style:font-size-asian="12pt" style:font-weight-asian="normal"/>
    </style:style>
    <style:style style:name="P148" style:family="paragraph" style:parent-style-name="Standard">
      <style:text-properties fo:color="#000000" style:font-name="Liberation Serif" fo:font-size="12pt" fo:font-weight="normal" officeooo:rsid="0082cfc1" officeooo:paragraph-rsid="0082cfc1" style:font-size-asian="12pt" style:font-weight-asian="normal"/>
    </style:style>
    <style:style style:name="P149" style:family="paragraph" style:parent-style-name="Standard">
      <style:text-properties fo:color="#000000" style:font-name="Liberation Serif" fo:font-size="16pt" fo:font-weight="bold" officeooo:rsid="0011a0d4" officeooo:paragraph-rsid="0011a0d4" style:font-size-asian="16pt" style:font-weight-asian="bold" style:font-size-complex="16pt" style:font-weight-complex="bold"/>
    </style:style>
    <style:style style:name="P150" style:family="paragraph" style:parent-style-name="Standard">
      <style:paragraph-properties>
        <style:tab-stops>
          <style:tab-stop style:position="0.4118in"/>
        </style:tab-stops>
      </style:paragraph-properties>
      <style:text-properties fo:color="#c41a16" style:font-name="Menlo-Regular" fo:font-size="12pt" fo:font-weight="normal" style:font-size-asian="12pt" style:font-weight-asian="normal"/>
    </style:style>
    <style:style style:name="P151" style:family="paragraph" style:parent-style-name="Standard">
      <style:text-properties fo:color="#9b2393" style:font-name="Menlo-Bold" fo:font-size="12pt" fo:font-weight="bold" officeooo:rsid="00692b57" officeooo:paragraph-rsid="00692b57" style:font-size-asian="12pt" style:font-weight-asian="bold"/>
    </style:style>
    <style:style style:name="T1" style:family="text">
      <style:text-properties fo:color="#9b2393" style:font-name="Menlo-Bold" fo:font-size="12pt" fo:font-weight="bold" style:font-size-asian="12pt" style:font-weight-asian="bold"/>
    </style:style>
    <style:style style:name="T2" style:family="text">
      <style:text-properties fo:color="#9b2393" style:font-name="Menlo-Bold" fo:font-size="12pt" fo:font-style="normal" fo:font-weight="bold" style:font-size-asian="12pt" style:font-style-asian="normal" style:font-weight-asian="bold"/>
    </style:style>
    <style:style style:name="T3" style:family="text">
      <style:text-properties fo:color="#9b2393" style:font-name="Menlo-Bold" fo:font-weight="bold" style:font-weight-asian="bold"/>
    </style:style>
    <style:style style:name="T4" style:family="text">
      <style:text-properties fo:color="#9b2393" style:font-name="Menlo-Bold" fo:font-weight="bold" officeooo:rsid="006e481b" style:font-weight-asian="bold"/>
    </style:style>
    <style:style style:name="T5" style:family="text">
      <style:text-properties fo:color="#000000" style:font-name="Menlo-Regular" fo:font-size="12pt" fo:font-weight="normal" style:font-size-asian="12pt" style:font-weight-asian="normal"/>
    </style:style>
    <style:style style:name="T6" style:family="text">
      <style:text-properties fo:color="#000000" style:font-name="Menlo-Regular" fo:font-size="12pt" style:font-size-asian="12pt"/>
    </style:style>
    <style:style style:name="T7" style:family="text">
      <style:text-properties fo:color="#000000" style:font-name="Menlo-Regular" fo:font-size="12pt" fo:font-style="normal" fo:font-weight="normal" style:font-size-asian="12pt" style:font-style-asian="normal" style:font-weight-asian="normal"/>
    </style:style>
    <style:style style:name="T8" style:family="text">
      <style:text-properties fo:color="#3900a0" style:font-name="Menlo-Regular"/>
    </style:style>
    <style:style style:name="T9" style:family="text">
      <style:text-properties fo:color="#3900a0" style:font-name="Menlo-Regular" fo:font-size="12pt" fo:font-weight="normal" style:font-size-asian="12pt" style:font-weight-asian="normal"/>
    </style:style>
    <style:style style:name="T10" style:family="text">
      <style:text-properties fo:color="#3900a0" style:font-name="Menlo-Regular" fo:font-size="12pt" fo:font-style="normal" fo:font-weight="normal" style:font-size-asian="12pt" style:font-style-asian="normal" style:font-weight-asian="normal"/>
    </style:style>
    <style:style style:name="T11" style:family="text">
      <style:text-properties fo:color="#3900a0" style:font-name="Menlo-Regular" fo:font-style="normal" style:font-style-asian="normal"/>
    </style:style>
    <style:style style:name="T12" style:family="text">
      <style:text-properties fo:color="#c41a16" style:font-name="Menlo-Regular"/>
    </style:style>
    <style:style style:name="T13" style:family="text">
      <style:text-properties fo:color="#c41a16" style:font-name="Menlo-Regular" fo:font-size="12pt" fo:font-weight="normal" style:font-size-asian="12pt" style:font-weight-asian="normal"/>
    </style:style>
    <style:style style:name="T14" style:family="text">
      <style:text-properties fo:color="#5c2699" style:font-name="Menlo-Regular"/>
    </style:style>
    <style:style style:name="T15" style:family="text">
      <style:text-properties fo:color="#5c2699" style:font-name="Menlo-Regular" fo:font-size="12pt" fo:font-weight="normal" style:font-size-asian="12pt" style:font-weight-asian="normal"/>
    </style:style>
    <style:style style:name="T16" style:family="text">
      <style:text-properties fo:color="#5c2699" style:font-name="Menlo-Regular" fo:font-size="12pt" fo:font-style="normal" fo:font-weight="normal" style:font-size-asian="12pt" style:font-style-asian="normal" style:font-weight-asian="normal"/>
    </style:style>
    <style:style style:name="T17" style:family="text">
      <style:text-properties fo:color="#5c2699" style:font-name="Menlo-Regular" fo:font-style="normal" style:font-style-asian="normal"/>
    </style:style>
    <style:style style:name="T18" style:family="text">
      <style:text-properties style:font-name="Menlo-Regular"/>
    </style:style>
    <style:style style:name="T19" style:family="text">
      <style:text-properties style:font-name="Menlo-Regular" fo:font-style="normal" style:font-style-asian="normal"/>
    </style:style>
    <style:style style:name="T20" style:family="text">
      <style:text-properties style:font-name="Menlo-Regular" officeooo:rsid="006e481b"/>
    </style:style>
    <style:style style:name="T21" style:family="text">
      <style:text-properties officeooo:rsid="0013baaf"/>
    </style:style>
    <style:style style:name="T22" style:family="text">
      <style:text-properties officeooo:rsid="0014fac5"/>
    </style:style>
    <style:style style:name="T23" style:family="text">
      <style:text-properties officeooo:rsid="0016c3c7"/>
    </style:style>
    <style:style style:name="T24" style:family="text">
      <style:text-properties officeooo:rsid="0017630a"/>
    </style:style>
    <style:style style:name="T25" style:family="text">
      <style:text-properties officeooo:rsid="00198563"/>
    </style:style>
    <style:style style:name="T26" style:family="text">
      <style:text-properties officeooo:rsid="001d5cb4"/>
    </style:style>
    <style:style style:name="T27" style:family="text">
      <style:text-properties fo:color="#1c00cf" style:font-name="Menlo-Regular"/>
    </style:style>
    <style:style style:name="T28" style:family="text">
      <style:text-properties fo:color="#1c00cf" style:font-name="Menlo-Regular" fo:font-size="12pt" fo:font-weight="normal" style:font-size-asian="12pt" style:font-weight-asian="normal"/>
    </style:style>
    <style:style style:name="T29" style:family="text">
      <style:text-properties fo:color="#1c00cf" style:font-name="Menlo-Regular" fo:font-size="12pt" style:font-size-asian="12pt"/>
    </style:style>
    <style:style style:name="T30" style:family="text">
      <style:text-properties fo:color="#326d74" style:font-name="Menlo-Regular"/>
    </style:style>
    <style:style style:name="T31" style:family="text">
      <style:text-properties fo:color="#326d74" style:font-name="Menlo-Regular" fo:font-size="12pt" fo:font-weight="normal" style:font-size-asian="12pt" style:font-weight-asian="normal"/>
    </style:style>
    <style:style style:name="T32" style:family="text">
      <style:text-properties fo:color="#326d74" style:font-name="Menlo-Regular" fo:font-size="12pt" fo:font-style="normal" fo:font-weight="normal" style:font-size-asian="12pt" style:font-style-asian="normal" style:font-weight-asian="normal"/>
    </style:style>
    <style:style style:name="T33" style:family="text">
      <style:text-properties officeooo:rsid="0031e0a1"/>
    </style:style>
    <style:style style:name="T34" style:family="text">
      <style:text-properties officeooo:rsid="00333767"/>
    </style:style>
    <style:style style:name="T35" style:family="text">
      <style:text-properties officeooo:rsid="0034115a"/>
    </style:style>
    <style:style style:name="T36" style:family="text">
      <style:text-properties officeooo:rsid="003548f9"/>
    </style:style>
    <style:style style:name="T37" style:family="text">
      <style:text-properties officeooo:rsid="0036805c"/>
    </style:style>
    <style:style style:name="T38" style:family="text">
      <style:text-properties officeooo:rsid="003ce13e"/>
    </style:style>
    <style:style style:name="T39" style:family="text">
      <style:text-properties officeooo:rsid="00400c51"/>
    </style:style>
    <style:style style:name="T40" style:family="text">
      <style:text-properties officeooo:rsid="0042b5cd"/>
    </style:style>
    <style:style style:name="T41" style:family="text">
      <style:text-properties officeooo:rsid="004593be"/>
    </style:style>
    <style:style style:name="T42" style:family="text">
      <style:text-properties officeooo:rsid="00545e06"/>
    </style:style>
    <style:style style:name="T43" style:family="text">
      <style:text-properties officeooo:rsid="00594cdb"/>
    </style:style>
    <style:style style:name="T44" style:family="text">
      <style:text-properties officeooo:rsid="005a1d43"/>
    </style:style>
    <style:style style:name="T45" style:family="text">
      <style:text-properties fo:color="#245256" style:font-name="Menlo-Regular"/>
    </style:style>
    <style:style style:name="T46" style:family="text">
      <style:text-properties fo:color="#245256" style:font-name="Menlo-Regular" fo:font-size="12pt" fo:font-weight="normal" style:font-size-asian="12pt" style:font-weight-asian="normal"/>
    </style:style>
    <style:style style:name="T47" style:family="text">
      <style:text-properties officeooo:rsid="006fb8c4"/>
    </style:style>
    <style:style style:name="T48" style:family="text">
      <style:text-properties officeooo:rsid="0076c79c"/>
    </style:style>
    <style:style style:name="T49" style:family="text">
      <style:text-properties officeooo:rsid="0078c68d"/>
    </style:style>
    <style:style style:name="T50" style:family="text">
      <style:text-properties officeooo:rsid="007adac3"/>
    </style:style>
    <style:style style:name="T51" style:family="text">
      <style:text-properties officeooo:rsid="0083ec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Persistence</text:p>
      <text:p text:style-name="P1"/>
      <text:p text:style-name="P1">You can save data to the storage.</text:p>
      <text:p text:style-name="P1"/>
      <text:p text:style-name="P4">File</text:p>
      <text:p text:style-name="P3"/>
      <text:p text:style-name="P3">We can create a file and a directory on the storage of our iOS application.</text:p>
      <text:p text:style-name="P3"/>
      <text:p text:style-name="P3">Create a new single-view activity project. Name it HelloDataPersistence1.</text:p>
      <text:p text:style-name="P3"/>
      <text:p text:style-name="P3">Edit HelloDataPersistence1 / ViewController.swift.</text:p>
      <text:p text:style-name="P3"/>
      <text:p text:style-name="P3">Add this block inside viewDidLoad method.</text:p>
      <text:p text:style-name="P3"/>
      <text:p text:style-name="P3"><text:span text:style-name="T1">do</text:span><text:span text:style-name="T5"> {</text:span></text:p>
      <text:p text:style-name="P13">...</text:p>
      <text:p text:style-name="P3"><text:span text:style-name="T5">}</text:span><text:span text:style-name="T6"> </text:span><text:span text:style-name="T1">catch</text:span><text:span text:style-name="T5"> {</text:span></text:p>
      <text:p text:style-name="P5"><text:span text:style-name="T5"><text:s text:c="4"/></text:span><text:span text:style-name="T9">print</text:span><text:span text:style-name="T5">(</text:span><text:span text:style-name="T13">"catch </text:span><text:span text:style-name="T5">\</text:span><text:span text:style-name="T13">(</text:span><text:span text:style-name="T5">error</text:span><text:span text:style-name="T13">)"</text:span><text:span text:style-name="T5">)</text:span></text:p>
      <text:p text:style-name="P13">}</text:p>
      <text:p text:style-name="P13"/>
      <text:p text:style-name="P16">All subsequent code are put inside do block. Let’s get a FileManager default object.</text:p>
      <text:p text:style-name="P16"/>
      <text:p text:style-name="P12"><text:span text:style-name="T1">let</text:span><text:span text:style-name="T5"> fm = </text:span><text:span text:style-name="T15">FileManager</text:span><text:span text:style-name="T5">.</text:span><text:span text:style-name="T15">default</text:span></text:p>
      <text:p text:style-name="P16"/>
      <text:p text:style-name="P16">We search, create, delete, copy files and directory using this FileManager default object.</text:p>
      <text:p text:style-name="P16"/>
      <text:p text:style-name="P18">Let’s get an url (location of a directory) with this FileManager default object <text:span text:style-name="T21">using url method.</text:span></text:p>
      <text:p text:style-name="P18"/>
      <text:p text:style-name="P18"><text:span text:style-name="T3">let</text:span><text:span text:style-name="T18"> docsurl = </text:span><text:span text:style-name="T3">try</text:span><text:span text:style-name="T18"> fm.</text:span><text:span text:style-name="T8">url</text:span><text:span text:style-name="T18">(for: .</text:span><text:span text:style-name="T8">documentDirectory</text:span><text:span text:style-name="T18">,</text:span></text:p>
      <text:p text:style-name="P18"><text:span text:style-name="T18"><text:s text:c="37"/>in: .</text:span><text:span text:style-name="T14">userDomainMask</text:span><text:span text:style-name="T18">, appropriateFor: </text:span><text:span text:style-name="T3">nil</text:span><text:span text:style-name="T18">, create: </text:span><text:span text:style-name="T3">false</text:span><text:span text:style-name="T18">)</text:span></text:p>
      <text:p text:style-name="P16"/>
      <text:p text:style-name="P19">There are four parameters for this url method.</text:p>
      <text:p text:style-name="P19"/>
      <text:p text:style-name="P19">The first is the search path directory. <text:span text:style-name="T22">There are a couple of options: applicationDirectory, demoApplicationDirectory, developerApplicationDirectory, adminApplicationDirectory, libraryDirectory.</text:span></text:p>
      <text:p text:style-name="P19"/>
      <text:p text:style-name="P20">The second is the domain directory. There are four options: userDomainMask <text:span text:style-name="T23">(user’s home directory)</text:span>, localDomainMask <text:span text:style-name="T23">(available to everyone on this machine)</text:span>, networkDomainMask <text:span text:style-name="T23">(available on the network)</text:span>, systemDomainMask <text:span text:style-name="T23">(system files directory)</text:span>. There is a fifth option, allDomainsMask, but it cannot be used <text:span text:style-name="T23">for url method. Because these are mask parameters, you can combine more than one parameter.</text:span></text:p>
      <text:p text:style-name="P20"/>
      <text:p text:style-name="P21">So with these two parameters, we get the url. For example, applicationDirectory in userDomainMask, <text:span text:style-name="T24">or demoApplicationDirectory in userDomainMask or networkDomainMask.</text:span></text:p>
      <text:p text:style-name="P21"/>
      <text:p text:style-name="P22">The third parameter is only useful when we want to create a temporary directory.</text:p>
      <text:p text:style-name="P22"/>
      <text:p text:style-name="P22">The fourth parameter is to tell the system to create the directory if it does not exist.</text:p>
      <text:p text:style-name="P22"/>
      <text:p text:style-name="P23"><text:soft-page-break/>The url has a path which we can use to check the existence.</text:p>
      <text:p text:style-name="P23"/>
      <text:p text:style-name="P23">To check whether the specific path of a url exists or not, we use exists method from file manager instance.</text:p>
      <text:p text:style-name="P23"/>
      <text:p text:style-name="P23"><text:span text:style-name="T8">print</text:span><text:span text:style-name="T18">(</text:span><text:span text:style-name="T12">"Document directory exists? "</text:span><text:span text:style-name="T18">, fm.</text:span><text:span text:style-name="T8">fileExists</text:span><text:span text:style-name="T18">(atPath: docsurl.</text:span><text:span text:style-name="T14">path</text:span><text:span text:style-name="T18">))</text:span></text:p>
      <text:p text:style-name="P16"/>
      <text:p text:style-name="P24">To iterate the contents of the url, we can get the iterator from contentsOfDirectory method.</text:p>
      <text:p text:style-name="P24"/>
      <text:p text:style-name="P24"><text:span text:style-name="T3">let</text:span><text:span text:style-name="T18"> dirs = </text:span><text:span text:style-name="T3">try</text:span><text:span text:style-name="T18"> fm.</text:span><text:span text:style-name="T8">contentsOfDirectory</text:span><text:span text:style-name="T18">(at: docsurl, includingPropertiesForKeys: </text:span><text:span text:style-name="T3">nil</text:span><text:span text:style-name="T18">)</text:span></text:p>
      <text:p text:style-name="P16"/>
      <text:p text:style-name="P24">The first parameter is the url. The second parameter is the type of properties we want to get from each file inside this url. Nil value means every property. <text:span text:style-name="T25">Some examples of properties: kCFURLNameKey, kCFURLLocalizedNameKey, kCFURLPathKey, kCFURLIsVolumeKey, etc.</text:span></text:p>
      <text:p text:style-name="P24"/>
      <text:p text:style-name="P25">To iterate the iterator, we can use forEach method.</text:p>
      <text:p text:style-name="P25"/>
      <text:p text:style-name="P25"><text:span text:style-name="T3">try</text:span><text:span text:style-name="T18"> dirs.</text:span><text:span text:style-name="T8">forEach</text:span><text:span text:style-name="T18"> {</text:span></text:p>
      <text:p text:style-name="P5"><text:span text:style-name="T5"><text:s text:c="4"/></text:span><text:bookmark-start text:name="__DdeLink__447_2128108702"/><text:span text:style-name="T1">try</text:span><text:span text:style-name="T5"> fm.</text:span><text:span text:style-name="T9">removeItem</text:span><text:span text:style-name="T5">(atPath: $0.</text:span><text:span text:style-name="T15">path</text:span><text:span text:style-name="T5">)</text:span><text:bookmark-end text:name="__DdeLink__447_2128108702"/></text:p>
      <text:p text:style-name="P113">}</text:p>
      <text:p text:style-name="P16"/>
      <text:p text:style-name="P25">In this example, we delete every file with removeItem method.</text:p>
      <text:p text:style-name="P25"/>
      <text:p text:style-name="P26"><text:span text:style-name="T3">try</text:span><text:span text:style-name="T18"> fm.</text:span><text:span text:style-name="T8">removeItem</text:span><text:span text:style-name="T18">(atPath: $0.</text:span><text:span text:style-name="T14">path</text:span><text:span text:style-name="T18">)</text:span></text:p>
      <text:p text:style-name="P16"/>
      <text:p text:style-name="P27">To get a URL <text:span text:style-name="T26">inside another URL, we can use appendingPathComponent.</text:span></text:p>
      <text:p text:style-name="P27"/>
      <text:p text:style-name="P27"><text:span text:style-name="T3">let</text:span><text:span text:style-name="T18"> folderName = </text:span><text:span text:style-name="T12">"NewFolder"</text:span></text:p>
      <text:p text:style-name="P27"><text:span text:style-name="T3">let</text:span><text:span text:style-name="T18"> newFolder = docsurl.</text:span><text:span text:style-name="T8">appendingPathComponent</text:span><text:span text:style-name="T18">(folderName)</text:span></text:p>
      <text:p text:style-name="P16"/>
      <text:p text:style-name="P28">docsurl is a variable of URL of documentDirectory in userDomainMask.</text:p>
      <text:p text:style-name="P28"/>
      <text:p text:style-name="P28">We can create a directory in this URL.</text:p>
      <text:p text:style-name="P28"/>
      <text:p text:style-name="P28"><text:span text:style-name="T3">try</text:span><text:span text:style-name="T18"> fm.</text:span><text:span text:style-name="T8">createDirectory</text:span><text:span text:style-name="T18">(at: newFolder, withIntermediateDirectories: </text:span><text:span text:style-name="T3">true</text:span><text:span text:style-name="T18">)</text:span></text:p>
      <text:p text:style-name="P16"/>
      <text:p text:style-name="P29">Other than createDirectory method, we can create a file with createFile method.</text:p>
      <text:p text:style-name="P29"/>
      <text:p text:style-name="P30">Let’s create a binary data.</text:p>
      <text:p text:style-name="P30"/>
      <text:p text:style-name="P30"><text:span text:style-name="T3">let</text:span><text:span text:style-name="T18"> newFileName = </text:span><text:span text:style-name="T12">"NewFile"</text:span></text:p>
      <text:p text:style-name="P5"><text:span text:style-name="T1">let</text:span><text:span text:style-name="T5"> newFile = newFolder.</text:span><text:span text:style-name="T9">appendingPathComponent</text:span><text:span text:style-name="T5">(newFileName)</text:span></text:p>
      <text:p text:style-name="P5"><text:span text:style-name="T1">let</text:span><text:span text:style-name="T5"> bytes: [</text:span><text:span text:style-name="T15">UInt8</text:span><text:span text:style-name="T5">] = [ </text:span><text:span text:style-name="T28">100</text:span><text:span text:style-name="T5">, </text:span><text:span text:style-name="T28">0b1111_1111</text:span><text:span text:style-name="T5">, </text:span><text:span text:style-name="T28">0xFF</text:span><text:span text:style-name="T5">, </text:span><text:span text:style-name="T28">89</text:span><text:span text:style-name="T5">]</text:span></text:p>
      <text:p text:style-name="P5"><text:span text:style-name="T1">let</text:span><text:span text:style-name="T5"> data = </text:span><text:span text:style-name="T15">Data</text:span><text:span text:style-name="T5">(bytes)</text:span></text:p>
      <text:p text:style-name="P30"><text:span text:style-name="T18">fm.</text:span><text:span text:style-name="T8">createFile</text:span><text:span text:style-name="T18">(atPath: newFile.</text:span><text:span text:style-name="T14">path</text:span><text:span text:style-name="T18">, contents: data)</text:span></text:p>
      <text:p text:style-name="P16"/>
      <text:p text:style-name="P30">We convert the bytes to the data then we put data in contents parameter of createFile method. As usual, we must specify the path of the new file to the first parameter, which is atPath.</text:p>
      <text:p text:style-name="P30"/>
      <text:p text:style-name="P30"><text:soft-page-break/>To create a text file, we just have to convert the text to the data.</text:p>
      <text:p text:style-name="P30"/>
      <text:p text:style-name="P30"><text:span text:style-name="T3">let</text:span><text:span text:style-name="T18"> newFileTextName = </text:span><text:span text:style-name="T12">"NewFileText"</text:span></text:p>
      <text:p text:style-name="P5"><text:span text:style-name="T1">let</text:span><text:span text:style-name="T5"> newFileText = newFolder.</text:span><text:span text:style-name="T9">appendingPathComponent</text:span><text:span text:style-name="T5">(newFileTextName)</text:span></text:p>
      <text:p text:style-name="P5"><text:span text:style-name="T1">let</text:span><text:span text:style-name="T5"> text = </text:span><text:span text:style-name="T13">"Hello World\nSecond line"</text:span></text:p>
      <text:p text:style-name="P5"><text:span text:style-name="T1">let</text:span><text:span text:style-name="T5"> dataText = </text:span><text:span text:style-name="T15">Data</text:span><text:span text:style-name="T5">(text.</text:span><text:span text:style-name="T15">utf8</text:span><text:span text:style-name="T5">)</text:span></text:p>
      <text:p text:style-name="P30"><text:span text:style-name="T18">fm.</text:span><text:span text:style-name="T8">createFile</text:span><text:span text:style-name="T18">(atPath: newFileText.</text:span><text:span text:style-name="T14">path</text:span><text:span text:style-name="T18">, contents: dataText)</text:span></text:p>
      <text:p text:style-name="P30"/>
      <text:p text:style-name="P30">We can also copy the file with copyItem method.</text:p>
      <text:p text:style-name="P30"/>
      <text:p text:style-name="P30"><text:span text:style-name="T3">try</text:span><text:span text:style-name="T18"> fm.</text:span><text:span text:style-name="T8">copyItem</text:span><text:span text:style-name="T18">(at: newFile, to: newFile2)</text:span></text:p>
      <text:p text:style-name="P16"/>
      <text:p text:style-name="P31">To read the content of the text file, you can use String method.</text:p>
      <text:p text:style-name="P31"/>
      <text:p text:style-name="P31"><text:span text:style-name="T3">let</text:span><text:span text:style-name="T18"> textContent = </text:span><text:span text:style-name="T3">try</text:span><text:span text:style-name="T18"> </text:span><text:span text:style-name="T14">String</text:span><text:span text:style-name="T18">(contentsOf: newFileText, encoding: .</text:span><text:span text:style-name="T14">utf8</text:span><text:span text:style-name="T18">)</text:span></text:p>
      <text:p text:style-name="P16"/>
      <text:p text:style-name="P31">Other than contentsOfDirectory method, you can also use enumerator method to get the iterator.</text:p>
      <text:p text:style-name="P31"/>
      <text:p text:style-name="P31"><text:span text:style-name="T3">let</text:span><text:span text:style-name="T18"> enumerators = fm.</text:span><text:span text:style-name="T8">enumerator</text:span><text:span text:style-name="T18">(at: docsurl, includingPropertiesForKeys: </text:span><text:span text:style-name="T3">nil</text:span><text:span text:style-name="T18">)</text:span></text:p>
      <text:p text:style-name="P5"><text:span text:style-name="T9">print</text:span><text:span text:style-name="T5">(</text:span><text:span text:style-name="T13">"Files inside directory (nested):"</text:span><text:span text:style-name="T5">)</text:span></text:p>
      <text:p text:style-name="P5"><text:span text:style-name="T1">if</text:span><text:span text:style-name="T5"> enumerators != </text:span><text:span text:style-name="T1">nil</text:span><text:span text:style-name="T5"> {</text:span></text:p>
      <text:p text:style-name="P5"><text:span text:style-name="T5"><text:s text:c="4"/></text:span><text:span text:style-name="T1">for</text:span><text:span text:style-name="T5"> fileURL </text:span><text:span text:style-name="T1">in</text:span><text:span text:style-name="T5"> enumerators! {</text:span></text:p>
      <text:p text:style-name="P5"><text:span text:style-name="T5"><text:s text:c="8"/></text:span><text:span text:style-name="T9">print</text:span><text:span text:style-name="T5">(fileURL)</text:span></text:p>
      <text:p text:style-name="P14"><text:s text:c="4"/>}</text:p>
      <text:p text:style-name="P116">}</text:p>
      <text:p text:style-name="P16"/>
      <text:p text:style-name="P32">To create a temporary directory, we can utilize the third and fourth parameters in url method.</text:p>
      <text:p text:style-name="P32"/>
      <text:p text:style-name="P32"><text:span text:style-name="T3">let</text:span><text:span text:style-name="T18"> temporaryDirectory = </text:span><text:span text:style-name="T3">try</text:span><text:span text:style-name="T18"> fm.</text:span><text:span text:style-name="T8">url</text:span><text:span text:style-name="T18">(for: .</text:span><text:span text:style-name="T8">itemReplacementDirectory</text:span><text:span text:style-name="T18">,</text:span></text:p>
      <text:p text:style-name="P5"><text:span text:style-name="T5"><text:s text:c="48"/>in: .</text:span><text:span text:style-name="T15">userDomainMask</text:span><text:span text:style-name="T5">,</text:span></text:p>
      <text:p text:style-name="P14"><text:s text:c="48"/>appropriateFor: newFolder,</text:p>
      <text:p text:style-name="P32"><text:span text:style-name="T18"><text:s text:c="48"/>create: </text:span><text:span text:style-name="T3">true</text:span><text:span text:style-name="T18">)</text:span></text:p>
      <text:p text:style-name="P16"/>
      <text:p text:style-name="P33">The first parameter must use itemReplacementDirectory value, the third parameter must accept the name of the nested directory inside temporary diretory, the fourth parameter must be true (because we want to create a directory).</text:p>
      <text:p text:style-name="P33"/>
      <text:p text:style-name="P34">Run the application. You will get this output.</text:p>
      <text:p text:style-name="P34"/>
      <text:p text:style-name="P140">Document directory: <text:s/>file:///Users/arjuna/Library/Developer/CoreSimulator/Devices/41BBBAF4-002C-47B3-A7FE-55A264224244/data/Containers/Data/Application/F2DA169A-E3B5-4DAE-B5CD-0CA39FDE6956/Documents/</text:p>
      <text:p text:style-name="P111">Document directory exists? <text:s/>true</text:p>
      <text:p text:style-name="P111">NewFolder exists? <text:s/>true</text:p>
      <text:p text:style-name="P111">NewFile exists? <text:s/>true</text:p>
      <text:p text:style-name="P111"><text:soft-page-break/>NewFile2 exists? <text:s/>true</text:p>
      <text:p text:style-name="P111">Hello World</text:p>
      <text:p text:style-name="P111">Second line</text:p>
      <text:p text:style-name="P111">Files inside Document directory:</text:p>
      <text:p text:style-name="P111">NewFolder</text:p>
      <text:p text:style-name="P111">Files inside directory (nested):</text:p>
      <text:p text:style-name="P111">file:///Users/arjuna/Library/Developer/CoreSimulator/Devices/41BBBAF4-002C-47B3-A7FE-55A264224244/data/Containers/Data/Application/F2DA169A-E3B5-4DAE-B5CD-0CA39FDE6956/Documents/NewFolder/</text:p>
      <text:p text:style-name="P111">file:///Users/arjuna/Library/Developer/CoreSimulator/Devices/41BBBAF4-002C-47B3-A7FE-55A264224244/data/Containers/Data/Application/F2DA169A-E3B5-4DAE-B5CD-0CA39FDE6956/Documents/NewFolder/NewFileText</text:p>
      <text:p text:style-name="P111">file:///Users/arjuna/Library/Developer/CoreSimulator/Devices/41BBBAF4-002C-47B3-A7FE-55A264224244/data/Containers/Data/Application/F2DA169A-E3B5-4DAE-B5CD-0CA39FDE6956/Documents/NewFolder/NewFile2</text:p>
      <text:p text:style-name="P111">file:///Users/arjuna/Library/Developer/CoreSimulator/Devices/41BBBAF4-002C-47B3-A7FE-55A264224244/data/Containers/Data/Application/F2DA169A-E3B5-4DAE-B5CD-0CA39FDE6956/Documents/NewFolder/NewFile</text:p>
      <text:p text:style-name="P111">New temporary directory: <text:s/>file:///Users/arjuna/Library/Developer/CoreSimulator/Devices/41BBBAF4-002C-47B3-A7FE-55A264224244/data/Containers/Data/Application/F2DA169A-E3B5-4DAE-B5CD-0CA39FDE6956/Documents/(A%20Document%20Being%20Saved%20By%20HelloDataPersistence1)/</text:p>
      <text:p text:style-name="P34"/>
      <text:p text:style-name="P106">Serialization <text:span text:style-name="T38">with NSKeyedArchiver and NSSecureCoding</text:span></text:p>
      <text:p text:style-name="P35"/>
      <text:p text:style-name="P35">We can write a string, a number, or a struct to a file using a couple of options.</text:p>
      <text:p text:style-name="P35"/>
      <text:p text:style-name="P36">Create a new single view project. Name it HelloDataPersistence2.</text:p>
      <text:p text:style-name="P36"/>
      <text:p text:style-name="P36"><text:bookmark-start text:name="__DdeLink__1655_2128108702"/>Edit ViewController.swift.</text:p>
      <text:p text:style-name="P36"/>
      <text:p text:style-name="P36">Add this block inside viewDidLoad method.</text:p>
      <text:p text:style-name="P36"/>
      <text:p text:style-name="P36"><text:span text:style-name="T3">do</text:span><text:span text:style-name="T18"> {</text:span></text:p>
      <text:p text:style-name="P16">...</text:p>
      <text:p text:style-name="P16"><text:span text:style-name="T18">} </text:span><text:span text:style-name="T3">catch</text:span><text:span text:style-name="T18"> {</text:span></text:p>
      <text:p text:style-name="P5"><text:span text:style-name="T5"><text:s text:c="4"/></text:span><text:span text:style-name="T9">print</text:span><text:span text:style-name="T5">(</text:span><text:span text:style-name="T13">"catch </text:span><text:span text:style-name="T5">\</text:span><text:span text:style-name="T13">(</text:span><text:span text:style-name="T5">error</text:span><text:span text:style-name="T13">)"</text:span><text:span text:style-name="T5">)</text:span></text:p>
      <text:p text:style-name="P117">}</text:p>
      <text:p text:style-name="P16"/>
      <text:p text:style-name="P38">As usual put the code inside do block.</text:p>
      <text:p text:style-name="P38"/>
      <text:p text:style-name="P38">Start by getting a document directory url.</text:p>
      <text:p text:style-name="P38"/>
      <text:p text:style-name="P38"><text:span text:style-name="T3">let</text:span><text:span text:style-name="T18"> fm = </text:span><text:span text:style-name="T14">FileManager</text:span><text:span text:style-name="T18">.</text:span><text:span text:style-name="T14">default</text:span></text:p>
      <text:p text:style-name="P14"><text:s text:c="12"/></text:p>
      <text:p text:style-name="P5"><text:span text:style-name="T1">let</text:span><text:span text:style-name="T5"> docsurl = </text:span><text:span text:style-name="T1">try</text:span><text:span text:style-name="T5"> fm.</text:span><text:span text:style-name="T9">url</text:span><text:span text:style-name="T5">(for: .</text:span><text:span text:style-name="T9">documentDirectory</text:span><text:span text:style-name="T5">,</text:span></text:p>
      <text:p text:style-name="P38"><text:soft-page-break/><text:span text:style-name="T18"><text:s text:c="9"/>in: .</text:span><text:span text:style-name="T14">userDomainMask</text:span><text:span text:style-name="T18">, appropriateFor: </text:span><text:span text:style-name="T3">nil</text:span><text:span text:style-name="T18">, create: </text:span><text:span text:style-name="T3">false</text:span><text:span text:style-name="T18">)</text:span><text:bookmark-end text:name="__DdeLink__1655_2128108702"/></text:p>
      <text:p text:style-name="P16"/>
      <text:p text:style-name="P16"/>
      <text:p text:style-name="P38">To write NSString to a text file, you use write method of the NSString object.</text:p>
      <text:p text:style-name="P38"/>
      <text:p text:style-name="P38"><text:span text:style-name="T3">let</text:span><text:span text:style-name="T18"> file1 = </text:span><text:span text:style-name="T12">"file1.txt"</text:span></text:p>
      <text:p text:style-name="P5"><text:span text:style-name="T1">let</text:span><text:span text:style-name="T5"> contentFile1 : </text:span><text:span text:style-name="T15">NSString</text:span><text:span text:style-name="T5"> = </text:span><text:span text:style-name="T13">"NSString"</text:span></text:p>
      <text:p text:style-name="P5"><text:span text:style-name="T1">let</text:span><text:span text:style-name="T5"> file1Url = docsurl.</text:span><text:span text:style-name="T9">appendingPathComponent</text:span><text:span text:style-name="T5">(file1)</text:span></text:p>
      <text:p text:style-name="P38"><text:span text:style-name="T3">try</text:span><text:span text:style-name="T18"> contentFile1.</text:span><text:span text:style-name="T8">write</text:span><text:span text:style-name="T18">(to: file1Url, atomically: </text:span><text:span text:style-name="T3">true</text:span><text:span text:style-name="T18">, encoding: </text:span><text:span text:style-name="T14">String</text:span><text:span text:style-name="T18">.</text:span><text:span text:style-name="T14">Encoding</text:span><text:span text:style-name="T18">.</text:span><text:span text:style-name="T14">ascii</text:span><text:span text:style-name="T18">.</text:span><text:span text:style-name="T14">rawValue</text:span><text:span text:style-name="T18">)</text:span></text:p>
      <text:p text:style-name="P16"/>
      <text:p text:style-name="P40">To write String to a text file, you use write method of the String object.</text:p>
      <text:p text:style-name="P40"/>
      <text:p text:style-name="P40"><text:span text:style-name="T3">let</text:span><text:span text:style-name="T18"> file2 = </text:span><text:span text:style-name="T12">"file2.txt"</text:span></text:p>
      <text:p text:style-name="P5"><text:span text:style-name="T1">let</text:span><text:span text:style-name="T5"> contentFile2 : </text:span><text:span text:style-name="T15">String</text:span><text:span text:style-name="T5"> = </text:span><text:span text:style-name="T13">"String"</text:span></text:p>
      <text:p text:style-name="P5"><text:span text:style-name="T1">let</text:span><text:span text:style-name="T5"> file2Url = docsurl.</text:span><text:span text:style-name="T9">appendingPathComponent</text:span><text:span text:style-name="T5">(file2)</text:span></text:p>
      <text:p text:style-name="P40"><text:span text:style-name="T3">try</text:span><text:span text:style-name="T18"> contentFile2.</text:span><text:span text:style-name="T8">write</text:span><text:span text:style-name="T18">(to: file2Url, atomically: </text:span><text:span text:style-name="T3">true</text:span><text:span text:style-name="T18">, encoding: </text:span><text:span text:style-name="T14">String</text:span><text:span text:style-name="T18">.</text:span><text:span text:style-name="T14">Encoding</text:span><text:span text:style-name="T18">(rawValue: </text:span><text:span text:style-name="T14">String</text:span><text:span text:style-name="T18">.</text:span><text:span text:style-name="T14">Encoding</text:span><text:span text:style-name="T18">.</text:span><text:span text:style-name="T14">ascii</text:span><text:span text:style-name="T18">.</text:span><text:span text:style-name="T14">rawValue</text:span><text:span text:style-name="T18">))</text:span></text:p>
      <text:p text:style-name="P16"/>
      <text:p text:style-name="P41">To write a dictionary, you also use write method.</text:p>
      <text:p text:style-name="P41"/>
      <text:p text:style-name="P41"><text:span text:style-name="T3">let</text:span><text:span text:style-name="T18"> file3 = </text:span><text:span text:style-name="T12">"file3.txt"</text:span></text:p>
      <text:p text:style-name="P5"><text:span text:style-name="T1">let</text:span><text:span text:style-name="T5"> numberFile3 : </text:span><text:span text:style-name="T15">NSNumber</text:span><text:span text:style-name="T5"> = </text:span><text:span text:style-name="T28">300</text:span></text:p>
      <text:p text:style-name="P5"><text:span text:style-name="T1">let</text:span><text:span text:style-name="T5"> contentFile3 : </text:span><text:span text:style-name="T15">NSDictionary</text:span><text:span text:style-name="T5"> = [</text:span><text:span text:style-name="T13">"number"</text:span><text:span text:style-name="T5">: numberFile3]</text:span></text:p>
      <text:p text:style-name="P5"><text:span text:style-name="T1">let</text:span><text:span text:style-name="T5"> file3Url = docsurl.</text:span><text:span text:style-name="T9">appendingPathComponent</text:span><text:span text:style-name="T5">(file3)</text:span></text:p>
      <text:p text:style-name="P41"><text:span text:style-name="T3">try</text:span><text:span text:style-name="T18"> contentFile3.</text:span><text:span text:style-name="T8">write</text:span><text:span text:style-name="T18">(to: file3Url)</text:span></text:p>
      <text:p text:style-name="P16"/>
      <text:p text:style-name="P42">To write a class instance, you use write method from the archived version of the class instance.</text:p>
      <text:p text:style-name="P42"/>
      <text:p text:style-name="P42"><text:span text:style-name="T3">let</text:span><text:span text:style-name="T18"> customClassFile = </text:span><text:span text:style-name="T12">"customClass.txt"</text:span></text:p>
      <text:p text:style-name="P5"><text:span text:style-name="T1">let</text:span><text:span text:style-name="T5"> customClass = </text:span><text:span text:style-name="T31">CustomClass</text:span><text:span text:style-name="T5">(stringVariable: </text:span><text:span text:style-name="T13">"String"</text:span><text:span text:style-name="T5">, integerVariable: </text:span><text:span text:style-name="T28">45</text:span><text:span text:style-name="T5">)</text:span></text:p>
      <text:p text:style-name="P5"><text:span text:style-name="T1">let</text:span><text:span text:style-name="T5"> customClassData = </text:span><text:span text:style-name="T1">try</text:span><text:span text:style-name="T5"> </text:span><text:bookmark-start text:name="__DdeLink__1365_2128108702"/><text:span text:style-name="T15">NSKeyedArchiver</text:span><text:span text:style-name="T5">.</text:span><text:span text:style-name="T9">archivedData</text:span><text:span text:style-name="T5">(withRootObject: customClass, requiringSecureCoding: </text:span><text:span text:style-name="T1">true</text:span><text:span text:style-name="T5">)</text:span><text:bookmark-end text:name="__DdeLink__1365_2128108702"/></text:p>
      <text:p text:style-name="P5"><text:span text:style-name="T1">let</text:span><text:span text:style-name="T5"> customClassFileUrl = docsurl.</text:span><text:span text:style-name="T9">appendingPathComponent</text:span><text:span text:style-name="T5">(customClassFile)</text:span></text:p>
      <text:p text:style-name="P42"><text:span text:style-name="T3">try</text:span><text:span text:style-name="T18"> customClassData.</text:span><text:span text:style-name="T8">write</text:span><text:span text:style-name="T18">(to: customClassFileUrl, options: .</text:span><text:span text:style-name="T14">atomic</text:span><text:span text:style-name="T18">)</text:span></text:p>
      <text:p text:style-name="P16"/>
      <text:p text:style-name="P48">We serialize custom object with archivedData method from NSKeyedArchiver object. The requiringSecureCoding parameter is to re<text:span text:style-name="T35">sist object substitution. The “key” word in NSKeyedArchiver means we will use key to serialize our object. This is in contrast with without key approach, where it uses sequence.</text:span></text:p>
      <text:p text:style-name="P48"/>
      <text:p text:style-name="P49"><text:span text:style-name="T14">NSKeyedArchiver</text:span><text:span text:style-name="T18">.</text:span><text:span text:style-name="T8">archivedData</text:span><text:span text:style-name="T18">(withRootObject: customClass, requiringSecureCoding: </text:span><text:span text:style-name="T3">true</text:span><text:span text:style-name="T18">)</text:span></text:p>
      <text:p text:style-name="P43"/>
      <text:p text:style-name="P43">The class of CustomClass is defined in other file, CustomClass.swift. Create it.</text:p>
      <text:p text:style-name="P43"/>
      <text:p text:style-name="P43"><text:span text:style-name="T3">import</text:span><text:span text:style-name="T18"> Foundation</text:span></text:p>
      <text:p text:style-name="P14"/>
      <text:p text:style-name="P14"><text:soft-page-break/></text:p>
      <text:p text:style-name="P5"><text:bookmark-start text:name="__DdeLink__1355_2128108702"/><text:span text:style-name="T1">class</text:span><text:span text:style-name="T5"> CustomClass: </text:span><text:span text:style-name="T15">NSObject</text:span><text:span text:style-name="T5">, </text:span><text:span text:style-name="T15">NSSecureCoding</text:span><text:span text:style-name="T5"> {</text:span></text:p>
      <text:p text:style-name="P5"><text:span text:style-name="T5"><text:s text:c="4"/></text:span><text:span text:style-name="T1">static</text:span><text:span text:style-name="T5"> </text:span><text:span text:style-name="T1">var</text:span><text:span text:style-name="T5"> supportsSecureCoding: </text:span><text:span text:style-name="T15">Bool</text:span><text:span text:style-name="T5"> { </text:span><text:span text:style-name="T1">return</text:span><text:span text:style-name="T5"> </text:span><text:span text:style-name="T1">true</text:span><text:span text:style-name="T5"> }</text:span><text:bookmark-end text:name="__DdeLink__1355_2128108702"/></text:p>
      <text:p text:style-name="P14"><text:s text:c="4"/></text:p>
      <text:p text:style-name="P5"><text:span text:style-name="T5"><text:s text:c="4"/></text:span><text:span text:style-name="T1">var</text:span><text:span text:style-name="T5"> stringVariable : </text:span><text:span text:style-name="T15">String</text:span></text:p>
      <text:p text:style-name="P5"><text:span text:style-name="T5"><text:s text:c="4"/></text:span><text:span text:style-name="T1">var</text:span><text:span text:style-name="T5"> integerVariable : </text:span><text:span text:style-name="T15">Int</text:span></text:p>
      <text:p text:style-name="P14"><text:s text:c="4"/></text:p>
      <text:p text:style-name="P5"><text:span text:style-name="T5"><text:s text:c="4"/></text:span><text:bookmark-start text:name="__DdeLink__1357_2128108702"/><text:span text:style-name="T1">func</text:span><text:span text:style-name="T5"> encode(with aCoder: </text:span><text:span text:style-name="T15">NSCoder</text:span><text:span text:style-name="T5">) {</text:span></text:p>
      <text:p text:style-name="P5"><text:span text:style-name="T5"><text:s text:c="8"/>aCoder.</text:span><text:span text:style-name="T9">encode</text:span><text:span text:style-name="T5">(</text:span><text:span text:style-name="T1">self</text:span><text:span text:style-name="T5">.</text:span><text:span text:style-name="T31">stringVariable</text:span><text:span text:style-name="T5">, forKey: </text:span><text:span text:style-name="T13">"stringKey"</text:span><text:span text:style-name="T5">)</text:span></text:p>
      <text:p text:style-name="P5"><text:span text:style-name="T5"><text:s text:c="8"/>aCoder.</text:span><text:span text:style-name="T9">encode</text:span><text:span text:style-name="T5">(</text:span><text:span text:style-name="T1">self</text:span><text:span text:style-name="T5">.</text:span><text:span text:style-name="T31">integerVariable</text:span><text:span text:style-name="T5">, forKey: </text:span><text:span text:style-name="T13">"integerKey"</text:span><text:span text:style-name="T5">)</text:span></text:p>
      <text:p text:style-name="P14"><text:s text:c="4"/>}<text:bookmark-end text:name="__DdeLink__1357_2128108702"/></text:p>
      <text:p text:style-name="P14"><text:s text:c="4"/></text:p>
      <text:p text:style-name="P5"><text:span text:style-name="T5"><text:s text:c="4"/></text:span><text:span text:style-name="T1">init</text:span><text:span text:style-name="T5">(stringVariable: </text:span><text:span text:style-name="T15">String</text:span><text:span text:style-name="T5">, integerVariable: </text:span><text:span text:style-name="T15">Int</text:span><text:span text:style-name="T5">) {</text:span></text:p>
      <text:p text:style-name="P5"><text:span text:style-name="T5"><text:s text:c="8"/></text:span><text:span text:style-name="T1">self</text:span><text:span text:style-name="T5">.</text:span><text:span text:style-name="T31">stringVariable</text:span><text:span text:style-name="T5"> = stringVariable</text:span></text:p>
      <text:p text:style-name="P5"><text:span text:style-name="T5"><text:s text:c="8"/></text:span><text:span text:style-name="T1">self</text:span><text:span text:style-name="T5">.</text:span><text:span text:style-name="T31">integerVariable</text:span><text:span text:style-name="T5"> = integerVariable</text:span></text:p>
      <text:p text:style-name="P5"><text:span text:style-name="T5"><text:s text:c="8"/></text:span><text:span text:style-name="T1">super</text:span><text:span text:style-name="T5">.</text:span><text:span text:style-name="T15">init</text:span><text:span text:style-name="T5">()</text:span></text:p>
      <text:p text:style-name="P14"><text:s text:c="4"/>}</text:p>
      <text:p text:style-name="P14"><text:s text:c="4"/></text:p>
      <text:p text:style-name="P5"><text:span text:style-name="T5"><text:s text:c="4"/></text:span><text:bookmark-start text:name="__DdeLink__1359_2128108702"/><text:span text:style-name="T1">required</text:span><text:span text:style-name="T5"> </text:span><text:span text:style-name="T1">init</text:span><text:span text:style-name="T5">?(coder aDecoder: </text:span><text:span text:style-name="T15">NSCoder</text:span><text:span text:style-name="T5">) {</text:span></text:p>
      <text:p text:style-name="P5"><text:span text:style-name="T5"><text:s text:c="8"/></text:span><text:span text:style-name="T1">self</text:span><text:span text:style-name="T5">.</text:span><text:span text:style-name="T31">stringVariable</text:span><text:span text:style-name="T5"> = aDecoder.</text:span><text:span text:style-name="T9">decodeObject</text:span><text:span text:style-name="T5">(of: </text:span><text:span text:style-name="T15">NSString</text:span><text:span text:style-name="T5">.</text:span><text:span text:style-name="T1">self</text:span><text:span text:style-name="T5">, forKey: </text:span><text:span text:style-name="T13">"stringKey"</text:span><text:span text:style-name="T5">)! </text:span><text:span text:style-name="T1">as</text:span><text:span text:style-name="T5"> </text:span><text:span text:style-name="T15">String</text:span></text:p>
      <text:p text:style-name="P5"><text:span text:style-name="T5"><text:s text:c="8"/></text:span><text:span text:style-name="T1">self</text:span><text:span text:style-name="T5">.</text:span><text:span text:style-name="T31">integerVariable</text:span><text:span text:style-name="T5"> = aDecoder.</text:span><text:span text:style-name="T9">decodeInteger</text:span><text:span text:style-name="T5">(forKey: </text:span><text:span text:style-name="T13">"integerKey"</text:span><text:span text:style-name="T5">) </text:span><text:span text:style-name="T1">as</text:span><text:span text:style-name="T5"> </text:span><text:span text:style-name="T15">Int</text:span></text:p>
      <text:p text:style-name="P14"><text:s text:c="4"/>}<text:bookmark-end text:name="__DdeLink__1359_2128108702"/></text:p>
      <text:p text:style-name="P14"><text:s text:c="4"/></text:p>
      <text:p text:style-name="P14"><text:s text:c="4"/></text:p>
      <text:p text:style-name="P120">}</text:p>
      <text:p text:style-name="P16"/>
      <text:p text:style-name="P43">You must extend the class to NSSecureCoding <text:span text:style-name="T33">and set the property of supportsSecureCoding to true.</text:span></text:p>
      <text:p text:style-name="P43"/>
      <text:p text:style-name="P6"><text:span text:style-name="T1">class</text:span><text:span text:style-name="T5"> CustomClass: </text:span><text:span text:style-name="T15">NSObject</text:span><text:span text:style-name="T5">, </text:span><text:span text:style-name="T15">NSSecureCoding</text:span><text:span text:style-name="T5"> {</text:span></text:p>
      <text:p text:style-name="P44"><text:span text:style-name="T18"><text:s text:c="4"/></text:span><text:span text:style-name="T3">static</text:span><text:span text:style-name="T18"> </text:span><text:span text:style-name="T3">var</text:span><text:span text:style-name="T18"> supportsSecureCoding: </text:span><text:span text:style-name="T14">Bool</text:span><text:span text:style-name="T18"> { </text:span><text:span text:style-name="T3">return</text:span><text:span text:style-name="T18"> </text:span><text:span text:style-name="T3">true</text:span><text:span text:style-name="T18"> }</text:span></text:p>
      <text:p text:style-name="P16"/>
      <text:p text:style-name="P45">You need to implement two methods. The encode method (when we serialize our object to the serialized file) and init method with “coder aDecoder: NSCoder” signature <text:span text:style-name="T34">(when we deserialize our object from the serialized file)</text:span>.</text:p>
      <text:p text:style-name="P45"/>
      <text:p text:style-name="P7"><text:span text:style-name="T1">func</text:span><text:span text:style-name="T5"> encode(with aCoder: </text:span><text:span text:style-name="T15">NSCoder</text:span><text:span text:style-name="T5">) {</text:span></text:p>
      <text:p text:style-name="P7"><text:span text:style-name="T5"><text:s text:c="4"/></text:span><text:bookmark-start text:name="__DdeLink__1361_2128108702"/><text:span text:style-name="T5">aCoder.</text:span><text:span text:style-name="T9">encode</text:span><text:span text:style-name="T5">(</text:span><text:span text:style-name="T1">self</text:span><text:span text:style-name="T5">.</text:span><text:span text:style-name="T31">stringVariable</text:span><text:span text:style-name="T5">, forKey: </text:span><text:span text:style-name="T13">"stringKey"</text:span><text:span text:style-name="T5">)</text:span><text:bookmark-end text:name="__DdeLink__1361_2128108702"/></text:p>
      <text:p text:style-name="P7"><text:span text:style-name="T5"><text:s text:c="4"/>aCoder.</text:span><text:span text:style-name="T9">encode</text:span><text:span text:style-name="T5">(</text:span><text:span text:style-name="T1">self</text:span><text:span text:style-name="T5">.</text:span><text:span text:style-name="T31">integerVariable</text:span><text:span text:style-name="T5">, forKey: </text:span><text:span text:style-name="T13">"integerKey"</text:span><text:span text:style-name="T5">)</text:span></text:p>
      <text:p text:style-name="P121">}</text:p>
      <text:p text:style-name="P16"/>
      <text:p text:style-name="P7"><text:span text:style-name="T1">required</text:span><text:span text:style-name="T5"> </text:span><text:span text:style-name="T1">init</text:span><text:span text:style-name="T5">?(coder aDecoder: </text:span><text:span text:style-name="T15">NSCoder</text:span><text:span text:style-name="T5">) {</text:span></text:p>
      <text:p text:style-name="P7"><text:span text:style-name="T5"><text:s text:c="4"/></text:span><text:bookmark-start text:name="__DdeLink__1363_2128108702"/><text:span text:style-name="T1">self</text:span><text:span text:style-name="T5">.</text:span><text:span text:style-name="T31">stringVariable</text:span><text:span text:style-name="T5"> = aDecoder.</text:span><text:span text:style-name="T9">decodeObject</text:span><text:span text:style-name="T5">(of: </text:span><text:span text:style-name="T15">NSString</text:span><text:span text:style-name="T5">.</text:span><text:span text:style-name="T1">self</text:span><text:span text:style-name="T5">, forKey: </text:span><text:span text:style-name="T13">"stringKey"</text:span><text:span text:style-name="T5">)! </text:span><text:span text:style-name="T1">as</text:span><text:span text:style-name="T5"> </text:span><text:span text:style-name="T15">String</text:span></text:p>
      <text:p text:style-name="P7"><text:span text:style-name="T5"><text:s text:c="4"/></text:span><text:span text:style-name="T1">self</text:span><text:span text:style-name="T5">.</text:span><text:span text:style-name="T31">integerVariable</text:span><text:span text:style-name="T5"> = aDecoder.</text:span><text:span text:style-name="T9">decodeInteger</text:span><text:span text:style-name="T5">(forKey: </text:span><text:span text:style-name="T13">"integerKey"</text:span><text:span text:style-name="T5">) </text:span><text:span text:style-name="T1">as</text:span><text:span text:style-name="T5"> </text:span><text:span text:style-name="T15">Int</text:span><text:bookmark-end text:name="__DdeLink__1363_2128108702"/></text:p>
      <text:p text:style-name="P118">}</text:p>
      <text:p text:style-name="P16"/>
      <text:p text:style-name="P46">To serialize our object we can use encode method from NSCoder instance.</text:p>
      <text:p text:style-name="P46"/>
      <text:p text:style-name="P47"><text:soft-page-break/><text:span text:style-name="T18">aCoder.</text:span><text:span text:style-name="T8">encode</text:span><text:span text:style-name="T18">(</text:span><text:span text:style-name="T3">self</text:span><text:span text:style-name="T18">.</text:span><text:span text:style-name="T30">stringVariable</text:span><text:span text:style-name="T18">, forKey: </text:span><text:span text:style-name="T12">"stringKey"</text:span><text:span text:style-name="T18">)</text:span></text:p>
      <text:p text:style-name="P16"/>
      <text:p text:style-name="P46">self.stringVariable is our object (a string in this case), forKey parameter is our key in the serialized file. We gave “stringKey” as the value for the key.</text:p>
      <text:p text:style-name="P46"/>
      <text:p text:style-name="P46">To unserialize our object, depending on the type of the object, we use decodeObject, decodeInt.</text:p>
      <text:p text:style-name="P46"/>
      <text:p text:style-name="P7"><text:span text:style-name="T1">self</text:span><text:span text:style-name="T5">.</text:span><text:span text:style-name="T31">stringVariable</text:span><text:span text:style-name="T5"> = aDecoder.</text:span><text:span text:style-name="T9">decodeObject</text:span><text:span text:style-name="T5">(of: </text:span><text:span text:style-name="T15">NSString</text:span><text:span text:style-name="T5">.</text:span><text:span text:style-name="T1">self</text:span><text:span text:style-name="T5">, forKey: </text:span><text:span text:style-name="T13">"stringKey"</text:span><text:span text:style-name="T5">)! </text:span><text:span text:style-name="T1">as</text:span><text:span text:style-name="T5"> </text:span><text:span text:style-name="T15">String</text:span></text:p>
      <text:p text:style-name="P47"><text:span text:style-name="T3">self</text:span><text:span text:style-name="T18">.</text:span><text:span text:style-name="T30">integerVariable</text:span><text:span text:style-name="T18"> = aDecoder.</text:span><text:span text:style-name="T8">decodeInteger</text:span><text:span text:style-name="T18">(forKey: </text:span><text:span text:style-name="T12">"integerKey"</text:span><text:span text:style-name="T18">) </text:span><text:span text:style-name="T3">as</text:span><text:span text:style-name="T18"> </text:span><text:span text:style-name="T14">Int</text:span></text:p>
      <text:p text:style-name="P16"/>
      <text:p text:style-name="P50">The serialized file is binary file. <text:span text:style-name="T36">So you can not read it in raw version.</text:span></text:p>
      <text:p text:style-name="P50"/>
      <text:p text:style-name="P50"><text:span text:style-name="T3">let</text:span><text:span text:style-name="T18"> dataCustomClass = </text:span><text:span text:style-name="T3">try</text:span><text:span text:style-name="T18"> </text:span><text:span text:style-name="T14">Data</text:span><text:span text:style-name="T18">(contentsOf: customClassFileUrl)</text:span></text:p>
      <text:p text:style-name="P50"><text:span text:style-name="T8">dump</text:span><text:span text:style-name="T18">(dataCustomClass)</text:span></text:p>
      <text:p text:style-name="P16"/>
      <text:p text:style-name="P51">To unser<text:span text:style-name="T37">ialize our object, we can use NSKeyedUnarchiver with unarchivedobject method.</text:span></text:p>
      <text:p text:style-name="P51"/>
      <text:p text:style-name="P51"><text:span text:style-name="T3">let</text:span><text:span text:style-name="T18"> customClassDataFromFile = </text:span><text:span text:style-name="T3">try</text:span><text:span text:style-name="T18"> </text:span><text:span text:style-name="T14">Data</text:span><text:span text:style-name="T18">(contentsOf: customClassFileUrl)</text:span></text:p>
      <text:p text:style-name="P5"><text:span text:style-name="T1">let</text:span><text:span text:style-name="T5"> customClassFromFile = </text:span><text:span text:style-name="T1">try</text:span><text:span text:style-name="T5"> </text:span><text:span text:style-name="T15">NSKeyedUnarchiver</text:span><text:span text:style-name="T5">.</text:span><text:span text:style-name="T9">unarchivedObject</text:span><text:span text:style-name="T5">(ofClass: </text:span><text:span text:style-name="T31">CustomClass</text:span><text:span text:style-name="T5">.</text:span><text:span text:style-name="T1">self</text:span><text:span text:style-name="T5">, from: customClassDataFromFile)!</text:span></text:p>
      <text:p text:style-name="P51"><text:span text:style-name="T8">dump</text:span><text:span text:style-name="T18">(customClassFromFile)</text:span></text:p>
      <text:p text:style-name="P16"/>
      <text:p text:style-name="P52">Run the application. You will get this output.</text:p>
      <text:p text:style-name="P52"/>
      <text:p text:style-name="P142">NSString</text:p>
      <text:p text:style-name="P111">String</text:p>
      <text:p text:style-name="P111">&lt;?xml version="1.0" encoding="UTF-8"?&gt;</text:p>
      <text:p text:style-name="P111">&lt;!DOCTYPE plist PUBLIC "-//Apple//DTD PLIST 1.0//EN" "http://www.apple.com/DTDs/PropertyList-1.0.dtd"&gt;</text:p>
      <text:p text:style-name="P111">&lt;plist version="1.0"&gt;</text:p>
      <text:p text:style-name="P111">&lt;dict&gt;</text:p>
      <text:p text:style-name="P111"><text:tab/>&lt;key&gt;number&lt;/key&gt;</text:p>
      <text:p text:style-name="P111"><text:tab/>&lt;integer&gt;300&lt;/integer&gt;</text:p>
      <text:p text:style-name="P111">&lt;/dict&gt;</text:p>
      <text:p text:style-name="P111">&lt;/plist&gt;</text:p>
      <text:p text:style-name="P111"/>
      <text:p text:style-name="P111">▿ 310 bytes</text:p>
      <text:p text:style-name="P111"><text:s text:c="2"/>- count: 310</text:p>
      <text:p text:style-name="P111"><text:s text:c="2"/>▿ pointer: 0x00007f91b7404480</text:p>
      <text:p text:style-name="P111"><text:s text:c="4"/>- pointerValue: 140263821427840</text:p>
      <text:p text:style-name="P111">▿ &lt;HelloDataPersistence2.CustomClass: 0x600001c19180&gt; #0</text:p>
      <text:p text:style-name="P111"><text:s text:c="2"/>- super: NSObject</text:p>
      <text:p text:style-name="P111"><text:s text:c="2"/>- stringVariable: "String"</text:p>
      <text:p text:style-name="P111"><text:s text:c="2"/>- integerVariable: 45</text:p>
      <text:p text:style-name="P52"/>
      <text:p text:style-name="P53"/>
      <text:p text:style-name="P16"/>
      <text:p text:style-name="P16"/>
      <text:p text:style-name="P107"><text:soft-page-break/>Serialization with <text:span text:style-name="T39">PropertyListEncoder and </text:span>Codable</text:p>
      <text:p text:style-name="P54"/>
      <text:p text:style-name="P55">The more modern way to serialize objects to file is to use PropertyListEncoder and Codable.</text:p>
      <text:p text:style-name="P55"/>
      <text:p text:style-name="P56">Create a new single view project. Name it HelloDataPersistence3.</text:p>
      <text:p text:style-name="P56"/>
      <text:p text:style-name="P56">Create CustomClass.swift inside HelloDataPersistence3 directory.</text:p>
      <text:p text:style-name="P56"/>
      <text:p text:style-name="P56"><text:span text:style-name="T3">import</text:span><text:span text:style-name="T18"> Foundation</text:span></text:p>
      <text:p text:style-name="P14"/>
      <text:p text:style-name="P14"/>
      <text:p text:style-name="P5"><text:span text:style-name="T1">class</text:span><text:span text:style-name="T5"> CustomClass: </text:span><text:span text:style-name="T15">NSObject</text:span><text:span text:style-name="T5">, </text:span><text:span text:style-name="T15">Codable</text:span><text:span text:style-name="T5"> {</text:span></text:p>
      <text:p text:style-name="P5"><text:span text:style-name="T5"><text:s text:c="4"/></text:span><text:span text:style-name="T1">static</text:span><text:span text:style-name="T5"> </text:span><text:span text:style-name="T1">var</text:span><text:span text:style-name="T5"> supportsSecureCoding: </text:span><text:span text:style-name="T15">Bool</text:span><text:span text:style-name="T5"> { </text:span><text:span text:style-name="T1">return</text:span><text:span text:style-name="T5"> </text:span><text:span text:style-name="T1">true</text:span><text:span text:style-name="T5"> }</text:span></text:p>
      <text:p text:style-name="P14"><text:s text:c="4"/></text:p>
      <text:p text:style-name="P5"><text:span text:style-name="T5"><text:s text:c="4"/></text:span><text:span text:style-name="T1">var</text:span><text:span text:style-name="T5"> stringVariable : </text:span><text:span text:style-name="T15">String</text:span></text:p>
      <text:p text:style-name="P5"><text:span text:style-name="T5"><text:s text:c="4"/></text:span><text:span text:style-name="T1">var</text:span><text:span text:style-name="T5"> integerVariable : </text:span><text:span text:style-name="T15">Int</text:span></text:p>
      <text:p text:style-name="P14"><text:s text:c="4"/></text:p>
      <text:p text:style-name="P5"><text:span text:style-name="T5"><text:s text:c="4"/></text:span><text:span text:style-name="T1">init</text:span><text:span text:style-name="T5">(stringVariable: </text:span><text:span text:style-name="T15">String</text:span><text:span text:style-name="T5">, integerVariable: </text:span><text:span text:style-name="T15">Int</text:span><text:span text:style-name="T5">) {</text:span></text:p>
      <text:p text:style-name="P5"><text:span text:style-name="T5"><text:s text:c="8"/></text:span><text:span text:style-name="T1">self</text:span><text:span text:style-name="T5">.</text:span><text:span text:style-name="T31">stringVariable</text:span><text:span text:style-name="T5"> = stringVariable</text:span></text:p>
      <text:p text:style-name="P5"><text:span text:style-name="T5"><text:s text:c="8"/></text:span><text:span text:style-name="T1">self</text:span><text:span text:style-name="T5">.</text:span><text:span text:style-name="T31">integerVariable</text:span><text:span text:style-name="T5"> = integerVariable</text:span></text:p>
      <text:p text:style-name="P5"><text:span text:style-name="T5"><text:s text:c="8"/></text:span><text:span text:style-name="T1">super</text:span><text:span text:style-name="T5">.</text:span><text:span text:style-name="T15">init</text:span><text:span text:style-name="T5">()</text:span></text:p>
      <text:p text:style-name="P14"><text:s text:c="4"/>}</text:p>
      <text:p text:style-name="P14"><text:s text:c="4"/></text:p>
      <text:p text:style-name="P122">}</text:p>
      <text:p text:style-name="P16"/>
      <text:p text:style-name="P56">Compared to previous CustomClass implementation, this class extends Codable. It still has <text:span text:style-name="T40">an optional </text:span>supportsSecureCoding property.</text:p>
      <text:p text:style-name="P56"/>
      <text:p text:style-name="P37">Edit ViewController.swift.</text:p>
      <text:p text:style-name="P37"/>
      <text:p text:style-name="P37">Add this block inside viewDidLoad method.</text:p>
      <text:p text:style-name="P37"/>
      <text:p text:style-name="P37"><text:span text:style-name="T3">do</text:span><text:span text:style-name="T18"> {</text:span></text:p>
      <text:p text:style-name="P17">...</text:p>
      <text:p text:style-name="P17"><text:span text:style-name="T18">} </text:span><text:span text:style-name="T3">catch</text:span><text:span text:style-name="T18"> {</text:span></text:p>
      <text:p text:style-name="P8"><text:span text:style-name="T5"><text:s text:c="4"/></text:span><text:span text:style-name="T9">print</text:span><text:span text:style-name="T5">(</text:span><text:span text:style-name="T13">"catch </text:span><text:span text:style-name="T5">\</text:span><text:span text:style-name="T13">(</text:span><text:span text:style-name="T5">error</text:span><text:span text:style-name="T13">)"</text:span><text:span text:style-name="T5">)</text:span></text:p>
      <text:p text:style-name="P119">}</text:p>
      <text:p text:style-name="P17"/>
      <text:p text:style-name="P39">As usual put the code inside do block.</text:p>
      <text:p text:style-name="P39"/>
      <text:p text:style-name="P39">Start by getting a document directory url.</text:p>
      <text:p text:style-name="P39"/>
      <text:p text:style-name="P39"><text:span text:style-name="T3">let</text:span><text:span text:style-name="T18"> fm = </text:span><text:span text:style-name="T14">FileManager</text:span><text:span text:style-name="T18">.</text:span><text:span text:style-name="T14">default</text:span></text:p>
      <text:p text:style-name="P115"><text:s text:c="12"/></text:p>
      <text:p text:style-name="P8"><text:span text:style-name="T1">let</text:span><text:span text:style-name="T5"> docsurl = </text:span><text:span text:style-name="T1">try</text:span><text:span text:style-name="T5"> fm.</text:span><text:span text:style-name="T9">url</text:span><text:span text:style-name="T5">(for: .</text:span><text:span text:style-name="T9">documentDirectory</text:span><text:span text:style-name="T5">,</text:span></text:p>
      <text:p text:style-name="P39"><text:span text:style-name="T18"><text:s text:c="9"/>in: .</text:span><text:span text:style-name="T14">userDomainMask</text:span><text:span text:style-name="T18">, appropriateFor: </text:span><text:span text:style-name="T3">nil</text:span><text:span text:style-name="T18">, create: </text:span><text:span text:style-name="T3">false</text:span><text:span text:style-name="T18">)</text:span></text:p>
      <text:p text:style-name="P16"/>
      <text:p text:style-name="P16"/>
      <text:p text:style-name="P16"/>
      <text:p text:style-name="P16"/>
      <text:p text:style-name="P16"/>
      <text:p text:style-name="P16"/>
      <text:p text:style-name="P57"><text:soft-page-break/>To serialize our CustomClass instance, use encode method of PropertyListEncoder instance. </text:p>
      <text:p text:style-name="P57"/>
      <text:p text:style-name="P57"><text:span text:style-name="T3">let</text:span><text:span text:style-name="T18"> customClass = </text:span><text:span text:style-name="T30">CustomClass</text:span><text:span text:style-name="T18">(stringVariable: </text:span><text:span text:style-name="T12">"String"</text:span><text:span text:style-name="T18">, integerVariable: </text:span><text:span text:style-name="T27">45</text:span><text:span text:style-name="T18">)</text:span></text:p>
      <text:p text:style-name="P14"><text:s text:c="12"/></text:p>
      <text:p text:style-name="P5"><text:span text:style-name="T1">let</text:span><text:span text:style-name="T5"> propertyListEncoder = </text:span><text:span text:style-name="T15">PropertyListEncoder</text:span><text:span text:style-name="T5">()</text:span></text:p>
      <text:p text:style-name="P5"><text:span text:style-name="T5">propertyListEncoder.</text:span><text:span text:style-name="T15">outputFormat</text:span><text:span text:style-name="T5"> = .</text:span><text:span text:style-name="T9">xml</text:span></text:p>
      <text:p text:style-name="P14"><text:s text:c="12"/></text:p>
      <text:p text:style-name="P5"><text:span text:style-name="T1">let</text:span><text:span text:style-name="T5"> customClassDataInXML = </text:span><text:span text:style-name="T1">try</text:span><text:span text:style-name="T5"> propertyListEncoder.</text:span><text:span text:style-name="T9">encode</text:span><text:span text:style-name="T5">(customClass)</text:span></text:p>
      <text:p text:style-name="P5"><text:span text:style-name="T1">let</text:span><text:span text:style-name="T5"> customClassFileInXML = docsurl.</text:span><text:span text:style-name="T9">appendingPathComponent</text:span><text:span text:style-name="T5">(</text:span><text:span text:style-name="T13">"customClassInXML.txt"</text:span><text:span text:style-name="T5">)</text:span></text:p>
      <text:p text:style-name="P57"><text:span text:style-name="T3">try</text:span><text:span text:style-name="T18"> customClassDataInXML.</text:span><text:span text:style-name="T8">write</text:span><text:span text:style-name="T18">(to: customClassFileInXML, options: .</text:span><text:span text:style-name="T14">atomic</text:span><text:span text:style-name="T18">)</text:span></text:p>
      <text:p text:style-name="P16"/>
      <text:p text:style-name="P57">You have two output format of the serialization file, the binary and the xml. In this example, we use xml serialization format. <text:span text:style-name="T41">We can read the xml file using String constructor.</text:span></text:p>
      <text:p text:style-name="P57"/>
      <text:p text:style-name="P57"><text:span text:style-name="T3">let</text:span><text:span text:style-name="T18"> customClassDataFromFileInXML = </text:span><text:span text:style-name="T3">try</text:span><text:span text:style-name="T18"> </text:span><text:span text:style-name="T14">Data</text:span><text:span text:style-name="T18">(contentsOf: customClassFileInXML)</text:span></text:p>
      <text:p text:style-name="P5"><text:span text:style-name="T9">dump</text:span><text:span text:style-name="T5">(customClassDataFromFileInXML)</text:span></text:p>
      <text:p text:style-name="P5"><text:span text:style-name="T1">let</text:span><text:span text:style-name="T5"> stringCustomClassDataFromFileInXML = </text:span><text:span text:style-name="T1">try</text:span><text:span text:style-name="T5"> </text:span><text:span text:style-name="T15">String</text:span><text:span text:style-name="T5">(contentsOf: customClassFileInXML)</text:span></text:p>
      <text:p text:style-name="P57"><text:span text:style-name="T8">dump</text:span><text:span text:style-name="T18">(stringCustomClassDataFromFileInXML)</text:span></text:p>
      <text:p text:style-name="P16"/>
      <text:p text:style-name="P58">You can also use the binary format in serialization.</text:p>
      <text:p text:style-name="P58"/>
      <text:p text:style-name="P58"><text:span text:style-name="T18">propertyListEncoder.</text:span><text:span text:style-name="T14">outputFormat</text:span><text:span text:style-name="T18"> = .</text:span><text:span text:style-name="T8">binary</text:span></text:p>
      <text:p text:style-name="P138"><text:s text:c="12"/></text:p>
      <text:p text:style-name="P5"><text:span text:style-name="T1">let</text:span><text:span text:style-name="T5"> customClassDataInBinary = </text:span><text:span text:style-name="T1">try</text:span><text:span text:style-name="T5"> propertyListEncoder.</text:span><text:span text:style-name="T9">encode</text:span><text:span text:style-name="T5">(customClass)</text:span></text:p>
      <text:p text:style-name="P5"><text:span text:style-name="T1">let</text:span><text:span text:style-name="T5"> customClassFileInBinary = docsurl.</text:span><text:span text:style-name="T9">appendingPathComponent</text:span><text:span text:style-name="T5">(</text:span><text:span text:style-name="T13">"customClassInBinary.txt"</text:span><text:span text:style-name="T5">)</text:span></text:p>
      <text:p text:style-name="P5"><text:span text:style-name="T1">try</text:span><text:span text:style-name="T5"> customClassDataInBinary.</text:span><text:span text:style-name="T9">write</text:span><text:span text:style-name="T5">(to: customClassFileInBinary, options: .</text:span><text:span text:style-name="T15">atomic</text:span><text:span text:style-name="T5">)</text:span></text:p>
      <text:p text:style-name="P14"><text:s text:c="12"/></text:p>
      <text:p text:style-name="P5"><text:span text:style-name="T1">let</text:span><text:span text:style-name="T5"> customClassDataFromFileInBinary = </text:span><text:span text:style-name="T1">try</text:span><text:span text:style-name="T5"> </text:span><text:span text:style-name="T15">Data</text:span><text:span text:style-name="T5">(contentsOf: customClassFileInBinary)</text:span></text:p>
      <text:p text:style-name="P58"><text:span text:style-name="T8">dump</text:span><text:span text:style-name="T18">(customClassDataFromFileInBinary)</text:span></text:p>
      <text:p text:style-name="P16"/>
      <text:p text:style-name="P59">To decode the object, we use PropertyListDecoder instance. We can decode the object either from the xml file and the binary file.</text:p>
      <text:p text:style-name="P59"/>
      <text:p text:style-name="P59"><text:span text:style-name="T3">let</text:span><text:span text:style-name="T18"> propertyListDecoder = </text:span><text:span text:style-name="T14">PropertyListDecoder</text:span><text:span text:style-name="T18">()</text:span></text:p>
      <text:p text:style-name="P14"><text:s text:c="12"/></text:p>
      <text:p text:style-name="P5"><text:span text:style-name="T1">var</text:span><text:span text:style-name="T5"> customClassFromFile = </text:span><text:span text:style-name="T1">try</text:span><text:span text:style-name="T5"> propertyListDecoder.</text:span><text:span text:style-name="T9">decode</text:span><text:span text:style-name="T5">(</text:span><text:span text:style-name="T31">CustomClass</text:span><text:span text:style-name="T5">.</text:span><text:span text:style-name="T1">self</text:span><text:span text:style-name="T5">, from: customClassDataFromFileInBinary)</text:span></text:p>
      <text:p text:style-name="P5"><text:span text:style-name="T9">dump</text:span><text:span text:style-name="T5">(customClassFromFile)</text:span></text:p>
      <text:p text:style-name="P14"><text:s text:c="12"/></text:p>
      <text:p text:style-name="P5"><text:soft-page-break/><text:span text:style-name="T5">customClassFromFile = </text:span><text:span text:style-name="T1">try</text:span><text:span text:style-name="T5"> propertyListDecoder.</text:span><text:span text:style-name="T9">decode</text:span><text:span text:style-name="T5">(</text:span><text:span text:style-name="T31">CustomClass</text:span><text:span text:style-name="T5">.</text:span><text:span text:style-name="T1">self</text:span><text:span text:style-name="T5">, from: customClassDataFromFileInXML)</text:span></text:p>
      <text:p text:style-name="P59"><text:span text:style-name="T8">dump</text:span><text:span text:style-name="T18">(customClassFromFile)</text:span></text:p>
      <text:p text:style-name="P16"/>
      <text:p text:style-name="P60">Run the application and you will get this output.</text:p>
      <text:p text:style-name="P60"/>
      <text:p text:style-name="P143">▿ 291 bytes</text:p>
      <text:p text:style-name="P111"><text:s text:c="2"/>- count: 291</text:p>
      <text:p text:style-name="P111"><text:s text:c="2"/>▿ pointer: 0x00007f8ae3500f20</text:p>
      <text:p text:style-name="P111"><text:s text:c="4"/>- pointerValue: 140234495889184</text:p>
      <text:p text:style-name="P111">- "&lt;?xml version=\"1.0\" encoding=\"UTF-8\"?&gt;\n&lt;!DOCTYPE plist PUBLIC \"-//Apple//DTD PLIST 1.0//EN\" \"http://www.apple.com/DTDs/PropertyList-1.0.dtd\"&gt;\n&lt;plist version=\"1.0\"&gt;\n&lt;dict&gt;\n\t&lt;key&gt;integerVariable&lt;/key&gt;\n\t&lt;integer&gt;45&lt;/integer&gt;\n\t&lt;key&gt;stringVariable&lt;/key&gt;\n\t&lt;string&gt;String&lt;/string&gt;\n&lt;/dict&gt;\n&lt;/plist&gt;\n"</text:p>
      <text:p text:style-name="P111">▿ 92 bytes</text:p>
      <text:p text:style-name="P111"><text:s text:c="2"/>- count: 92</text:p>
      <text:p text:style-name="P111"><text:s text:c="2"/>▿ pointer: 0x0000600000951aa0</text:p>
      <text:p text:style-name="P111"><text:s text:c="4"/>- pointerValue: 105553126038176</text:p>
      <text:p text:style-name="P111">▿ &lt;HelloDataPersistence3.CustomClass: 0x600002d13160&gt; #0</text:p>
      <text:p text:style-name="P111"><text:s text:c="2"/>- super: NSObject</text:p>
      <text:p text:style-name="P111"><text:s text:c="2"/>- stringVariable: "String"</text:p>
      <text:p text:style-name="P111"><text:s text:c="2"/>- integerVariable: 45</text:p>
      <text:p text:style-name="P111">▿ &lt;HelloDataPersistence3.CustomClass: 0x600002d08760&gt; #0</text:p>
      <text:p text:style-name="P111"><text:s text:c="2"/>- super: NSObject</text:p>
      <text:p text:style-name="P111"><text:s text:c="2"/>- stringVariable: "String"</text:p>
      <text:p text:style-name="P143"><text:s text:c="2"/>- integerVariable: 45</text:p>
      <text:p text:style-name="P16"/>
      <text:p text:style-name="P61">The binary file is more compact than the xml file. But we can not read it directly.</text:p>
      <text:p text:style-name="P16"/>
      <text:p text:style-name="P108">UserDefaults</text:p>
      <text:p text:style-name="P62"/>
      <text:p text:style-name="P62">This is a default database. We can store values here.</text:p>
      <text:p text:style-name="P62"/>
      <text:p text:style-name="P63">Create a new single view project. Name it HelloDataPersistence4.</text:p>
      <text:p text:style-name="P63"/>
      <text:p text:style-name="P63">Create CustomClass.swift inside HelloDataPersistence4.</text:p>
      <text:p text:style-name="P63"/>
      <text:p text:style-name="P63"><text:span text:style-name="T3">import</text:span><text:span text:style-name="T18"> Foundation</text:span></text:p>
      <text:p text:style-name="P14"/>
      <text:p text:style-name="P14"/>
      <text:p text:style-name="P5"><text:span text:style-name="T1">class</text:span><text:span text:style-name="T5"> CustomClass: </text:span><text:span text:style-name="T15">NSObject</text:span><text:span text:style-name="T5">, </text:span><text:span text:style-name="T15">Codable</text:span><text:span text:style-name="T5"> {</text:span></text:p>
      <text:p text:style-name="P5"><text:span text:style-name="T5"><text:s text:c="4"/></text:span><text:span text:style-name="T1">static</text:span><text:span text:style-name="T5"> </text:span><text:span text:style-name="T1">var</text:span><text:span text:style-name="T5"> supportsSecureCoding: </text:span><text:span text:style-name="T15">Bool</text:span><text:span text:style-name="T5"> { </text:span><text:span text:style-name="T1">return</text:span><text:span text:style-name="T5"> </text:span><text:span text:style-name="T1">true</text:span><text:span text:style-name="T5"> }</text:span></text:p>
      <text:p text:style-name="P14"><text:s text:c="4"/></text:p>
      <text:p text:style-name="P5"><text:span text:style-name="T5"><text:s text:c="4"/></text:span><text:span text:style-name="T1">var</text:span><text:span text:style-name="T5"> stringVariable : </text:span><text:span text:style-name="T15">String</text:span></text:p>
      <text:p text:style-name="P5"><text:span text:style-name="T5"><text:s text:c="4"/></text:span><text:span text:style-name="T1">var</text:span><text:span text:style-name="T5"> integerVariable : </text:span><text:span text:style-name="T15">Int</text:span></text:p>
      <text:p text:style-name="P14"><text:s text:c="4"/></text:p>
      <text:p text:style-name="P5"><text:span text:style-name="T5"><text:s text:c="4"/></text:span><text:span text:style-name="T1">init</text:span><text:span text:style-name="T5">(stringVariable: </text:span><text:span text:style-name="T15">String</text:span><text:span text:style-name="T5">, integerVariable: </text:span><text:span text:style-name="T15">Int</text:span><text:span text:style-name="T5">) {</text:span></text:p>
      <text:p text:style-name="P5"><text:span text:style-name="T5"><text:s text:c="8"/></text:span><text:span text:style-name="T1">self</text:span><text:span text:style-name="T5">.</text:span><text:span text:style-name="T31">stringVariable</text:span><text:span text:style-name="T5"> = stringVariable</text:span></text:p>
      <text:p text:style-name="P5"><text:soft-page-break/><text:span text:style-name="T5"><text:s text:c="8"/></text:span><text:span text:style-name="T1">self</text:span><text:span text:style-name="T5">.</text:span><text:span text:style-name="T31">integerVariable</text:span><text:span text:style-name="T5"> = integerVariable</text:span></text:p>
      <text:p text:style-name="P5"><text:span text:style-name="T5"><text:s text:c="8"/></text:span><text:span text:style-name="T1">super</text:span><text:span text:style-name="T5">.</text:span><text:span text:style-name="T15">init</text:span><text:span text:style-name="T5">()</text:span></text:p>
      <text:p text:style-name="P14"><text:s text:c="4"/>}</text:p>
      <text:p text:style-name="P14"><text:s text:c="4"/></text:p>
      <text:p text:style-name="P123">}</text:p>
      <text:p text:style-name="P16"/>
      <text:p text:style-name="P63">Edit AppDelegate.swift.</text:p>
      <text:p text:style-name="P63"/>
      <text:p text:style-name="P63">Edit this method.</text:p>
      <text:p text:style-name="P63"/>
      <text:p text:style-name="P63"><text:span text:style-name="T3">func</text:span><text:span text:style-name="T18"> application(</text:span><text:span text:style-name="T3">_</text:span><text:span text:style-name="T18"> application: </text:span><text:span text:style-name="T14">UIApplication</text:span><text:span text:style-name="T18">, didFinishLaunchingWithOptions launchOptions: [</text:span><text:span text:style-name="T14">UIApplication</text:span><text:span text:style-name="T18">.</text:span><text:span text:style-name="T14">LaunchOptionsKey</text:span><text:span text:style-name="T18">: </text:span><text:span text:style-name="T3">Any</text:span><text:span text:style-name="T18">]?) -&gt; </text:span><text:span text:style-name="T14">Bool</text:span><text:span text:style-name="T18"> {</text:span></text:p>
      <text:p text:style-name="P16"/>
      <text:p text:style-name="P63">Add this code below inside the mentioned code.</text:p>
      <text:p text:style-name="P16"/>
      <text:p text:style-name="P16"><text:span text:style-name="T3">let</text:span><text:span text:style-name="T18"> defaultValues = [</text:span></text:p>
      <text:p text:style-name="P5"><text:span text:style-name="T5"><text:s text:c="4"/></text:span><text:span text:style-name="T13">"number1"</text:span><text:span text:style-name="T5">: </text:span><text:span text:style-name="T28">3</text:span><text:span text:style-name="T5">,</text:span></text:p>
      <text:p text:style-name="P5"><text:span text:style-name="T5"><text:s text:c="4"/></text:span><text:span text:style-name="T13">"string1"</text:span><text:span text:style-name="T5">: </text:span><text:span text:style-name="T13">"Hello World"</text:span><text:span text:style-name="T5">,</text:span></text:p>
      <text:p text:style-name="P5"><text:span text:style-name="T5"><text:s text:c="4"/></text:span><text:span text:style-name="T13">"cocoa1"</text:span><text:span text:style-name="T5">: </text:span><text:span text:style-name="T1">try</text:span><text:span text:style-name="T5">! </text:span><text:span text:style-name="T15">NSKeyedArchiver</text:span><text:span text:style-name="T5">.</text:span><text:span text:style-name="T9">archivedData</text:span><text:span text:style-name="T5">(withRootObject: </text:span><text:span text:style-name="T15">UIFont</text:span><text:span text:style-name="T5">.</text:span><text:span text:style-name="T9">systemFont</text:span><text:span text:style-name="T5">(ofSize: </text:span><text:span text:style-name="T28">16</text:span><text:span text:style-name="T5">, weight: </text:span><text:span text:style-name="T15">UIFont</text:span><text:span text:style-name="T5">.</text:span><text:span text:style-name="T15">Weight</text:span><text:span text:style-name="T5">.</text:span><text:span text:style-name="T15">thin</text:span><text:span text:style-name="T5">), requiringSecureCoding: </text:span><text:span text:style-name="T1">true</text:span><text:span text:style-name="T5">),</text:span></text:p>
      <text:p text:style-name="P5"><text:span text:style-name="T5"><text:s text:c="4"/></text:span><text:span text:style-name="T13">"property1"</text:span><text:span text:style-name="T5">: </text:span><text:span text:style-name="T1">try</text:span><text:span text:style-name="T5">! </text:span><text:span text:style-name="T15">PropertyListEncoder</text:span><text:span text:style-name="T5">().</text:span><text:span text:style-name="T9">encode</text:span><text:span text:style-name="T5">(</text:span><text:span text:style-name="T31">CustomClass</text:span><text:span text:style-name="T5">(stringVariable: </text:span><text:span text:style-name="T13">"string1"</text:span><text:span text:style-name="T5">, integerVariable: </text:span><text:span text:style-name="T28">3</text:span><text:span text:style-name="T5">))</text:span></text:p>
      <text:p text:style-name="P5"><text:span text:style-name="T5">] </text:span><text:span text:style-name="T1">as</text:span><text:span text:style-name="T5"> [</text:span><text:span text:style-name="T15">String</text:span><text:span text:style-name="T5"> : </text:span><text:span text:style-name="T1">Any</text:span><text:span text:style-name="T5">]</text:span></text:p>
      <text:p text:style-name="P5"><text:bookmark-start text:name="__DdeLink__2365_2128108702"/><text:bookmark-start text:name="__DdeLink__2363_2128108702"/><text:span text:style-name="T15">UserDefaults</text:span><text:span text:style-name="T5">.</text:span><text:span text:style-name="T15">standard</text:span><text:span text:style-name="T5">.</text:span><text:span text:style-name="T9">register</text:span><text:span text:style-name="T5">(defaults: defaultValues)</text:span><text:bookmark-end text:name="__DdeLink__2365_2128108702"/><text:bookmark-end text:name="__DdeLink__2363_2128108702"/></text:p>
      <text:p text:style-name="P14"><text:s text:c="8"/></text:p>
      <text:p text:style-name="P16"><text:span text:style-name="T3">return</text:span><text:span text:style-name="T18"> </text:span><text:span text:style-name="T3">true</text:span></text:p>
      <text:p text:style-name="P16"/>
      <text:p text:style-name="P64">UserDefaults accepts dictionary with String keys and Any values.</text:p>
      <text:p text:style-name="P64"/>
      <text:p text:style-name="P65">For custom objects, we can serialize them with NSKeyedArchiver or PropertyListEncoder.</text:p>
      <text:p text:style-name="P65"/>
      <text:p text:style-name="P65">Then we save the dictionary in UserDefaults.</text:p>
      <text:p text:style-name="P65"/>
      <text:p text:style-name="P66"><text:span text:style-name="T14">UserDefaults</text:span><text:span text:style-name="T18">.</text:span><text:span text:style-name="T14">standard</text:span><text:span text:style-name="T18">.</text:span><text:span text:style-name="T8">register</text:span><text:span text:style-name="T18">(defaults: defaultValues)</text:span></text:p>
      <text:p text:style-name="P16"/>
      <text:p text:style-name="P67">Edit ViewController.swift.</text:p>
      <text:p text:style-name="P67"/>
      <text:p text:style-name="P67">To retrieve the values from UserDefaults, we can use string, integer, and object methods.</text:p>
      <text:p text:style-name="P67"/>
      <text:p text:style-name="P68">To get the string object, we use string method.</text:p>
      <text:p text:style-name="P68"/>
      <text:p text:style-name="P68"><text:span text:style-name="T3">let</text:span><text:span text:style-name="T18"> string1 = </text:span><text:span text:style-name="T14">UserDefaults</text:span><text:span text:style-name="T18">.</text:span><text:span text:style-name="T14">standard</text:span><text:span text:style-name="T18">.</text:span><text:span text:style-name="T8">string</text:span><text:span text:style-name="T18">(forKey: </text:span><text:span text:style-name="T12">"string1"</text:span><text:span text:style-name="T18">)!</text:span></text:p>
      <text:p text:style-name="P68"><text:span text:style-name="T8">print</text:span><text:span text:style-name="T18">(string1)</text:span></text:p>
      <text:p text:style-name="P16"/>
      <text:p text:style-name="P68">To get the integer object, we use integer method.</text:p>
      <text:p text:style-name="P16"/>
      <text:p text:style-name="P16"><text:span text:style-name="T3">let</text:span><text:span text:style-name="T18"> number1 = </text:span><text:span text:style-name="T14">UserDefaults</text:span><text:span text:style-name="T18">.</text:span><text:span text:style-name="T14">standard</text:span><text:span text:style-name="T18">.</text:span><text:span text:style-name="T8">integer</text:span><text:span text:style-name="T18">(forKey: </text:span><text:span text:style-name="T12">"number1"</text:span><text:span text:style-name="T18">)</text:span></text:p>
      <text:p text:style-name="P16"><text:span text:style-name="T8">print</text:span><text:span text:style-name="T18">(number1)</text:span></text:p>
      <text:p text:style-name="P16"/>
      <text:p text:style-name="P68"><text:soft-page-break/>For custom object, we use object method. Then we need to deserialize it with proper method.</text:p>
      <text:p text:style-name="P68"/>
      <text:p text:style-name="P68"><text:span text:style-name="T3">let</text:span><text:span text:style-name="T18"> fontData1 = </text:span><text:span text:style-name="T14">UserDefaults</text:span><text:span text:style-name="T18">.</text:span><text:span text:style-name="T14">standard</text:span><text:span text:style-name="T18">.</text:span><text:span text:style-name="T8">object</text:span><text:span text:style-name="T18">(forKey: </text:span><text:span text:style-name="T12">"cocoa1"</text:span><text:span text:style-name="T18">)</text:span></text:p>
      <text:p text:style-name="P5"><text:span text:style-name="T1">let</text:span><text:span text:style-name="T5"> font1 = </text:span><text:span text:style-name="T1">try</text:span><text:span text:style-name="T5">! </text:span><text:span text:style-name="T15">NSKeyedUnarchiver</text:span><text:span text:style-name="T5">.</text:span><text:span text:style-name="T9">unarchivedObject</text:span><text:span text:style-name="T5">(ofClasses: [</text:span><text:span text:style-name="T15">UIFont</text:span><text:span text:style-name="T5">.</text:span><text:span text:style-name="T1">self</text:span><text:span text:style-name="T5">], from: fontData1 </text:span><text:span text:style-name="T1">as</text:span><text:span text:style-name="T5">! </text:span><text:span text:style-name="T15">Data</text:span><text:span text:style-name="T5">)</text:span></text:p>
      <text:p text:style-name="P68"><text:span text:style-name="T8">dump</text:span><text:span text:style-name="T18">(font1)</text:span></text:p>
      <text:p text:style-name="P16"/>
      <text:p text:style-name="P16"><text:span text:style-name="T3">let</text:span><text:span text:style-name="T18"> property1 = </text:span><text:span text:style-name="T14">UserDefaults</text:span><text:span text:style-name="T18">.</text:span><text:span text:style-name="T14">standard</text:span><text:span text:style-name="T18">.</text:span><text:span text:style-name="T8">object</text:span><text:span text:style-name="T18">(forKey: </text:span><text:span text:style-name="T12">"property1"</text:span><text:span text:style-name="T18">)</text:span></text:p>
      <text:p text:style-name="P5"><text:span text:style-name="T1">let</text:span><text:span text:style-name="T5"> customClass1 = </text:span><text:span text:style-name="T1">try</text:span><text:span text:style-name="T5">! </text:span><text:span text:style-name="T15">PropertyListDecoder</text:span><text:span text:style-name="T5">().</text:span><text:span text:style-name="T9">decode</text:span><text:span text:style-name="T5">(</text:span><text:span text:style-name="T31">CustomClass</text:span><text:span text:style-name="T5">.</text:span><text:span text:style-name="T1">self</text:span><text:span text:style-name="T5">, from: property1 </text:span><text:span text:style-name="T1">as</text:span><text:span text:style-name="T5">! </text:span><text:span text:style-name="T15">Data</text:span><text:span text:style-name="T5">)</text:span></text:p>
      <text:p text:style-name="P16"><text:span text:style-name="T8">dump</text:span><text:span text:style-name="T18">(customClass1)</text:span></text:p>
      <text:p text:style-name="P117"/>
      <text:p text:style-name="P124">To set the value in UserDefaults, we can use set method.</text:p>
      <text:p text:style-name="P124"/>
      <text:p text:style-name="P69"><text:span text:style-name="T14">UserDefaults</text:span><text:span text:style-name="T18">.</text:span><text:span text:style-name="T14">standard</text:span><text:span text:style-name="T18">.</text:span><text:span text:style-name="T8">set</text:span><text:span text:style-name="T18">(</text:span><text:span text:style-name="T12">"Hello Sun"</text:span><text:span text:style-name="T18">, forKey: </text:span><text:span text:style-name="T12">"string1"</text:span><text:span text:style-name="T18">)</text:span></text:p>
      <text:p text:style-name="P16"/>
      <text:p text:style-name="P69">UserDefaults values are saved asynchronously and the updated values are reflected after some time.</text:p>
      <text:p text:style-name="P69"/>
      <text:p text:style-name="P70">Run the application and you will get this output.</text:p>
      <text:p text:style-name="P70"/>
      <text:p text:style-name="P144">Hello Sun</text:p>
      <text:p text:style-name="P111">3</text:p>
      <text:p text:style-name="P111">▿ Optional(&lt;UICTFont: 0x7ffbc0600fd0&gt; font-family: ".SFUIText-Light"; font-weight: normal; font-style: normal; font-size: 16.00pt)</text:p>
      <text:p text:style-name="P111"><text:s text:c="2"/>- some: &lt;UICTFont: 0x7ffbc0600fd0&gt; font-family: ".SFUIText-Light"; font-weight: normal; font-style: normal; font-size: 16.00pt #0</text:p>
      <text:p text:style-name="P111"><text:s text:c="4"/>- super: UIFont</text:p>
      <text:p text:style-name="P111"><text:s text:c="6"/>- super: NSObject</text:p>
      <text:p text:style-name="P111">▿ &lt;HelloDataPersistence4.CustomClass: 0x600001bec480&gt; #0</text:p>
      <text:p text:style-name="P111"><text:s text:c="2"/>- super: NSObject</text:p>
      <text:p text:style-name="P111"><text:s text:c="2"/>- stringVariable: "string1"</text:p>
      <text:p text:style-name="P144"><text:s text:c="2"/>- integerVariable: 3</text:p>
      <text:p text:style-name="P16"/>
      <text:p text:style-name="P109">JSON</text:p>
      <text:p text:style-name="P71"/>
      <text:p text:style-name="P71">JSON is one of the most popular file format in programming. <text:span text:style-name="T42">Let’s encode and decode json!</text:span></text:p>
      <text:p text:style-name="P71"/>
      <text:p text:style-name="P72">Let’s create a single view project. </text:p>
      <text:p text:style-name="P72"/>
      <text:p text:style-name="P72">Edit ViewController.swift. Edit viewDidLoad method.</text:p>
      <text:p text:style-name="P72"/>
      <text:p text:style-name="P73">Create a json string data.</text:p>
      <text:p text:style-name="P73"/>
      <text:p text:style-name="P73"><text:span text:style-name="T3">let</text:span><text:span text:style-name="T18"> jsonText =</text:span></text:p>
      <text:p text:style-name="P150">"""</text:p>
      <text:p text:style-name="P150">{"menu": {</text:p>
      <text:p text:style-name="P150"><text:s text:c="2"/>"id": "file",</text:p>
      <text:p text:style-name="P150"><text:s text:c="2"/>"value": "File",</text:p>
      <text:p text:style-name="P150"><text:soft-page-break/><text:s text:c="2"/>"created": "2019-08-19T09:08:34Z",</text:p>
      <text:p text:style-name="P150"><text:s text:c="2"/>"popup": {</text:p>
      <text:p text:style-name="P150"><text:s text:c="4"/>"menuitem": [</text:p>
      <text:p text:style-name="P150"><text:s text:c="6"/>{"value": "New", "onclick": "CreateNewDoc()"},</text:p>
      <text:p text:style-name="P150"><text:s text:c="6"/>{"value": "Open", "onclick": "OpenDoc()"},</text:p>
      <text:p text:style-name="P150"><text:s text:c="6"/>{"value": "Close", "onclick": "CloseDoc()"}</text:p>
      <text:p text:style-name="P150"><text:s text:c="4"/>]</text:p>
      <text:p text:style-name="P150"><text:s text:c="2"/>}</text:p>
      <text:p text:style-name="P150">}}</text:p>
      <text:p text:style-name="P73"><text:span text:style-name="T12">"""</text:span><text:span text:style-name="T18">.</text:span><text:span text:style-name="T8">data</text:span><text:span text:style-name="T18">(using: .</text:span><text:span text:style-name="T14">utf8</text:span><text:span text:style-name="T18">)!</text:span></text:p>
      <text:p text:style-name="P125"/>
      <text:p text:style-name="P125">To decode this json string data, we use decode method of JSONDecoder instance.</text:p>
      <text:p text:style-name="P125"/>
      <text:p text:style-name="P73"><text:span text:style-name="T3">let</text:span><text:span text:style-name="T18"> jsonDecoder = </text:span><text:span text:style-name="T14">JSONDecoder</text:span><text:span text:style-name="T18">()</text:span></text:p>
      <text:p text:style-name="P5"><text:bookmark-start text:name="__DdeLink__2720_2128108702"/><text:span text:style-name="T5">jsonDecoder.</text:span><text:span text:style-name="T15">dateDecodingStrategy</text:span><text:span text:style-name="T5"> = .</text:span><text:span text:style-name="T9">iso8601</text:span><text:bookmark-end text:name="__DdeLink__2720_2128108702"/></text:p>
      <text:p text:style-name="P5"><text:bookmark-start text:name="__DdeLink__2722_2128108702"/><text:span text:style-name="T1">let</text:span><text:span text:style-name="T5"> menujson = </text:span><text:span text:style-name="T1">try</text:span><text:span text:style-name="T5">! jsonDecoder.</text:span><text:span text:style-name="T9">decode</text:span><text:span text:style-name="T5">(</text:span><text:span text:style-name="T31">MenuJson</text:span><text:span text:style-name="T5">.</text:span><text:span text:style-name="T1">self</text:span><text:span text:style-name="T5">, from: jsonText)</text:span><text:bookmark-end text:name="__DdeLink__2722_2128108702"/></text:p>
      <text:p text:style-name="P73"><text:span text:style-name="T8">dump</text:span><text:span text:style-name="T18">(menujson)</text:span></text:p>
      <text:p text:style-name="P71"/>
      <text:p text:style-name="P73">Sometimes we encounter the date string like “2019-08-19T09:08:34Z”. We can parse it with iso8601 date decoding strategy.</text:p>
      <text:p text:style-name="P73"/>
      <text:p text:style-name="P74"><text:span text:style-name="T18">jsonDecoder.</text:span><text:span text:style-name="T14">dateDecodingStrategy</text:span><text:span text:style-name="T18"> = .</text:span><text:span text:style-name="T8">iso8601</text:span></text:p>
      <text:p text:style-name="P71"/>
      <text:p text:style-name="P75">The decode method accepts the class of the object that will be parsed json string data and the json string data itself.</text:p>
      <text:p text:style-name="P75"/>
      <text:p text:style-name="P76"><text:span text:style-name="T3">let</text:span><text:span text:style-name="T18"> menujson = </text:span><text:span text:style-name="T3">try</text:span><text:span text:style-name="T18">! jsonDecoder.</text:span><text:span text:style-name="T8">decode</text:span><text:span text:style-name="T18">(</text:span><text:span text:style-name="T30">MenuJson</text:span><text:span text:style-name="T18">.</text:span><text:span text:style-name="T3">self</text:span><text:span text:style-name="T18">, from: jsonText)</text:span></text:p>
      <text:p text:style-name="P71"/>
      <text:p text:style-name="P77">MenuJson <text:span text:style-name="T43">struct</text:span> is defined in other file, MenuJson.swift file. Create MenuJson swift file.</text:p>
      <text:p text:style-name="P77"/>
      <text:p text:style-name="P77"><text:span text:style-name="T3">import</text:span><text:span text:style-name="T18"> Foundation</text:span></text:p>
      <text:p text:style-name="P14"/>
      <text:p text:style-name="P14"/>
      <text:p text:style-name="P5"><text:span text:style-name="T1">struct</text:span><text:span text:style-name="T5"> MenuJson : </text:span><text:span text:style-name="T15">Decodable</text:span><text:span text:style-name="T5"> {</text:span></text:p>
      <text:p text:style-name="P5"><text:span text:style-name="T5"><text:s text:c="4"/></text:span><text:span text:style-name="T1">let</text:span><text:span text:style-name="T5"> menu : </text:span><text:span text:style-name="T31">Menu</text:span></text:p>
      <text:p text:style-name="P126">}</text:p>
      <text:p text:style-name="P71"/>
      <text:p text:style-name="P78">Menu <text:span text:style-name="T43">struct</text:span> is defined in other file, Menu.swift file. Create Menu.swift file.</text:p>
      <text:p text:style-name="P78"/>
      <text:p text:style-name="P78"><text:span text:style-name="T3">import</text:span><text:span text:style-name="T18"> Foundation</text:span></text:p>
      <text:p text:style-name="P14"/>
      <text:p text:style-name="P14"/>
      <text:p text:style-name="P5"><text:span text:style-name="T1">struct</text:span><text:span text:style-name="T5"> Menu : </text:span><text:span text:style-name="T15">Decodable</text:span><text:span text:style-name="T5"> {</text:span></text:p>
      <text:p text:style-name="P5"><text:span text:style-name="T5"><text:s text:c="4"/></text:span><text:span text:style-name="T1">let</text:span><text:span text:style-name="T5"> id : </text:span><text:span text:style-name="T15">String</text:span></text:p>
      <text:p text:style-name="P5"><text:span text:style-name="T5"><text:s text:c="4"/></text:span><text:span text:style-name="T1">let</text:span><text:span text:style-name="T5"> value : </text:span><text:span text:style-name="T15">String</text:span></text:p>
      <text:p text:style-name="P5"><text:span text:style-name="T5"><text:s text:c="4"/></text:span><text:span text:style-name="T1">let</text:span><text:span text:style-name="T5"> popup : </text:span><text:span text:style-name="T31">PopUp</text:span></text:p>
      <text:p text:style-name="P5"><text:span text:style-name="T5"><text:s text:c="4"/></text:span><text:span text:style-name="T1">let</text:span><text:span text:style-name="T5"> created : </text:span><text:span text:style-name="T15">Date</text:span></text:p>
      <text:p text:style-name="P127">}</text:p>
      <text:p text:style-name="P71"/>
      <text:p text:style-name="P78"><text:soft-page-break/>PopUp <text:span text:style-name="T43">struct</text:span> is defined in other file, PopUp.swift. Create PopUp.swift file.</text:p>
      <text:p text:style-name="P78"/>
      <text:p text:style-name="P78"><text:span text:style-name="T3">import</text:span><text:span text:style-name="T18"> Foundation</text:span></text:p>
      <text:p text:style-name="P14"/>
      <text:p text:style-name="P14"/>
      <text:p text:style-name="P5"><text:span text:style-name="T1">struct</text:span><text:span text:style-name="T5"> PopUp : </text:span><text:span text:style-name="T15">Decodable</text:span><text:span text:style-name="T5"> {</text:span></text:p>
      <text:p text:style-name="P5"><text:span text:style-name="T5"><text:s text:c="4"/></text:span><text:span text:style-name="T1">let</text:span><text:span text:style-name="T5"> menuitem : [</text:span><text:span text:style-name="T31">MenuItem</text:span><text:span text:style-name="T5">]</text:span></text:p>
      <text:p text:style-name="P127">}</text:p>
      <text:p text:style-name="P71"/>
      <text:p text:style-name="P79">MenuItem <text:span text:style-name="T43">struct </text:span>is defined in other file, MenuItem.swift. Create MenuItem.swift file.</text:p>
      <text:p text:style-name="P79"/>
      <text:p text:style-name="P79"><text:span text:style-name="T3">import</text:span><text:span text:style-name="T18"> Foundation</text:span></text:p>
      <text:p text:style-name="P14"/>
      <text:p text:style-name="P14"/>
      <text:p text:style-name="P5"><text:span text:style-name="T1">struct</text:span><text:span text:style-name="T5"> MenuItem : </text:span><text:span text:style-name="T15">Decodable</text:span><text:span text:style-name="T5"> {</text:span></text:p>
      <text:p text:style-name="P5"><text:span text:style-name="T5"><text:s text:c="4"/></text:span><text:span text:style-name="T1">let</text:span><text:span text:style-name="T5"> valueKey : </text:span><text:span text:style-name="T15">String</text:span></text:p>
      <text:p text:style-name="P5"><text:span text:style-name="T5"><text:s text:c="4"/></text:span><text:span text:style-name="T1">let</text:span><text:span text:style-name="T5"> onclickKey : </text:span><text:span text:style-name="T15">String</text:span></text:p>
      <text:p text:style-name="P14"><text:s text:c="4"/></text:p>
      <text:p text:style-name="P5"><text:span text:style-name="T5"><text:s text:c="4"/></text:span><text:bookmark-start text:name="__DdeLink__2902_2128108702"/><text:span text:style-name="T1">enum</text:span><text:span text:style-name="T5"> CodingKeys : </text:span><text:span text:style-name="T15">String</text:span><text:span text:style-name="T5">, </text:span><text:span text:style-name="T15">CodingKey</text:span><text:span text:style-name="T5"> {</text:span></text:p>
      <text:p text:style-name="P5"><text:span text:style-name="T5"><text:s text:c="8"/></text:span><text:span text:style-name="T1">case</text:span><text:span text:style-name="T5"> valueKey = </text:span><text:span text:style-name="T13">"value"</text:span></text:p>
      <text:p text:style-name="P5"><text:span text:style-name="T5"><text:s text:c="8"/></text:span><text:span text:style-name="T1">case</text:span><text:span text:style-name="T5"> onclickKey = </text:span><text:span text:style-name="T13">"onclick"</text:span></text:p>
      <text:p text:style-name="P14"><text:s text:c="4"/>}<text:bookmark-end text:name="__DdeLink__2902_2128108702"/></text:p>
      <text:p text:style-name="P14"><text:s text:c="4"/></text:p>
      <text:p text:style-name="P128">}</text:p>
      <text:p text:style-name="P71"/>
      <text:p text:style-name="P79">All <text:span text:style-name="T44">structs</text:span> extend Decodable and follow the structure in json data.</text:p>
      <text:p text:style-name="P79"/>
      <text:p text:style-name="P79">For MenuItem class, we have CodingKeys enum.</text:p>
      <text:p text:style-name="P79"/>
      <text:p text:style-name="P9"><text:span text:style-name="T1">enum</text:span><text:span text:style-name="T5"> CodingKeys : </text:span><text:span text:style-name="T15">String</text:span><text:span text:style-name="T5">, </text:span><text:span text:style-name="T15">CodingKey</text:span><text:span text:style-name="T5"> {</text:span></text:p>
      <text:p text:style-name="P9"><text:span text:style-name="T5"><text:s text:c="4"/></text:span><text:span text:style-name="T1">case</text:span><text:span text:style-name="T5"> valueKey = </text:span><text:span text:style-name="T13">"value"</text:span></text:p>
      <text:p text:style-name="P9"><text:span text:style-name="T5"><text:s text:c="4"/></text:span><text:span text:style-name="T1">case</text:span><text:span text:style-name="T5"> onclickKey = </text:span><text:span text:style-name="T13">"onclick"</text:span></text:p>
      <text:p text:style-name="P129">}</text:p>
      <text:p text:style-name="P71"/>
      <text:p text:style-name="P80">The properties of the <text:span text:style-name="T44">struct</text:span> must have the same name as the properties in json data. </text:p>
      <text:p text:style-name="P71"/>
      <text:p text:style-name="P81">If json data looks like this:</text:p>
      <text:p text:style-name="P81"/>
      <text:p text:style-name="P81">{“menu”: “help”}</text:p>
      <text:p text:style-name="P81"/>
      <text:p text:style-name="P81">The struct can be like this:</text:p>
      <text:p text:style-name="P81"/>
      <text:p text:style-name="P81">struct MenuStruct : Decodable {</text:p>
      <text:p text:style-name="P81"><text:s text:c="2"/>let menu : String</text:p>
      <text:p text:style-name="P81">}</text:p>
      <text:p text:style-name="P81"/>
      <text:p text:style-name="P81">Notice the “menu” word in json data and the struct.</text:p>
      <text:p text:style-name="P81"/>
      <text:p text:style-name="P81">But if you want to use different property in the struct, you can use CodingKeys enum.</text:p>
      <text:p text:style-name="P81"/>
      <text:p text:style-name="P82">Back to ViewController.swift.</text:p>
      <text:p text:style-name="P82"/>
      <text:p text:style-name="P82"><text:soft-page-break/>To encode the object into json data, we use encode method from JSONEncoder instance.</text:p>
      <text:p text:style-name="P82"/>
      <text:p text:style-name="P82"><text:span text:style-name="T3">let</text:span><text:span text:style-name="T18"> jsonEncoder = </text:span><text:span text:style-name="T14">JSONEncoder</text:span><text:span text:style-name="T18">()</text:span></text:p>
      <text:p text:style-name="P5"><text:span text:style-name="T5">jsonEncoder.</text:span><text:span text:style-name="T15">outputFormatting</text:span><text:span text:style-name="T5"> = .</text:span><text:span text:style-name="T15">prettyPrinted</text:span></text:p>
      <text:p text:style-name="P5"><text:span text:style-name="T1">let</text:span><text:span text:style-name="T5"> jsonData = </text:span><text:span text:style-name="T1">try</text:span><text:span text:style-name="T5">! jsonEncoder.</text:span><text:span text:style-name="T9">encode</text:span><text:span text:style-name="T5">(simpleStruct)</text:span></text:p>
      <text:p text:style-name="P5"><text:span text:style-name="T1">let</text:span><text:span text:style-name="T5"> jsonString = </text:span><text:span text:style-name="T15">String</text:span><text:span text:style-name="T5">(data: jsonData, encoding: .</text:span><text:span text:style-name="T15">utf8</text:span><text:span text:style-name="T5">)!</text:span></text:p>
      <text:p text:style-name="P82"><text:span text:style-name="T8">print</text:span><text:span text:style-name="T18">(jsonString)</text:span></text:p>
      <text:p text:style-name="P71"/>
      <text:p text:style-name="P83">Then we can convert json data to json string before printing it.</text:p>
      <text:p text:style-name="P83"/>
      <text:p text:style-name="P83">If we want to use different date formatter than iso8601 we can use date formatter.</text:p>
      <text:p text:style-name="P83"/>
      <text:p text:style-name="P83"><text:span text:style-name="T3">let</text:span><text:span text:style-name="T18"> jsonText2 =</text:span></text:p>
      <text:p text:style-name="P150">"""</text:p>
      <text:p text:style-name="P150">{"created": "2019-08-19"}</text:p>
      <text:p text:style-name="P5"><text:span text:style-name="T13">"""</text:span><text:span text:style-name="T5">.</text:span><text:span text:style-name="T9">data</text:span><text:span text:style-name="T5">(using: .</text:span><text:span text:style-name="T15">utf8</text:span><text:span text:style-name="T5">)!</text:span></text:p>
      <text:p text:style-name="P14"><text:s text:c="8"/></text:p>
      <text:p text:style-name="P5"><text:span text:style-name="T1">let</text:span><text:span text:style-name="T5"> jsonDecoder2 = </text:span><text:span text:style-name="T15">JSONDecoder</text:span><text:span text:style-name="T5">()</text:span></text:p>
      <text:p text:style-name="P5"><text:bookmark-start text:name="__DdeLink__3090_2128108702"/><text:span text:style-name="T1">let</text:span><text:span text:style-name="T5"> dateFormatter = </text:span><text:span text:style-name="T15">DateFormatter</text:span><text:span text:style-name="T5">()</text:span></text:p>
      <text:p text:style-name="P5"><text:span text:style-name="T5">dateFormatter.</text:span><text:span text:style-name="T15">dateFormat</text:span><text:span text:style-name="T5"> = </text:span><text:span text:style-name="T13">"yyyy-MM-dd"</text:span></text:p>
      <text:p text:style-name="P5"><text:span text:style-name="T7">jsonDecoder2.</text:span><text:span text:style-name="T16">dateDecodingStrategy</text:span><text:span text:style-name="T7"> = .</text:span><text:span text:style-name="T10">formatted</text:span><text:span text:style-name="T7">(dateFormatter)</text:span><text:bookmark-end text:name="__DdeLink__3090_2128108702"/></text:p>
      <text:p text:style-name="P5"><text:span text:style-name="T2">if</text:span><text:span text:style-name="T7"> </text:span><text:span text:style-name="T2">let</text:span><text:span text:style-name="T7"> stringjson = </text:span><text:span text:style-name="T2">try</text:span><text:span text:style-name="T7">? jsonDecoder2.</text:span><text:span text:style-name="T10">decode</text:span><text:span text:style-name="T7">(</text:span><text:span text:style-name="T32">StringJson</text:span><text:span text:style-name="T7">.</text:span><text:span text:style-name="T2">self</text:span><text:span text:style-name="T7">, from: jsonText2) {</text:span></text:p>
      <text:p text:style-name="P5"><text:span text:style-name="T7"><text:s text:c="4"/></text:span><text:span text:style-name="T10">dump</text:span><text:span text:style-name="T7">(stringjson)</text:span></text:p>
      <text:p text:style-name="P139">}</text:p>
      <text:p text:style-name="P71"/>
      <text:p text:style-name="P85">The keypoint is using DateFormatter instance.</text:p>
      <text:p text:style-name="P85"/>
      <text:p text:style-name="P10"><text:span text:style-name="T1">let</text:span><text:span text:style-name="T5"> dateFormatter = </text:span><text:span text:style-name="T15">DateFormatter</text:span><text:span text:style-name="T5">()</text:span></text:p>
      <text:p text:style-name="P10"><text:span text:style-name="T5">dateFormatter.</text:span><text:span text:style-name="T15">dateFormat</text:span><text:span text:style-name="T5"> = </text:span><text:span text:style-name="T13">"yyyy-MM-dd"</text:span></text:p>
      <text:p text:style-name="P86"><text:span text:style-name="T19">jsonDecoder2.</text:span><text:span text:style-name="T17">dateDecodingStrategy</text:span><text:span text:style-name="T19"> = .</text:span><text:span text:style-name="T11">formatted</text:span><text:span text:style-name="T19">(dateFormatter)</text:span></text:p>
      <text:p text:style-name="P71"/>
      <text:p text:style-name="P84">The StringJson struct is defined in other file, StringJson.swift. Create StringJson.swift file.</text:p>
      <text:p text:style-name="P84"/>
      <text:p text:style-name="P84"><text:span text:style-name="T3">import</text:span><text:span text:style-name="T18"> Foundation</text:span></text:p>
      <text:p text:style-name="P14"/>
      <text:p text:style-name="P14"/>
      <text:p text:style-name="P5"><text:span text:style-name="T1">struct</text:span><text:span text:style-name="T5"> StringJson : </text:span><text:span text:style-name="T15">Decodable</text:span><text:span text:style-name="T5"> {</text:span></text:p>
      <text:p text:style-name="P5"><text:span text:style-name="T5"><text:s text:c="4"/></text:span><text:span text:style-name="T1">let</text:span><text:span text:style-name="T5"> created : </text:span><text:span text:style-name="T15">Date</text:span></text:p>
      <text:p text:style-name="P130">}</text:p>
      <text:p text:style-name="P71"/>
      <text:p text:style-name="P87">Run the application. You will get this output.</text:p>
      <text:p text:style-name="P87"/>
      <text:p text:style-name="P145">▿ HelloDataPersistence5.MenuJson</text:p>
      <text:p text:style-name="P111"><text:s text:c="2"/>▿ menu: HelloDataPersistence5.Menu</text:p>
      <text:p text:style-name="P111"><text:s text:c="4"/>- id: "file"</text:p>
      <text:p text:style-name="P111"><text:s text:c="4"/>- value: "File"</text:p>
      <text:p text:style-name="P111"><text:s text:c="4"/>▿ popup: HelloDataPersistence5.PopUp</text:p>
      <text:p text:style-name="P111"><text:s text:c="6"/>▿ menuitem: 3 elements</text:p>
      <text:p text:style-name="P111"><text:s text:c="8"/>▿ HelloDataPersistence5.MenuItem</text:p>
      <text:p text:style-name="P111"><text:s text:c="10"/>- valueKey: "New"</text:p>
      <text:p text:style-name="P111"><text:s text:c="10"/>- onclickKey: "CreateNewDoc()"</text:p>
      <text:p text:style-name="P111"><text:soft-page-break/><text:s text:c="8"/>▿ HelloDataPersistence5.MenuItem</text:p>
      <text:p text:style-name="P111"><text:s text:c="10"/>- valueKey: "Open"</text:p>
      <text:p text:style-name="P111"><text:s text:c="10"/>- onclickKey: "OpenDoc()"</text:p>
      <text:p text:style-name="P111"><text:s text:c="8"/>▿ HelloDataPersistence5.MenuItem</text:p>
      <text:p text:style-name="P111"><text:s text:c="10"/>- valueKey: "Close"</text:p>
      <text:p text:style-name="P111"><text:s text:c="10"/>- onclickKey: "CloseDoc()"</text:p>
      <text:p text:style-name="P111"><text:s text:c="4"/>▿ created: 2019-08-19 09:08:34 +0000</text:p>
      <text:p text:style-name="P111"><text:s text:c="6"/>- timeIntervalSinceReferenceDate: 587898514.0</text:p>
      <text:p text:style-name="P111">{</text:p>
      <text:p text:style-name="P111"><text:s text:c="2"/>"string1" : "string1",</text:p>
      <text:p text:style-name="P111"><text:s text:c="2"/>"number1" : 56</text:p>
      <text:p text:style-name="P111">}</text:p>
      <text:p text:style-name="P111">▿ HelloDataPersistence5.StringJson</text:p>
      <text:p text:style-name="P111"><text:s text:c="2"/>▿ created: 2019-08-18 17:00:00 +0000</text:p>
      <text:p text:style-name="P145"><text:s text:c="4"/>- timeIntervalSinceReferenceDate: 587840400.0</text:p>
      <text:p text:style-name="P16"/>
      <text:p text:style-name="P110">SQLite</text:p>
      <text:p text:style-name="P88"/>
      <text:p text:style-name="P88">We can save data to the database. IOS comes with SQLite by default.</text:p>
      <text:p text:style-name="P88"/>
      <text:p text:style-name="P89">In order to have a nicer API when dealing with SQLite, we need to install a plugin, called SQLite.swift. If not, we have to use a more difficult API.</text:p>
      <text:p text:style-name="P16"/>
      <text:p text:style-name="P89">Create an single view project. Name it HelloDataPersistence6.</text:p>
      <text:p text:style-name="P89"/>
      <text:p text:style-name="P89">Then create a Podfile inside the project directory.</text:p>
      <text:p text:style-name="P89"/>
      <text:p text:style-name="P131">use_frameworks!</text:p>
      <text:p text:style-name="P15"/>
      <text:p text:style-name="P112"><text:span text:style-name="T6">target </text:span><text:span text:style-name="T29">'HelloDataPersistence6'</text:span><text:span text:style-name="T6"> </text:span><text:span text:style-name="T1">do</text:span></text:p>
      <text:p text:style-name="P112"><text:span text:style-name="T5"><text:s text:c="2"/>pod </text:span><text:span text:style-name="T28">'SQLite.swift'</text:span><text:span text:style-name="T5">, </text:span><text:span text:style-name="T28">'~&gt; 0.12.0'</text:span></text:p>
      <text:p text:style-name="P151">end</text:p>
      <text:p text:style-name="P16"/>
      <text:p text:style-name="P90">Then in the command line inside the directory run this command: pod install –repo-update.</text:p>
      <text:p text:style-name="P90"/>
      <text:p text:style-name="P90">Edit ViewController.swift.</text:p>
      <text:p text:style-name="P90"/>
      <text:p text:style-name="P90">We need to import the library.</text:p>
      <text:p text:style-name="P90"/>
      <text:p text:style-name="P90"><text:span text:style-name="T3">import</text:span><text:span text:style-name="T18"> SQLite</text:span></text:p>
      <text:p text:style-name="P16"/>
      <text:p text:style-name="P90">Then edit viewDidLoad method.</text:p>
      <text:p text:style-name="P90"/>
      <text:p text:style-name="P91">Let’s get a path for our sqlite3 database file.</text:p>
      <text:p text:style-name="P91"/>
      <text:p text:style-name="P91"><text:span text:style-name="T3">let</text:span><text:span text:style-name="T18"> fm = </text:span><text:span text:style-name="T14">FileManager</text:span><text:span text:style-name="T18">.</text:span><text:span text:style-name="T14">default</text:span></text:p>
      <text:p text:style-name="P5"><text:span text:style-name="T1">let</text:span><text:span text:style-name="T5"> docsurl = </text:span><text:span text:style-name="T1">try</text:span><text:span text:style-name="T5">! fm.</text:span><text:span text:style-name="T9">url</text:span><text:span text:style-name="T5">(for: .</text:span><text:span text:style-name="T9">documentDirectory</text:span><text:span text:style-name="T5">,</text:span></text:p>
      <text:p text:style-name="P5"><text:span text:style-name="T5"><text:s text:c="33"/>in: .</text:span><text:span text:style-name="T15">userDomainMask</text:span><text:span text:style-name="T5">, appropriateFor: </text:span><text:span text:style-name="T1">nil</text:span><text:span text:style-name="T5">, create: </text:span><text:span text:style-name="T1">false</text:span><text:span text:style-name="T5">)</text:span></text:p>
      <text:p text:style-name="P14"><text:s text:c="8"/></text:p>
      <text:p text:style-name="P91"><text:span text:style-name="T3">let</text:span><text:span text:style-name="T18"> sqlitedb = docsurl.</text:span><text:span text:style-name="T8">appendingPathComponent</text:span><text:span text:style-name="T18">(</text:span><text:span text:style-name="T12">"db.sqlite3"</text:span><text:span text:style-name="T18">)</text:span></text:p>
      <text:p text:style-name="P16"/>
      <text:p text:style-name="P91"><text:soft-page-break/>We can get a connection to this database file. The connection will create a database file if the file does not exist.</text:p>
      <text:p text:style-name="P91"/>
      <text:p text:style-name="P91"><text:span text:style-name="T3">let</text:span><text:span text:style-name="T18"> db = </text:span><text:span text:style-name="T3">try</text:span><text:span text:style-name="T18">! </text:span><text:span text:style-name="T30">Connection</text:span><text:span text:style-name="T18">(sqlitedb.</text:span><text:span text:style-name="T14">path</text:span><text:span text:style-name="T18">)</text:span></text:p>
      <text:p text:style-name="P16"/>
      <text:p text:style-name="P92">We can execute an arbitary statement on database with execute method.</text:p>
      <text:p text:style-name="P92"/>
      <text:p text:style-name="P92"><text:span text:style-name="T3">let</text:span><text:span text:style-name="T18"> clearAll = </text:span><text:span text:style-name="T12">"drop table if exists pointers; drop table if exists pointers_renamed; drop table if exists unimportants;"</text:span></text:p>
      <text:p text:style-name="P92"><text:span text:style-name="T3">try</text:span><text:span text:style-name="T18">! db.</text:span><text:span text:style-name="T45">execute</text:span><text:span text:style-name="T18">(clearAll)</text:span></text:p>
      <text:p text:style-name="P16"/>
      <text:p text:style-name="P92">To get the column representation of the table in the database, we can use Expression.</text:p>
      <text:p text:style-name="P92"/>
      <text:p text:style-name="P92"><text:span text:style-name="T3">let</text:span><text:span text:style-name="T18"> id = </text:span><text:span text:style-name="T30">Expression</text:span><text:span text:style-name="T18">&lt;</text:span><text:span text:style-name="T14">Int64</text:span><text:span text:style-name="T18">&gt;(</text:span><text:span text:style-name="T12">"id"</text:span><text:span text:style-name="T18">)</text:span></text:p>
      <text:p text:style-name="P5"><text:span text:style-name="T1">let</text:span><text:span text:style-name="T5"> email = </text:span><text:span text:style-name="T31">Expression</text:span><text:span text:style-name="T5">&lt;</text:span><text:span text:style-name="T15">String</text:span><text:span text:style-name="T5">&gt;(</text:span><text:span text:style-name="T13">"email"</text:span><text:span text:style-name="T5">)</text:span></text:p>
      <text:p text:style-name="P5"><text:span text:style-name="T1">let</text:span><text:span text:style-name="T5"> balance = </text:span><text:span text:style-name="T31">Expression</text:span><text:span text:style-name="T5">&lt;</text:span><text:span text:style-name="T15">Double</text:span><text:span text:style-name="T5">&gt;(</text:span><text:span text:style-name="T13">"balance"</text:span><text:span text:style-name="T5">)</text:span></text:p>
      <text:p text:style-name="P5"><text:span text:style-name="T1">let</text:span><text:span text:style-name="T5"> verified = </text:span><text:span text:style-name="T31">Expression</text:span><text:span text:style-name="T5">&lt;</text:span><text:span text:style-name="T15">Bool</text:span><text:span text:style-name="T5">&gt;(</text:span><text:span text:style-name="T13">"verified"</text:span><text:span text:style-name="T5">)</text:span></text:p>
      <text:p text:style-name="P5"><text:span text:style-name="T1">let</text:span><text:span text:style-name="T5"> city = </text:span><text:span text:style-name="T31">Expression</text:span><text:span text:style-name="T5">&lt;</text:span><text:span text:style-name="T15">String</text:span><text:span text:style-name="T5">&gt;(</text:span><text:span text:style-name="T13">"city"</text:span><text:span text:style-name="T5">)</text:span></text:p>
      <text:p text:style-name="P5"><text:span text:style-name="T1">let</text:span><text:span text:style-name="T5"> unimportant_id = </text:span><text:span text:style-name="T31">Expression</text:span><text:span text:style-name="T5">&lt;</text:span><text:span text:style-name="T15">Int64</text:span><text:span text:style-name="T5">&gt;(</text:span><text:span text:style-name="T13">"unimportant_id"</text:span><text:span text:style-name="T5">)</text:span></text:p>
      <text:p text:style-name="P5"><text:span text:style-name="T1">let</text:span><text:span text:style-name="T5"> name = </text:span><text:span text:style-name="T31">Expression</text:span><text:span text:style-name="T5">&lt;</text:span><text:span text:style-name="T15">String</text:span><text:span text:style-name="T5">&gt;(</text:span><text:span text:style-name="T13">"name"</text:span><text:span text:style-name="T5">)</text:span></text:p>
      <text:p text:style-name="P92"><text:span text:style-name="T3">let</text:span><text:span text:style-name="T18"> amount = </text:span><text:span text:style-name="T30">Expression</text:span><text:span text:style-name="T18">&lt;</text:span><text:span text:style-name="T14">Double</text:span><text:span text:style-name="T18">&gt;(</text:span><text:span text:style-name="T12">"amount"</text:span><text:span text:style-name="T18">)</text:span></text:p>
      <text:p text:style-name="P132"/>
      <text:p text:style-name="P132">It means id variable represents the column with name “id” anda datatype Int64.</text:p>
      <text:p text:style-name="P132"/>
      <text:p text:style-name="P132">To get the table representation, we can use Table.</text:p>
      <text:p text:style-name="P132"/>
      <text:p text:style-name="P92"><text:span text:style-name="T3">let</text:span><text:span text:style-name="T18"> unimportants = </text:span><text:span text:style-name="T30">Table</text:span><text:span text:style-name="T18">(</text:span><text:span text:style-name="T12">"unimportants"</text:span><text:span text:style-name="T18">)</text:span></text:p>
      <text:p text:style-name="P132"/>
      <text:p text:style-name="P92"><text:span text:style-name="T18">To really create table with its column, we can use run method of db object. The argument is the create method of the table object </text:span><text:span text:style-name="T20">which accepts a block on which you can define all the columns.</text:span></text:p>
      <text:p text:style-name="P133"/>
      <text:p text:style-name="P92"><text:span text:style-name="T4">try</text:span><text:span text:style-name="T18">! db.</text:span><text:span text:style-name="T45">run</text:span><text:span text:style-name="T18">(unimportants.</text:span><text:span text:style-name="T45">create</text:span><text:span text:style-name="T18">() { t </text:span><text:span text:style-name="T3">in</text:span></text:p>
      <text:p text:style-name="P5"><text:span text:style-name="T5"><text:s text:c="8"/>t.</text:span><text:span text:style-name="T46">column</text:span><text:span text:style-name="T5">(id, primaryKey: .</text:span><text:span text:style-name="T46">autoincrement</text:span><text:span text:style-name="T5">)</text:span></text:p>
      <text:p text:style-name="P5"><text:span text:style-name="T5"><text:s text:c="8"/>t.</text:span><text:span text:style-name="T46">column</text:span><text:span text:style-name="T5">(email, unique: </text:span><text:span text:style-name="T1">true</text:span><text:span text:style-name="T5">)</text:span></text:p>
      <text:p text:style-name="P5"><text:span text:style-name="T5"><text:s text:c="8"/>t.</text:span><text:span text:style-name="T46">column</text:span><text:span text:style-name="T5">(balance)</text:span></text:p>
      <text:p text:style-name="P5"><text:span text:style-name="T5"><text:s text:c="8"/>t.</text:span><text:span text:style-name="T46">column</text:span><text:span text:style-name="T5">(verified)</text:span></text:p>
      <text:p text:style-name="P5"><text:span text:style-name="T5"><text:s text:c="8"/>t.</text:span><text:span text:style-name="T46">column</text:span><text:span text:style-name="T5">(city)</text:span></text:p>
      <text:p text:style-name="P132">})</text:p>
      <text:p text:style-name="P16"/>
      <text:p text:style-name="P93">As you can see, id, email, balance, verified, and city are Expression objects. Column method accept the expression object and some parameters (like primaryKey and unique).</text:p>
      <text:p text:style-name="P93"/>
      <text:p text:style-name="P93">Other than column method, t object in block after create method accepts other methods, like foreignKey and check methods.</text:p>
      <text:p text:style-name="P93"/>
      <text:p text:style-name="P93"><text:span text:style-name="T3">let</text:span><text:span text:style-name="T18"> pointers = </text:span><text:span text:style-name="T30">Table</text:span><text:span text:style-name="T18">(</text:span><text:span text:style-name="T12">"pointers"</text:span><text:span text:style-name="T18">)</text:span></text:p>
      <text:p text:style-name="P5"><text:span text:style-name="T1">try</text:span><text:span text:style-name="T5">! db.</text:span><text:span text:style-name="T46">run</text:span><text:span text:style-name="T5">(pointers.</text:span><text:span text:style-name="T46">create</text:span><text:span text:style-name="T5">(ifNotExists: </text:span><text:span text:style-name="T1">true</text:span><text:span text:style-name="T5">) { t </text:span><text:span text:style-name="T1">in</text:span></text:p>
      <text:p text:style-name="P5"><text:span text:style-name="T5"><text:s text:c="8"/>t.</text:span><text:span text:style-name="T46">column</text:span><text:span text:style-name="T5">(id, primaryKey: .</text:span><text:span text:style-name="T46">autoincrement</text:span><text:span text:style-name="T5">)</text:span></text:p>
      <text:p text:style-name="P5"><text:span text:style-name="T5"><text:s text:c="8"/>t.</text:span><text:span text:style-name="T46">column</text:span><text:span text:style-name="T5">(name, defaultValue: </text:span><text:span text:style-name="T13">"No Name"</text:span><text:span text:style-name="T5">)</text:span></text:p>
      <text:p text:style-name="P5"><text:span text:style-name="T5"><text:s text:c="8"/>t.</text:span><text:span text:style-name="T46">column</text:span><text:span text:style-name="T5">(unimportant_id)</text:span></text:p>
      <text:p text:style-name="P5"><text:soft-page-break/><text:span text:style-name="T5"><text:s text:c="8"/>t.</text:span><text:span text:style-name="T46">column</text:span><text:span text:style-name="T5">(amount)</text:span></text:p>
      <text:p text:style-name="P5"><text:span text:style-name="T5"><text:s text:c="8"/>t.</text:span><text:span text:style-name="T46">foreignKey</text:span><text:span text:style-name="T5">(unimportant_id, references: unimportants, id, delete: .</text:span><text:span text:style-name="T46">cascade</text:span><text:span text:style-name="T5">)</text:span></text:p>
      <text:p text:style-name="P5"><text:span text:style-name="T5"><text:s text:c="8"/>t.</text:span><text:span text:style-name="T46">check</text:span><text:span text:style-name="T5">(amount &gt;= </text:span><text:span text:style-name="T28">100</text:span><text:span text:style-name="T5">)</text:span></text:p>
      <text:p text:style-name="P134">})</text:p>
      <text:p text:style-name="P16"/>
      <text:p text:style-name="P93">foreignKey method accepts the column in the table and the table which it is linked to and the column in that table. Check method accepts the condition to be enforced.</text:p>
      <text:p text:style-name="P93"/>
      <text:p text:style-name="P93">To insert data into the table, we can use insert method of the table. <text:span text:style-name="T47">The result of the insert method needs to be sent into run method of database object.</text:span></text:p>
      <text:p text:style-name="P93"/>
      <text:p text:style-name="P93"><text:span text:style-name="T3">let</text:span><text:span text:style-name="T18"> insertion1 = unimportants.</text:span><text:span text:style-name="T45">insert</text:span><text:span text:style-name="T18">(email &lt;- </text:span><text:span text:style-name="T12">"user1@mailinator.com"</text:span><text:span text:style-name="T18">, balance &lt;- </text:span><text:span text:style-name="T27">30</text:span><text:span text:style-name="T18">, verified &lt;- </text:span><text:span text:style-name="T3">true</text:span><text:span text:style-name="T18">, city &lt;- </text:span><text:span text:style-name="T12">"Jakarta"</text:span><text:span text:style-name="T18">)</text:span></text:p>
      <text:p text:style-name="P93"><text:span text:style-name="T3">let</text:span><text:span text:style-name="T18"> insertion2 = unimportants.</text:span><text:span text:style-name="T45">insert</text:span><text:span text:style-name="T18">(email &lt;- </text:span><text:span text:style-name="T12">"user2@mailinator.com"</text:span><text:span text:style-name="T18">, balance &lt;- </text:span><text:span text:style-name="T27">70</text:span><text:span text:style-name="T18">, verified &lt;- </text:span><text:span text:style-name="T3">false</text:span><text:span text:style-name="T18">, city &lt;- </text:span><text:span text:style-name="T12">"Kuala Lumpur"</text:span><text:span text:style-name="T18">)</text:span></text:p>
      <text:p text:style-name="P16"/>
      <text:p text:style-name="P16"><text:span text:style-name="T3">let</text:span><text:span text:style-name="T18"> newId = </text:span><text:span text:style-name="T3">try</text:span><text:span text:style-name="T18">! db.</text:span><text:span text:style-name="T45">run</text:span><text:span text:style-name="T18">(insertion1)</text:span></text:p>
      <text:p text:style-name="P5"><text:span text:style-name="T9">print</text:span><text:span text:style-name="T5">(newId)</text:span></text:p>
      <text:p text:style-name="P16"><text:span text:style-name="T3">try</text:span><text:span text:style-name="T18">! db.</text:span><text:span text:style-name="T45">run</text:span><text:span text:style-name="T18">(insertion2)</text:span></text:p>
      <text:p text:style-name="P16"/>
      <text:p text:style-name="P94">If you want to catch error while running database statement like insertion, you can catch the exception.</text:p>
      <text:p text:style-name="P94"/>
      <text:p text:style-name="P94"><text:span text:style-name="T3">do</text:span><text:span text:style-name="T18"> {</text:span></text:p>
      <text:p text:style-name="P5"><text:span text:style-name="T5"><text:s text:c="4"/></text:span><text:span text:style-name="T1">try</text:span><text:span text:style-name="T5"> db.</text:span><text:span text:style-name="T46">run</text:span><text:span text:style-name="T5">(insertion1)</text:span></text:p>
      <text:p text:style-name="P5"><text:span text:style-name="T5">} </text:span><text:span text:style-name="T1">catch</text:span><text:span text:style-name="T5"> </text:span><text:span text:style-name="T1">let</text:span><text:span text:style-name="T5"> error {</text:span></text:p>
      <text:p text:style-name="P5"><text:span text:style-name="T5"><text:s text:c="4"/></text:span><text:span text:style-name="T9">print</text:span><text:span text:style-name="T5">(error)</text:span></text:p>
      <text:p text:style-name="P135">}</text:p>
      <text:p text:style-name="P16"/>
      <text:p text:style-name="P95">To query the table, we can use select, filter, order, limit methods. To join two tables, we can use join method.</text:p>
      <text:p text:style-name="P95"/>
      <text:p text:style-name="P95"><text:span text:style-name="T3">let</text:span><text:span text:style-name="T18"> query = unimportants.</text:span><text:span text:style-name="T45">select</text:span><text:span text:style-name="T18">(email, balance, verified)</text:span></text:p>
      <text:p text:style-name="P5"><text:span text:style-name="T5"><text:s text:c="24"/>.</text:span><text:span text:style-name="T46">filter</text:span><text:span text:style-name="T5">(email == </text:span><text:span text:style-name="T13">"user1@mailinator.com"</text:span><text:span text:style-name="T5"> || balance &gt;= </text:span><text:span text:style-name="T28">0</text:span><text:span text:style-name="T5">)</text:span></text:p>
      <text:p text:style-name="P5"><text:span text:style-name="T5"><text:s text:c="24"/>.</text:span><text:span text:style-name="T46">order</text:span><text:span text:style-name="T5">(balance.</text:span><text:span text:style-name="T31">desc</text:span><text:span text:style-name="T5">)</text:span></text:p>
      <text:p text:style-name="P5"><text:span text:style-name="T5"><text:s text:c="24"/>.</text:span><text:span text:style-name="T46">limit</text:span><text:span text:style-name="T5">(</text:span><text:span text:style-name="T28">3</text:span><text:span text:style-name="T5">)</text:span></text:p>
      <text:p text:style-name="P95"><text:span text:style-name="T18"><text:s text:c="12"/>.</text:span><text:span text:style-name="T45">join</text:span><text:span text:style-name="T18">(pointers, on: unimportant_id == unimportants[id])</text:span></text:p>
      <text:p text:style-name="P16"/>
      <text:p text:style-name="P96">select method accepts the columns you want to retrieve. Filter method accepts the condition. Order method accepts the order (asc or desc). limit method accepts the integer. Join accepts table with parameter on accepting the condition between columns that unite both tables.</text:p>
      <text:p text:style-name="P96"/>
      <text:p text:style-name="P96">Then we execute prepare method of db object which gives us an iterator.</text:p>
      <text:p text:style-name="P96"/>
      <text:p text:style-name="P96"><text:span text:style-name="T3">let</text:span><text:span text:style-name="T18"> rows = </text:span><text:span text:style-name="T3">try</text:span><text:span text:style-name="T18">! db.</text:span><text:span text:style-name="T45">prepare</text:span><text:span text:style-name="T18">(query)</text:span></text:p>
      <text:p text:style-name="P5"><text:span text:style-name="T1">for</text:span><text:span text:style-name="T5"> row </text:span><text:span text:style-name="T1">in</text:span><text:span text:style-name="T5"> rows {</text:span></text:p>
      <text:p text:style-name="P5"><text:span text:style-name="T5"><text:s text:c="4"/></text:span><text:span text:style-name="T9">print</text:span><text:span text:style-name="T5">(row[email])</text:span></text:p>
      <text:p text:style-name="P5"><text:soft-page-break/><text:span text:style-name="T5"><text:s text:c="4"/></text:span><text:span text:style-name="T9">print</text:span><text:span text:style-name="T5">(row[balance])</text:span></text:p>
      <text:p text:style-name="P136">}</text:p>
      <text:p text:style-name="P16"/>
      <text:p text:style-name="P97">To <text:span text:style-name="T48">get the aggregate value (like count), we use scalar method.</text:span></text:p>
      <text:p text:style-name="P97"/>
      <text:p text:style-name="P97"><text:span text:style-name="T3">let</text:span><text:span text:style-name="T18"> count = </text:span><text:span text:style-name="T3">try</text:span><text:span text:style-name="T18">! db.</text:span><text:span text:style-name="T45">scalar</text:span><text:span text:style-name="T18">(unimportants.</text:span><text:span text:style-name="T45">select</text:span><text:span text:style-name="T18">(balance.</text:span><text:span text:style-name="T30">count</text:span><text:span text:style-name="T18">))</text:span></text:p>
      <text:p text:style-name="P97"><text:span text:style-name="T8">print</text:span><text:span text:style-name="T18">(count)</text:span></text:p>
      <text:p text:style-name="P16"/>
      <text:p text:style-name="P98">To update the row in the table, we use update method. <text:span text:style-name="T49">But first, we have to retrieve the row with filter method of the table object.</text:span></text:p>
      <text:p text:style-name="P98"/>
      <text:p text:style-name="P98"><text:span text:style-name="T3">let</text:span><text:span text:style-name="T18"> row1 = unimportants.</text:span><text:span text:style-name="T45">filter</text:span><text:span text:style-name="T18">(id == </text:span><text:span text:style-name="T27">2</text:span><text:span text:style-name="T18">)</text:span></text:p>
      <text:p text:style-name="P5"><text:span text:style-name="T1">let</text:span><text:span text:style-name="T5"> update1 = row1.</text:span><text:span text:style-name="T46">update</text:span><text:span text:style-name="T5">(email &lt;- </text:span><text:span text:style-name="T13">"user2-updated@mailinator.com"</text:span><text:span text:style-name="T5">)</text:span></text:p>
      <text:p text:style-name="P98"><text:span text:style-name="T3">try</text:span><text:span text:style-name="T18">! db.</text:span><text:span text:style-name="T45">run</text:span><text:span text:style-name="T18">(update1)</text:span></text:p>
      <text:p text:style-name="P16"/>
      <text:p text:style-name="P99">To delete the row in the table, we use delete method.</text:p>
      <text:p text:style-name="P99"/>
      <text:p text:style-name="P99"><text:span text:style-name="T3">let</text:span><text:span text:style-name="T18"> delete1 = row1.</text:span><text:span text:style-name="T45">delete</text:span><text:span text:style-name="T18">()</text:span></text:p>
      <text:p text:style-name="P99"><text:span text:style-name="T3">try</text:span><text:span text:style-name="T18">! db.</text:span><text:span text:style-name="T45">run</text:span><text:span text:style-name="T18">(delete1)</text:span></text:p>
      <text:p text:style-name="P16"/>
      <text:p text:style-name="P100">To rename the table, we use rename method of the table object.</text:p>
      <text:p text:style-name="P100"/>
      <text:p text:style-name="P100"><text:span text:style-name="T3">let</text:span><text:span text:style-name="T18"> pointers2 = </text:span><text:span text:style-name="T30">Table</text:span><text:span text:style-name="T18">(</text:span><text:span text:style-name="T12">"pointers_renamed"</text:span><text:span text:style-name="T18">)</text:span></text:p>
      <text:p text:style-name="P5"><text:span text:style-name="T1">let</text:span><text:span text:style-name="T5"> rename1 = pointers.</text:span><text:span text:style-name="T46">rename</text:span><text:span text:style-name="T5">(pointers2)</text:span></text:p>
      <text:p text:style-name="P100"><text:span text:style-name="T3">try</text:span><text:span text:style-name="T18">! db.</text:span><text:span text:style-name="T45">run</text:span><text:span text:style-name="T18">(rename1)</text:span></text:p>
      <text:p text:style-name="P16"/>
      <text:p text:style-name="P101">Sqlite3 does not have date data type. We can use String to save date and use date type expression when dealing with the column.</text:p>
      <text:p text:style-name="P101"/>
      <text:p text:style-name="P101"><text:span text:style-name="T3">let</text:span><text:span text:style-name="T18"> created_at_date = </text:span><text:span text:style-name="T30">Expression</text:span><text:span text:style-name="T18">&lt;</text:span><text:span text:style-name="T14">Date</text:span><text:span text:style-name="T18">&gt;(</text:span><text:span text:style-name="T12">"created_at"</text:span><text:span text:style-name="T18">)</text:span></text:p>
      <text:p text:style-name="P16"/>
      <text:p text:style-name="P101">If the column accepts null value, we use optional Expression.</text:p>
      <text:p text:style-name="P101"/>
      <text:p text:style-name="P101"><text:span text:style-name="T3">let</text:span><text:span text:style-name="T18"> created_at = </text:span><text:span text:style-name="T30">Expression</text:span><text:span text:style-name="T18">&lt;</text:span><text:span text:style-name="T14">String</text:span><text:span text:style-name="T18">?&gt;(</text:span><text:span text:style-name="T12">"created_at"</text:span><text:span text:style-name="T18">)</text:span></text:p>
      <text:p text:style-name="P16"/>
      <text:p text:style-name="P101">We add column using addColumn method of the table object.</text:p>
      <text:p text:style-name="P101"/>
      <text:p text:style-name="P101"><text:span text:style-name="T3">let</text:span><text:span text:style-name="T18"> addColumn1 = pointers2.</text:span><text:span text:style-name="T45">addColumn</text:span><text:span text:style-name="T18">(created_at)</text:span></text:p>
      <text:p text:style-name="P101"><text:span text:style-name="T3">try</text:span><text:span text:style-name="T18">! db.</text:span><text:span text:style-name="T45">run</text:span><text:span text:style-name="T18">(addColumn1)</text:span></text:p>
      <text:p text:style-name="P16"/>
      <text:p text:style-name="P101">We use String Expression not Date Expression because <text:span text:style-name="T50">we use String column to save the date.</text:span></text:p>
      <text:p text:style-name="P101"/>
      <text:p text:style-name="P102">We use transaction method of the database object if we want run many transactions in atomic way.</text:p>
      <text:p text:style-name="P102"/>
      <text:p text:style-name="P102"><text:span text:style-name="T3">try</text:span><text:span text:style-name="T18">! db.</text:span><text:span text:style-name="T45">transaction</text:span><text:span text:style-name="T18"> {</text:span></text:p>
      <text:p text:style-name="P5"><text:span text:style-name="T5"><text:s text:c="4"/></text:span><text:span text:style-name="T1">let</text:span><text:span text:style-name="T5"> insertion4 = pointers2.</text:span><text:span text:style-name="T46">insert</text:span><text:span text:style-name="T5">(amount &lt;- </text:span><text:span text:style-name="T28">102</text:span><text:span text:style-name="T5">, unimportant_id &lt;- newId, created_at_date &lt;- </text:span><text:span text:style-name="T15">Date</text:span><text:span text:style-name="T5">())</text:span></text:p>
      <text:p text:style-name="P5"><text:span text:style-name="T5"><text:s text:c="4"/></text:span><text:span text:style-name="T1">try</text:span><text:span text:style-name="T5">! db.</text:span><text:span text:style-name="T46">run</text:span><text:span text:style-name="T5">(insertion4)</text:span></text:p>
      <text:p text:style-name="P5"><text:span text:style-name="T5"><text:s text:c="4"/></text:span><text:span text:style-name="T1">let</text:span><text:span text:style-name="T5"> insertion5 = pointers2.</text:span><text:span text:style-name="T46">insert</text:span><text:span text:style-name="T5">(amount &lt;- </text:span><text:span text:style-name="T28">110</text:span><text:span text:style-name="T5">, unimportant_id &lt;- newId, created_at_date &lt;- </text:span><text:span text:style-name="T15">Date</text:span><text:span text:style-name="T5">(timeIntervalSince1970: </text:span><text:span text:style-name="T28">100000</text:span><text:span text:style-name="T5">))</text:span></text:p>
      <text:p text:style-name="P11"><text:span text:style-name="T5"><text:s text:c="4"/></text:span><text:span text:style-name="T1">try</text:span><text:span text:style-name="T5">! db.</text:span><text:span text:style-name="T46">run</text:span><text:span text:style-name="T5">(insertion5)</text:span></text:p>
      <text:p text:style-name="P137"><text:soft-page-break/>}</text:p>
      <text:p text:style-name="P16"/>
      <text:p text:style-name="P103">To add index, we use createIndex method of the table object.</text:p>
      <text:p text:style-name="P103"/>
      <text:p text:style-name="P103"><text:span text:style-name="T3">let</text:span><text:span text:style-name="T18"> addIndex1 = pointers2.</text:span><text:span text:style-name="T45">createIndex</text:span><text:span text:style-name="T18">(amount)</text:span></text:p>
      <text:p text:style-name="P103"><text:span text:style-name="T3">try</text:span><text:span text:style-name="T18">! db.</text:span><text:span text:style-name="T45">run</text:span><text:span text:style-name="T18">(addIndex1)</text:span></text:p>
      <text:p text:style-name="P16"/>
      <text:p text:style-name="P104">We can use prepare statement to prevent SQL injection attempt.</text:p>
      <text:p text:style-name="P104"/>
      <text:p text:style-name="P104"><text:span text:style-name="T3">let</text:span><text:span text:style-name="T18"> insertion7 = </text:span><text:span text:style-name="T12">"insert into pointers_renamed (amount, unimportant_id) values (?, ?)"</text:span></text:p>
      <text:p text:style-name="P5"><text:span text:style-name="T1">let</text:span><text:span text:style-name="T5"> stmt = </text:span><text:span text:style-name="T1">try</text:span><text:span text:style-name="T5">! db.</text:span><text:span text:style-name="T46">prepare</text:span><text:span text:style-name="T5">(insertion7)</text:span></text:p>
      <text:p text:style-name="P5"><text:span text:style-name="T1">try</text:span><text:span text:style-name="T5">! stmt.</text:span><text:span text:style-name="T46">run</text:span><text:span text:style-name="T5">(</text:span><text:span text:style-name="T28">200</text:span><text:span text:style-name="T5">, newId)</text:span></text:p>
      <text:p text:style-name="P104"><text:span text:style-name="T8">print</text:span><text:span text:style-name="T18">(db.</text:span><text:span text:style-name="T30">changes</text:span><text:span text:style-name="T18">)</text:span></text:p>
      <text:p text:style-name="P16"/>
      <text:p text:style-name="P105">To drop the table, we use drop method of the table object.</text:p>
      <text:p text:style-name="P105"/>
      <text:p text:style-name="P105"><text:span text:style-name="T3">let</text:span><text:span text:style-name="T18"> drop1 = pointers2.</text:span><text:span text:style-name="T45">drop</text:span><text:span text:style-name="T18">()</text:span></text:p>
      <text:p text:style-name="P105"><text:span text:style-name="T3">try</text:span><text:span text:style-name="T18">! db.</text:span><text:span text:style-name="T45">run</text:span><text:span text:style-name="T18">(drop1)</text:span></text:p>
      <text:p text:style-name="P16"/>
      <text:p text:style-name="P105">If we run the application, we wil get this output.</text:p>
      <text:p text:style-name="P105"/>
      <text:p text:style-name="P146">1</text:p>
      <text:p text:style-name="P111">UNIQUE constraint failed: unimportants.email (code: 19)</text:p>
      <text:p text:style-name="P111">user1@mailinator.com</text:p>
      <text:p text:style-name="P111">30.0</text:p>
      <text:p text:style-name="P111">2</text:p>
      <text:p text:style-name="P111">1</text:p>
      <text:p text:style-name="P105"/>
      <text:p text:style-name="P16"/>
      <text:p text:style-name="P16"/>
      <text:p text:style-name="P16"/>
      <text:p text:style-name="P16"/>
      <text:p text:style-name="P16"/>
      <text:p text:style-name="P16"/>
      <text:p text:style-name="P16"/>
      <text:p text:style-name="P16"/>
      <text:p text:style-name="P16"/>
      <text:p text:style-name="P149">Exercises</text:p>
      <text:p text:style-name="P16"/>
      <text:p text:style-name="P148">1. <text:span text:style-name="T51">Create a table view that lists data from table in sqlite database. You can click it and you will be redirected to another controller. There, you can edit the data. You can save the data to the 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lr-tb"/>
      <style:text-properties style:use-window-font-color="true" style:font-name="Liberation Serif" fo:font-size="12pt" fo:language="en" fo:country="ID"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23:19:14.549434864</meta:creation-date>
    <dc:date>2019-08-26T17:07:40.331895828</dc:date>
    <meta:editing-duration>P3DT5H18M57S</meta:editing-duration>
    <meta:editing-cycles>92</meta:editing-cycles>
    <meta:generator>LibreOffice/6.2.4.2$MacOSX_X86_64 LibreOffice_project/2412653d852ce75f65fbfa83fb7e7b669a126d64</meta:generator>
    <meta:document-statistic meta:table-count="0" meta:image-count="0" meta:object-count="0" meta:page-count="20" meta:paragraph-count="606" meta:word-count="3585" meta:character-count="29834" meta:non-whitespace-character-count="25663"/>
  </office:meta>
</office:document-meta>
</file>